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965in" style:rel-column-width="9430*"/>
    </style:style>
    <style:style style:name="Table1.B" style:family="table-column">
      <style:table-column-properties style:column-width="1.2076in" style:rel-column-width="11428*"/>
    </style:style>
    <style:style style:name="Table1.C" style:family="table-column">
      <style:table-column-properties style:column-width="4.7208in" style:rel-column-width="4467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799in" style:rel-column-width="6433*"/>
    </style:style>
    <style:style style:name="Table4.B" style:family="table-column">
      <style:table-column-properties style:column-width="0.666in" style:rel-column-width="6302*"/>
    </style:style>
    <style:style style:name="Table4.C" style:family="table-column">
      <style:table-column-properties style:column-width="5.5792in" style:rel-column-width="5280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222in" style:rel-column-width="5888*"/>
    </style:style>
    <style:style style:name="Table2.B" style:family="table-column">
      <style:table-column-properties style:column-width="1.0639in" style:rel-column-width="10068*"/>
    </style:style>
    <style:style style:name="Table2.C" style:family="table-column">
      <style:table-column-properties style:column-width="1.0042in" style:rel-column-width="9502*"/>
    </style:style>
    <style:style style:name="Table2.D" style:family="table-column">
      <style:table-column-properties style:column-width="1.9333in" style:rel-column-width="18296*"/>
    </style:style>
    <style:style style:name="Table2.E" style:family="table-column">
      <style:table-column-properties style:column-width="2.3014in" style:rel-column-width="2178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 fo:padding="0.0382in" fo:border-left="0.05pt solid #000000" fo:border-right="none" fo:border-top="none" fo:border-bottom="0.05pt solid #000000"/>
    </style:style>
    <style:style style:name="Table21.D2"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549in" style:rel-column-width="9036*"/>
    </style:style>
    <style:style style:name="Table20.B" style:family="table-column">
      <style:table-column-properties style:column-width="0.9188in" style:rel-column-width="8694*"/>
    </style:style>
    <style:style style:name="Table20.C" style:family="table-column">
      <style:table-column-properties style:column-width="0.4771in" style:rel-column-width="4514*"/>
    </style:style>
    <style:style style:name="Table20.D" style:family="table-column">
      <style:table-column-properties style:column-width="0.4632in" style:rel-column-width="4383*"/>
    </style:style>
    <style:style style:name="Table20.E" style:family="table-column">
      <style:table-column-properties style:column-width="1.1215in" style:rel-column-width="10613*"/>
    </style:style>
    <style:style style:name="Table20.F" style:family="table-column">
      <style:table-column-properties style:column-width="0.8097in" style:rel-column-width="7662*"/>
    </style:style>
    <style:style style:name="Table20.G" style:family="table-column">
      <style:table-column-properties style:column-width="0.7451in" style:rel-column-width="7051*"/>
    </style:style>
    <style:style style:name="Table20.H" style:family="table-column">
      <style:table-column-properties style:column-width="0.7021in" style:rel-column-width="6644*"/>
    </style:style>
    <style:style style:name="Table20.I" style:family="table-column">
      <style:table-column-properties style:column-width="0.7333in" style:rel-column-width="6938*"/>
    </style:style>
    <style:style style:name="Table20.A1" style:family="table-cell">
      <style:table-cell-properties fo:padding="0.0382in" fo:border-left="0.05pt solid #000000" fo:border-right="none" fo:border-top="0.05pt solid #000000" fo:border-bottom="0.05pt solid #000000"/>
    </style:style>
    <style:style style:name="Table20.I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I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3111in" style:rel-column-width="12407*"/>
    </style:style>
    <style:style style:name="Table13.B" style:family="table-column">
      <style:table-column-properties style:column-width="5.6139in" style:rel-column-width="5312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6799in" style:rel-column-width="6433*"/>
    </style:style>
    <style:style style:name="Table5.B" style:family="table-column">
      <style:table-column-properties style:column-width="0.666in" style:rel-column-width="6302*"/>
    </style:style>
    <style:style style:name="Table5.C" style:family="table-column">
      <style:table-column-properties style:column-width="5.5792in" style:rel-column-width="52800*"/>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6799in" style:rel-column-width="6433*"/>
    </style:style>
    <style:style style:name="Table10.B" style:family="table-column">
      <style:table-column-properties style:column-width="0.666in" style:rel-column-width="6302*"/>
    </style:style>
    <style:style style:name="Table10.C" style:family="table-column">
      <style:table-column-properties style:column-width="5.5792in" style:rel-column-width="52800*"/>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6799in" style:rel-column-width="6433*"/>
    </style:style>
    <style:style style:name="Table6.B" style:family="table-column">
      <style:table-column-properties style:column-width="0.666in" style:rel-column-width="6302*"/>
    </style:style>
    <style:style style:name="Table6.C" style:family="table-column">
      <style:table-column-properties style:column-width="5.5792in" style:rel-column-width="52800*"/>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6799in" style:rel-column-width="6433*"/>
    </style:style>
    <style:style style:name="Table9.B" style:family="table-column">
      <style:table-column-properties style:column-width="0.666in" style:rel-column-width="6302*"/>
    </style:style>
    <style:style style:name="Table9.C" style:family="table-column">
      <style:table-column-properties style:column-width="5.5792in" style:rel-column-width="52800*"/>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1f1b010" officeooo:paragraph-rsid="01f1b010"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e0a9c1" officeooo:paragraph-rsid="01e0a9c1"/>
    </style:style>
    <style:style style:name="P5" style:family="paragraph" style:parent-style-name="Text_20_body">
      <style:text-properties style:font-name="Arial1" officeooo:rsid="01e7a909" officeooo:paragraph-rsid="01e7a909"/>
    </style:style>
    <style:style style:name="P6" style:family="paragraph" style:parent-style-name="Text_20_body">
      <style:text-properties style:font-name="Arial1" officeooo:rsid="01ee8f05" officeooo:paragraph-rsid="01ee8f05"/>
    </style:style>
    <style:style style:name="P7" style:family="paragraph" style:parent-style-name="Text_20_body">
      <style:text-properties style:font-name="Arial1" officeooo:rsid="01e77897" officeooo:paragraph-rsid="01e77897"/>
    </style:style>
    <style:style style:name="P8" style:family="paragraph" style:parent-style-name="Text_20_body">
      <style:text-properties style:font-name="Arial1" officeooo:rsid="01e84689" officeooo:paragraph-rsid="01e84689"/>
    </style:style>
    <style:style style:name="P9" style:family="paragraph" style:parent-style-name="Text_20_body">
      <style:text-properties style:font-name="Arial1" officeooo:rsid="001abbba" officeooo:paragraph-rsid="001b2354"/>
    </style:style>
    <style:style style:name="P10" style:family="paragraph" style:parent-style-name="Text_20_body">
      <style:text-properties style:font-name="Arial1" fo:font-weight="normal" officeooo:rsid="01e36aaa" officeooo:paragraph-rsid="01e36aaa" style:font-weight-asian="normal" style:font-weight-complex="normal"/>
    </style:style>
    <style:style style:name="P11" style:family="paragraph" style:parent-style-name="Text_20_body">
      <style:text-properties style:font-name="Arial1" officeooo:rsid="001066ee" officeooo:paragraph-rsid="01fef1ff"/>
    </style:style>
    <style:style style:name="P12" style:family="paragraph" style:parent-style-name="Text_20_body">
      <style:text-properties style:font-name="Arial1" officeooo:rsid="001066ee" officeooo:paragraph-rsid="0212d6b7"/>
    </style:style>
    <style:style style:name="P13" style:family="paragraph" style:parent-style-name="Text_20_body">
      <style:text-properties style:font-name="Arial1" fo:font-weight="bold" officeooo:rsid="00bd6b8c" officeooo:paragraph-rsid="0200a7cd" style:font-weight-asian="bold" style:font-weight-complex="bold"/>
    </style:style>
    <style:style style:name="P14" style:family="paragraph" style:parent-style-name="Text_20_body">
      <style:text-properties officeooo:rsid="014313ae" officeooo:paragraph-rsid="01b7ede2"/>
    </style:style>
    <style:style style:name="P15" style:family="paragraph" style:parent-style-name="Text_20_body">
      <style:text-properties officeooo:rsid="014313ae" officeooo:paragraph-rsid="01cccb0d"/>
    </style:style>
    <style:style style:name="P16" style:family="paragraph" style:parent-style-name="Text_20_body">
      <style:text-properties officeooo:rsid="0156c46f" officeooo:paragraph-rsid="01aba152"/>
    </style:style>
    <style:style style:name="P17" style:family="paragraph" style:parent-style-name="Text_20_body">
      <style:text-properties officeooo:rsid="0156c46f" officeooo:paragraph-rsid="01ace959"/>
    </style:style>
    <style:style style:name="P18" style:family="paragraph" style:parent-style-name="Text_20_body">
      <style:text-properties officeooo:rsid="01aba152" officeooo:paragraph-rsid="01aba152"/>
    </style:style>
    <style:style style:name="P19" style:family="paragraph" style:parent-style-name="Text_20_body">
      <style:text-properties officeooo:rsid="01b62f2d" officeooo:paragraph-rsid="01b6c852"/>
    </style:style>
    <style:style style:name="P20" style:family="paragraph" style:parent-style-name="Text_20_body">
      <style:text-properties officeooo:rsid="01b62f2d" officeooo:paragraph-rsid="01b62f2d"/>
    </style:style>
    <style:style style:name="P21" style:family="paragraph" style:parent-style-name="Text_20_body">
      <style:text-properties officeooo:rsid="01b6c852" officeooo:paragraph-rsid="01b6c852"/>
    </style:style>
    <style:style style:name="P22" style:family="paragraph" style:parent-style-name="Text_20_body">
      <style:text-properties officeooo:rsid="01b8f49f" officeooo:paragraph-rsid="01b7ede2"/>
    </style:style>
    <style:style style:name="P23" style:family="paragraph" style:parent-style-name="Text_20_body">
      <style:text-properties officeooo:rsid="01bc356f" officeooo:paragraph-rsid="01bc356f"/>
    </style:style>
    <style:style style:name="P24" style:family="paragraph" style:parent-style-name="Text_20_body">
      <style:text-properties officeooo:rsid="01bb7ac8" officeooo:paragraph-rsid="01c5266a"/>
    </style:style>
    <style:style style:name="P25" style:family="paragraph" style:parent-style-name="Text_20_body">
      <style:text-properties officeooo:rsid="01bb7ac8" officeooo:paragraph-rsid="01c623fb"/>
    </style:style>
    <style:style style:name="P26" style:family="paragraph" style:parent-style-name="Text_20_body">
      <style:text-properties officeooo:rsid="01bb7ac8" officeooo:paragraph-rsid="01c83eab"/>
    </style:style>
    <style:style style:name="P27" style:family="paragraph" style:parent-style-name="Text_20_body">
      <style:text-properties officeooo:rsid="01bb7ac8" officeooo:paragraph-rsid="01cf5156"/>
    </style:style>
    <style:style style:name="P28" style:family="paragraph" style:parent-style-name="Text_20_body">
      <style:text-properties officeooo:rsid="01bb7ac8" officeooo:paragraph-rsid="01d2ec83"/>
    </style:style>
    <style:style style:name="P29" style:family="paragraph" style:parent-style-name="Text_20_body">
      <style:text-properties officeooo:rsid="01bb7ac8" officeooo:paragraph-rsid="01d3687a"/>
    </style:style>
    <style:style style:name="P30" style:family="paragraph" style:parent-style-name="Text_20_body">
      <style:text-properties officeooo:rsid="01bb7ac8" officeooo:paragraph-rsid="01d79c01"/>
    </style:style>
    <style:style style:name="P31" style:family="paragraph" style:parent-style-name="Text_20_body">
      <style:text-properties officeooo:rsid="01bb7ac8" officeooo:paragraph-rsid="01dad268"/>
    </style:style>
    <style:style style:name="P32" style:family="paragraph" style:parent-style-name="Text_20_body">
      <style:text-properties officeooo:rsid="01bb7ac8" officeooo:paragraph-rsid="01db2054"/>
    </style:style>
    <style:style style:name="P33" style:family="paragraph" style:parent-style-name="Text_20_body">
      <style:text-properties officeooo:rsid="01bb7ac8" officeooo:paragraph-rsid="01dceeb2"/>
    </style:style>
    <style:style style:name="P34" style:family="paragraph" style:parent-style-name="Text_20_body">
      <style:text-properties officeooo:rsid="01bb7ac8" officeooo:paragraph-rsid="01de16c2"/>
    </style:style>
    <style:style style:name="P35" style:family="paragraph" style:parent-style-name="Text_20_body">
      <style:text-properties officeooo:rsid="01bb7ac8" officeooo:paragraph-rsid="01df2c95"/>
    </style:style>
    <style:style style:name="P36" style:family="paragraph" style:parent-style-name="Text_20_body">
      <style:text-properties officeooo:rsid="01cba2c3" officeooo:paragraph-rsid="01cba2c3"/>
    </style:style>
    <style:style style:name="P37" style:family="paragraph" style:parent-style-name="Text_20_body">
      <style:text-properties officeooo:rsid="01cf5156" officeooo:paragraph-rsid="01cf5156"/>
    </style:style>
    <style:style style:name="P38" style:family="paragraph" style:parent-style-name="Text_20_body">
      <style:text-properties officeooo:paragraph-rsid="01df2c95"/>
    </style:style>
    <style:style style:name="P39" style:family="paragraph" style:parent-style-name="Text_20_body">
      <style:text-properties officeooo:paragraph-rsid="01e063fc"/>
    </style:style>
    <style:style style:name="P40" style:family="paragraph" style:parent-style-name="Text_20_body">
      <style:text-properties officeooo:paragraph-rsid="01e0a9c1"/>
    </style:style>
    <style:style style:name="P41" style:family="paragraph" style:parent-style-name="Text_20_body">
      <style:text-properties officeooo:rsid="01db2054" officeooo:paragraph-rsid="01db2054"/>
    </style:style>
    <style:style style:name="P42" style:family="paragraph" style:parent-style-name="Text_20_body">
      <style:text-properties officeooo:paragraph-rsid="01e67963"/>
    </style:style>
    <style:style style:name="P43" style:family="paragraph" style:parent-style-name="Text_20_body">
      <style:text-properties officeooo:paragraph-rsid="01e6fb15"/>
    </style:style>
    <style:style style:name="P44" style:family="paragraph" style:parent-style-name="Text_20_body">
      <style:text-properties officeooo:paragraph-rsid="01e77897"/>
    </style:style>
    <style:style style:name="P45" style:family="paragraph" style:parent-style-name="Text_20_body">
      <style:text-properties officeooo:paragraph-rsid="01e7a909"/>
    </style:style>
    <style:style style:name="P46" style:family="paragraph" style:parent-style-name="Text_20_body">
      <style:text-properties officeooo:paragraph-rsid="01e8213d"/>
    </style:style>
    <style:style style:name="P47" style:family="paragraph" style:parent-style-name="Text_20_body">
      <style:text-properties officeooo:paragraph-rsid="01e84689"/>
    </style:style>
    <style:style style:name="P48" style:family="paragraph" style:parent-style-name="Text_20_body">
      <style:text-properties officeooo:paragraph-rsid="01e9bf57"/>
    </style:style>
    <style:style style:name="P49" style:family="paragraph" style:parent-style-name="Text_20_body">
      <style:text-properties officeooo:paragraph-rsid="01e9c82b"/>
    </style:style>
    <style:style style:name="P50" style:family="paragraph" style:parent-style-name="Text_20_body">
      <style:text-properties officeooo:paragraph-rsid="01ec821b"/>
    </style:style>
    <style:style style:name="P51" style:family="paragraph" style:parent-style-name="Text_20_body">
      <style:text-properties officeooo:rsid="001066ee" officeooo:paragraph-rsid="01f3862e"/>
    </style:style>
    <style:style style:name="P52" style:family="paragraph" style:parent-style-name="Text_20_body">
      <style:text-properties officeooo:rsid="00783f62" officeooo:paragraph-rsid="01f6c90f"/>
    </style:style>
    <style:style style:name="P53" style:family="paragraph" style:parent-style-name="Text_20_body">
      <style:text-properties officeooo:rsid="01b039e4" officeooo:paragraph-rsid="01b039e4"/>
    </style:style>
    <style:style style:name="P54" style:family="paragraph" style:parent-style-name="Text_20_body">
      <style:text-properties officeooo:rsid="01c623fb" officeooo:paragraph-rsid="01c623fb"/>
    </style:style>
    <style:style style:name="P55" style:family="paragraph" style:parent-style-name="Text_20_body">
      <style:text-properties officeooo:rsid="01cccb0d" officeooo:paragraph-rsid="01cccb0d"/>
    </style:style>
    <style:style style:name="P56" style:family="paragraph" style:parent-style-name="Text_20_body">
      <style:text-properties officeooo:rsid="01c83eab" officeooo:paragraph-rsid="01c83eab"/>
    </style:style>
    <style:style style:name="P57" style:family="paragraph" style:parent-style-name="Text_20_body">
      <style:text-properties officeooo:rsid="001abbba" officeooo:paragraph-rsid="01672372"/>
    </style:style>
    <style:style style:name="P58" style:family="paragraph" style:parent-style-name="Text_20_body">
      <style:text-properties officeooo:rsid="01fef1ff" officeooo:paragraph-rsid="01fef1ff"/>
    </style:style>
    <style:style style:name="P59" style:family="paragraph" style:parent-style-name="Text_20_body">
      <style:text-properties officeooo:rsid="00229ca1" officeooo:paragraph-rsid="01fef1ff"/>
    </style:style>
    <style:style style:name="P60" style:family="paragraph" style:parent-style-name="Text_20_body">
      <style:text-properties officeooo:rsid="00229ca1" officeooo:paragraph-rsid="0212d6b7"/>
    </style:style>
    <style:style style:name="P61" style:family="paragraph" style:parent-style-name="Text_20_body">
      <style:text-properties officeooo:rsid="00bd6b8c" officeooo:paragraph-rsid="0200a7cd"/>
    </style:style>
    <style:style style:name="P62" style:family="paragraph" style:parent-style-name="Text_20_body">
      <style:text-properties officeooo:rsid="00bd6b8c" officeooo:paragraph-rsid="0212d6b7"/>
    </style:style>
    <style:style style:name="P63" style:family="paragraph" style:parent-style-name="Text_20_body">
      <style:text-properties officeooo:paragraph-rsid="02012879"/>
    </style:style>
    <style:style style:name="P64" style:family="paragraph" style:parent-style-name="Text_20_body">
      <style:text-properties officeooo:rsid="020a4501" officeooo:paragraph-rsid="020a4501"/>
    </style:style>
    <style:style style:name="P65" style:family="paragraph" style:parent-style-name="Text_20_body">
      <style:text-properties officeooo:rsid="020a4501" officeooo:paragraph-rsid="020f94a1"/>
    </style:style>
    <style:style style:name="P66" style:family="paragraph" style:parent-style-name="Text_20_body">
      <style:text-properties officeooo:rsid="020c10e0" officeooo:paragraph-rsid="020c10e0"/>
    </style:style>
    <style:style style:name="P67" style:family="paragraph" style:parent-style-name="Text_20_body">
      <style:text-properties officeooo:rsid="020c10e0" officeooo:paragraph-rsid="020da499"/>
    </style:style>
    <style:style style:name="P68" style:family="paragraph" style:parent-style-name="Text_20_body">
      <style:text-properties officeooo:rsid="020c10e0" officeooo:paragraph-rsid="020f94a1"/>
    </style:style>
    <style:style style:name="P69" style:family="paragraph" style:parent-style-name="Text_20_body">
      <style:text-properties officeooo:rsid="020f94a1" officeooo:paragraph-rsid="020f94a1"/>
    </style:style>
    <style:style style:name="P70" style:family="paragraph" style:parent-style-name="Text_20_body">
      <style:text-properties officeooo:rsid="0212d6b7" officeooo:paragraph-rsid="0212d6b7"/>
    </style:style>
    <style:style style:name="P71" style:family="paragraph" style:parent-style-name="Text_20_body">
      <style:text-properties officeooo:paragraph-rsid="0212d6b7"/>
    </style:style>
    <style:style style:name="P72" style:family="paragraph" style:parent-style-name="Text_20_body">
      <style:text-properties officeooo:paragraph-rsid="0215a450"/>
    </style:style>
    <style:style style:name="P73" style:family="paragraph" style:parent-style-name="Text_20_body">
      <style:text-properties officeooo:rsid="0215a450" officeooo:paragraph-rsid="0215a450"/>
    </style:style>
    <style:style style:name="P74" style:family="paragraph" style:parent-style-name="Table_20_Contents">
      <style:paragraph-properties fo:text-align="start" style:justify-single-word="false"/>
      <style:text-properties style:font-name="Courier New" officeooo:paragraph-rsid="01bb7ac8"/>
    </style:style>
    <style:style style:name="P75" style:family="paragraph" style:parent-style-name="Table_20_Contents">
      <style:paragraph-properties fo:text-align="start" style:justify-single-word="false"/>
      <style:text-properties style:font-name="Courier New" officeooo:paragraph-rsid="01c1351e"/>
    </style:style>
    <style:style style:name="P76" style:family="paragraph" style:parent-style-name="Table_20_Contents">
      <style:paragraph-properties fo:text-align="center" style:justify-single-word="false"/>
      <style:text-properties style:font-name="Courier New" officeooo:rsid="01bad6d3" officeooo:paragraph-rsid="01bb7ac8"/>
    </style:style>
    <style:style style:name="P77" style:family="paragraph" style:parent-style-name="Table_20_Contents">
      <style:text-properties style:font-name="Courier New" officeooo:rsid="01cf5156" officeooo:paragraph-rsid="01cf5156"/>
    </style:style>
    <style:style style:name="P78" style:family="paragraph" style:parent-style-name="Table_20_Contents">
      <style:text-properties style:font-name="Courier New" officeooo:rsid="01d3687a" officeooo:paragraph-rsid="01d3687a"/>
    </style:style>
    <style:style style:name="P79" style:family="paragraph" style:parent-style-name="Table_20_Contents">
      <style:text-properties style:font-name="Courier New" officeooo:rsid="01cfdbe1" officeooo:paragraph-rsid="01cfdbe1"/>
    </style:style>
    <style:style style:name="P80" style:family="paragraph" style:parent-style-name="Table_20_Contents">
      <style:text-properties style:font-name="Courier New" officeooo:rsid="01d12221" officeooo:paragraph-rsid="01d12221"/>
    </style:style>
    <style:style style:name="P81" style:family="paragraph" style:parent-style-name="Table_20_Contents">
      <style:text-properties style:font-name="Courier New" officeooo:rsid="01f4dc6d" officeooo:paragraph-rsid="01f4dc6d"/>
    </style:style>
    <style:style style:name="P82" style:family="paragraph" style:parent-style-name="Table_20_Contents">
      <style:text-properties style:font-name="Courier New" fo:font-size="10pt" officeooo:rsid="02012879" officeooo:paragraph-rsid="02012879" style:font-size-asian="10pt" style:font-size-complex="10pt"/>
    </style:style>
    <style:style style:name="P83" style:family="paragraph" style:parent-style-name="Table_20_Contents">
      <style:text-properties style:font-name="Courier New" fo:font-size="10pt" officeooo:rsid="0201e81b" officeooo:paragraph-rsid="0201e81b" style:font-size-asian="10pt" style:font-size-complex="10pt"/>
    </style:style>
    <style:style style:name="P84" style:family="paragraph" style:parent-style-name="Table_20_Contents">
      <style:paragraph-properties fo:text-align="center" style:justify-single-word="false"/>
      <style:text-properties style:font-name="Courier New" fo:font-size="10pt" officeooo:rsid="0201e81b" officeooo:paragraph-rsid="0201e81b" style:font-size-asian="10pt" style:font-size-complex="10pt"/>
    </style:style>
    <style:style style:name="P85" style:family="paragraph" style:parent-style-name="Table_20_Contents">
      <style:text-properties style:font-name="Courier New" fo:font-size="10pt" officeooo:rsid="02038866" officeooo:paragraph-rsid="02038866" style:font-size-asian="10pt" style:font-size-complex="10pt"/>
    </style:style>
    <style:style style:name="P86" style:family="paragraph" style:parent-style-name="Table_20_Contents">
      <style:text-properties style:font-name="Courier New" fo:font-size="10pt" officeooo:rsid="02061349" officeooo:paragraph-rsid="02061349" style:font-size-asian="10pt" style:font-size-complex="10pt"/>
    </style:style>
    <style:style style:name="P87" style:family="paragraph" style:parent-style-name="Table_20_Contents">
      <style:paragraph-properties fo:text-align="center" style:justify-single-word="false"/>
      <style:text-properties style:font-name="Courier New" fo:font-size="10pt" officeooo:rsid="02061349" officeooo:paragraph-rsid="02061349" style:font-size-asian="10pt" style:font-size-complex="10pt"/>
    </style:style>
    <style:style style:name="P88" style:family="paragraph" style:parent-style-name="Table_20_Contents">
      <style:text-properties style:font-name="Courier New" fo:font-size="10pt" officeooo:rsid="02067379" officeooo:paragraph-rsid="02067379" style:font-size-asian="10pt" style:font-size-complex="10pt"/>
    </style:style>
    <style:style style:name="P89" style:family="paragraph" style:parent-style-name="Table_20_Contents">
      <style:paragraph-properties fo:text-align="center" style:justify-single-word="false"/>
      <style:text-properties style:font-name="Courier New" fo:font-size="10pt" officeooo:rsid="02067379" officeooo:paragraph-rsid="02067379" style:font-size-asian="10pt" style:font-size-complex="10pt"/>
    </style:style>
    <style:style style:name="P90" style:family="paragraph" style:parent-style-name="Table_20_Contents">
      <style:text-properties style:font-name="Courier New" fo:font-size="10pt" officeooo:rsid="020cdc6a" officeooo:paragraph-rsid="020cdc6a" style:font-size-asian="10pt" style:font-size-complex="10pt"/>
    </style:style>
    <style:style style:name="P91" style:family="paragraph" style:parent-style-name="Table_20_Contents">
      <style:paragraph-properties fo:text-align="center" style:justify-single-word="false"/>
      <style:text-properties style:font-name="Courier New" fo:font-size="10pt" officeooo:rsid="0215a450" officeooo:paragraph-rsid="0215a450" style:font-size-asian="10pt" style:font-size-complex="10pt"/>
    </style:style>
    <style:style style:name="P92" style:family="paragraph" style:parent-style-name="Table_20_Contents">
      <style:text-properties style:font-name="Courier New" fo:font-size="10pt" officeooo:rsid="0215a450" officeooo:paragraph-rsid="0215a450" style:font-size-asian="10pt" style:font-size-complex="10pt"/>
    </style:style>
    <style:style style:name="P93" style:family="paragraph" style:parent-style-name="Table_20_Contents">
      <style:text-properties style:font-name="Courier New" fo:font-size="10pt" officeooo:rsid="0217135d" officeooo:paragraph-rsid="0217135d" style:font-size-asian="10pt" style:font-size-complex="10pt"/>
    </style:style>
    <style:style style:name="P94" style:family="paragraph" style:parent-style-name="Table_20_Contents">
      <style:paragraph-properties fo:text-align="center" style:justify-single-word="false"/>
      <style:text-properties officeooo:paragraph-rsid="01cf5156"/>
    </style:style>
    <style:style style:name="P95" style:family="paragraph" style:parent-style-name="Table_20_Contents">
      <style:paragraph-properties fo:text-align="center" style:justify-single-word="false"/>
      <style:text-properties officeooo:paragraph-rsid="01d12221"/>
    </style:style>
    <style:style style:name="P96" style:family="paragraph" style:parent-style-name="Table_20_Contents">
      <style:paragraph-properties fo:text-align="start" style:justify-single-word="false"/>
      <style:text-properties style:font-name="Arial1" officeooo:rsid="01bad6d3" officeooo:paragraph-rsid="01becfc6"/>
    </style:style>
    <style:style style:name="P97" style:family="paragraph" style:parent-style-name="Table_20_Contents">
      <style:paragraph-properties fo:text-align="center" style:justify-single-word="false"/>
      <style:text-properties style:font-name="Arial1" officeooo:paragraph-rsid="01d2ec83"/>
    </style:style>
    <style:style style:name="P98" style:family="paragraph" style:parent-style-name="Table_20_Contents">
      <style:paragraph-properties fo:text-align="center" style:justify-single-word="false"/>
      <style:text-properties style:font-name="Arial1" officeooo:rsid="01d2ec83" officeooo:paragraph-rsid="01d2ec83"/>
    </style:style>
    <style:style style:name="P99" style:family="paragraph" style:parent-style-name="Table_20_Contents">
      <style:paragraph-properties fo:text-align="center" style:justify-single-word="false"/>
      <style:text-properties style:font-name="Arial1" officeooo:rsid="01d586bb" officeooo:paragraph-rsid="01d586bb"/>
    </style:style>
    <style:style style:name="P100" style:family="paragraph" style:parent-style-name="Table_20_Contents">
      <style:paragraph-properties fo:text-align="center" style:justify-single-word="false"/>
      <style:text-properties style:font-name="Arial1" officeooo:rsid="01d3687a" officeooo:paragraph-rsid="01d3687a"/>
    </style:style>
    <style:style style:name="P101" style:family="paragraph" style:parent-style-name="Table_20_Contents">
      <style:paragraph-properties fo:text-align="center" style:justify-single-word="false"/>
      <style:text-properties style:font-name="Arial1" officeooo:rsid="01d79c01" officeooo:paragraph-rsid="01d79c01"/>
    </style:style>
    <style:style style:name="P102" style:family="paragraph" style:parent-style-name="Table_20_Contents">
      <style:paragraph-properties fo:text-align="center" style:justify-single-word="false"/>
      <style:text-properties style:font-name="Arial1" officeooo:rsid="01f6c90f" officeooo:paragraph-rsid="01f6c90f"/>
    </style:style>
    <style:style style:name="P103" style:family="paragraph" style:parent-style-name="Table_20_Contents">
      <style:paragraph-properties fo:text-align="center" style:justify-single-word="false"/>
      <style:text-properties style:font-name="Arial1" fo:font-size="10pt" officeooo:rsid="0023ec67" officeooo:paragraph-rsid="02012879" style:font-size-asian="10pt" style:font-size-complex="10pt"/>
    </style:style>
    <style:style style:name="P104" style:family="paragraph" style:parent-style-name="Table_20_Contents">
      <style:text-properties style:font-name="Arial1" fo:font-size="10pt" officeooo:rsid="02012879" officeooo:paragraph-rsid="02012879" style:font-size-asian="10pt" style:font-size-complex="10pt"/>
    </style:style>
    <style:style style:name="P105" style:family="paragraph" style:parent-style-name="Table_20_Contents">
      <style:paragraph-properties fo:text-align="center" style:justify-single-word="false"/>
      <style:text-properties style:font-name="Arial1" fo:font-size="10pt" officeooo:rsid="02012879" officeooo:paragraph-rsid="02012879" style:font-size-asian="10pt" style:font-size-complex="10pt"/>
    </style:style>
    <style:style style:name="P106" style:family="paragraph" style:parent-style-name="Table_20_Contents">
      <style:text-properties style:font-name="Arial1" fo:font-size="10pt" officeooo:rsid="02012879" officeooo:paragraph-rsid="02038866" style:font-size-asian="10pt" style:font-size-complex="10pt"/>
    </style:style>
    <style:style style:name="P107" style:family="paragraph" style:parent-style-name="Table_20_Contents">
      <style:text-properties style:font-name="Arial1" fo:font-size="10pt" officeooo:rsid="0201e81b" officeooo:paragraph-rsid="0201e81b" style:font-size-asian="10pt" style:font-size-complex="10pt"/>
    </style:style>
    <style:style style:name="P108" style:family="paragraph" style:parent-style-name="Table_20_Contents">
      <style:text-properties style:font-name="Arial1" fo:font-size="10pt" officeooo:rsid="0201e81b" officeooo:paragraph-rsid="02061349" style:font-size-asian="10pt" style:font-size-complex="10pt"/>
    </style:style>
    <style:style style:name="P109" style:family="paragraph" style:parent-style-name="Table_20_Contents">
      <style:text-properties style:font-name="Arial1" fo:font-size="10pt" officeooo:rsid="0202eb78" officeooo:paragraph-rsid="0202eb78" style:font-size-asian="10pt" style:font-size-complex="10pt"/>
    </style:style>
    <style:style style:name="P110" style:family="paragraph" style:parent-style-name="Table_20_Contents">
      <style:text-properties style:font-name="Arial1" fo:font-size="10pt" officeooo:rsid="0202eb78" officeooo:paragraph-rsid="02061349" style:font-size-asian="10pt" style:font-size-complex="10pt"/>
    </style:style>
    <style:style style:name="P111" style:family="paragraph" style:parent-style-name="Table_20_Contents">
      <style:paragraph-properties fo:text-align="center" style:justify-single-word="false"/>
      <style:text-properties style:font-name="Arial1" fo:font-size="10pt" officeooo:rsid="02038866" officeooo:paragraph-rsid="02038866" style:font-size-asian="10pt" style:font-size-complex="10pt"/>
    </style:style>
    <style:style style:name="P112" style:family="paragraph" style:parent-style-name="Table_20_Contents">
      <style:text-properties style:font-name="Arial1" fo:font-size="10pt" officeooo:rsid="02067379" officeooo:paragraph-rsid="02067379" style:font-size-asian="10pt" style:font-size-complex="10pt"/>
    </style:style>
    <style:style style:name="P113" style:family="paragraph" style:parent-style-name="Table_20_Contents">
      <style:paragraph-properties fo:text-align="center" style:justify-single-word="false"/>
      <style:text-properties style:font-name="Arial1" fo:font-size="10pt" officeooo:rsid="0215a450" officeooo:paragraph-rsid="0215a450" style:font-size-asian="10pt" style:font-size-complex="10pt"/>
    </style:style>
    <style:style style:name="P114" style:family="paragraph" style:parent-style-name="Table_20_Contents">
      <style:text-properties style:font-name="Arial1" fo:font-size="10pt" officeooo:rsid="0215a450" officeooo:paragraph-rsid="0215a450" style:font-size-asian="10pt" style:font-size-complex="10pt"/>
    </style:style>
    <style:style style:name="P115" style:family="paragraph" style:parent-style-name="Table_20_Contents">
      <style:text-properties style:font-name="Arial1" fo:font-size="10pt" officeooo:rsid="0217135d" officeooo:paragraph-rsid="0217135d" style:font-size-asian="10pt" style:font-size-complex="10pt"/>
    </style:style>
    <style:style style:name="P116" style:family="paragraph" style:parent-style-name="Table_20_Contents">
      <style:paragraph-properties fo:text-align="center" style:justify-single-word="false"/>
      <style:text-properties style:font-name="Arial1" fo:font-size="10pt" officeooo:rsid="0217135d" officeooo:paragraph-rsid="0217135d" style:font-size-asian="10pt" style:font-size-complex="10pt"/>
    </style:style>
    <style:style style:name="P117" style:family="paragraph" style:parent-style-name="Table_20_Contents">
      <style:text-properties officeooo:paragraph-rsid="01cf5156"/>
    </style:style>
    <style:style style:name="P118" style:family="paragraph" style:parent-style-name="Table_20_Contents">
      <style:text-properties officeooo:paragraph-rsid="01d25bf7"/>
    </style:style>
    <style:style style:name="P119" style:family="paragraph" style:parent-style-name="Table_20_Contents">
      <style:paragraph-properties fo:text-align="center" style:justify-single-word="false"/>
      <style:text-properties officeooo:rsid="01cfdbe1" officeooo:paragraph-rsid="01cfdbe1"/>
    </style:style>
    <style:style style:name="P120" style:family="paragraph" style:parent-style-name="Table_20_Contents">
      <style:paragraph-properties fo:text-align="center" style:justify-single-word="false"/>
      <style:text-properties officeooo:rsid="01d2c767" officeooo:paragraph-rsid="01d2c767"/>
    </style:style>
    <style:style style:name="P121" style:family="paragraph" style:parent-style-name="Table_20_Contents">
      <style:paragraph-properties fo:text-align="center" style:justify-single-word="false"/>
      <style:text-properties officeooo:rsid="01d2c767" officeooo:paragraph-rsid="01cf5156"/>
    </style:style>
    <style:style style:name="P122" style:family="paragraph" style:parent-style-name="Table_20_Contents">
      <style:paragraph-properties fo:text-align="center" style:justify-single-word="false"/>
      <style:text-properties officeooo:rsid="01cf5156" officeooo:paragraph-rsid="01cf5156"/>
    </style:style>
    <style:style style:name="P123" style:family="paragraph" style:parent-style-name="Table_20_Contents">
      <style:paragraph-properties fo:text-align="center" style:justify-single-word="false"/>
      <style:text-properties officeooo:rsid="01d3687a" officeooo:paragraph-rsid="01d3687a"/>
    </style:style>
    <style:style style:name="P124" style:family="paragraph" style:parent-style-name="Table_20_Contents">
      <style:paragraph-properties fo:text-align="center" style:justify-single-word="false"/>
      <style:text-properties officeooo:rsid="01d3687a" officeooo:paragraph-rsid="01d12221"/>
    </style:style>
    <style:style style:name="P125" style:family="paragraph" style:parent-style-name="Table_20_Contents">
      <style:text-properties officeooo:rsid="01d12221" officeooo:paragraph-rsid="01d12221"/>
    </style:style>
    <style:style style:name="P126" style:family="paragraph" style:parent-style-name="Table_20_Contents">
      <style:paragraph-properties fo:text-align="center" style:justify-single-word="false"/>
      <style:text-properties officeooo:rsid="01d12221" officeooo:paragraph-rsid="01d12221"/>
    </style:style>
    <style:style style:name="P127" style:family="paragraph" style:parent-style-name="Table_20_Contents">
      <style:text-properties officeooo:rsid="01f4dc6d" officeooo:paragraph-rsid="01f4dc6d"/>
    </style:style>
    <style:style style:name="P128" style:family="paragraph" style:parent-style-name="Table_20_Contents">
      <style:paragraph-properties fo:text-align="center" style:justify-single-word="false"/>
      <style:text-properties fo:font-size="10pt" officeooo:rsid="020cdc6a" officeooo:paragraph-rsid="020cdc6a" style:font-size-asian="10pt" style:font-size-complex="10pt"/>
    </style:style>
    <style:style style:name="P129" style:family="paragraph" style:parent-style-name="Table_20_Contents">
      <style:text-properties fo:font-size="10pt" officeooo:rsid="020cdc6a" officeooo:paragraph-rsid="020cdc6a" style:font-size-asian="10pt" style:font-size-complex="10pt"/>
    </style:style>
    <style:style style:name="P130" style:family="paragraph" style:parent-style-name="Table_20_Contents">
      <style:text-properties fo:font-size="10pt" officeooo:rsid="020f94a1" officeooo:paragraph-rsid="020f94a1" style:font-size-asian="10pt" style:font-size-complex="10pt"/>
    </style:style>
    <style:style style:name="P131" style:family="paragraph" style:parent-style-name="Table_20_Heading">
      <style:text-properties style:font-name="Courier New" officeooo:rsid="01cf5156" officeooo:paragraph-rsid="01cf5156"/>
    </style:style>
    <style:style style:name="P132" style:family="paragraph" style:parent-style-name="Table_20_Heading">
      <style:paragraph-properties fo:text-align="center" style:justify-single-word="false"/>
      <style:text-properties officeooo:rsid="016828f8" officeooo:paragraph-rsid="01bb7ac8"/>
    </style:style>
    <style:style style:name="P133" style:family="paragraph" style:parent-style-name="Table_20_Heading">
      <style:text-properties officeooo:rsid="016828f8" officeooo:paragraph-rsid="01bb7ac8"/>
    </style:style>
    <style:style style:name="P134" style:family="paragraph" style:parent-style-name="Table_20_Heading">
      <style:text-properties officeooo:paragraph-rsid="01cf5156"/>
    </style:style>
    <style:style style:name="P135" style:family="paragraph" style:parent-style-name="Table_20_Heading">
      <style:text-properties officeooo:rsid="01cf5156" officeooo:paragraph-rsid="01cf5156"/>
    </style:style>
    <style:style style:name="P136" style:family="paragraph" style:parent-style-name="Table_20_Heading">
      <style:text-properties officeooo:rsid="01d2ec83" officeooo:paragraph-rsid="01d2ec83"/>
    </style:style>
    <style:style style:name="P137" style:family="paragraph" style:parent-style-name="Table_20_Heading">
      <style:text-properties officeooo:rsid="01d586bb" officeooo:paragraph-rsid="01d586bb"/>
    </style:style>
    <style:style style:name="P138" style:family="paragraph" style:parent-style-name="Table_20_Heading">
      <style:text-properties officeooo:rsid="001066ee" officeooo:paragraph-rsid="01f4dc6d"/>
    </style:style>
    <style:style style:name="P139" style:family="paragraph" style:parent-style-name="Table_20_Heading">
      <style:text-properties officeooo:rsid="01f6c90f" officeooo:paragraph-rsid="01f6c90f"/>
    </style:style>
    <style:style style:name="P140" style:family="paragraph" style:parent-style-name="Table_20_Heading">
      <style:text-properties style:font-name="Arial1" fo:font-size="10pt" officeooo:rsid="0013c336" officeooo:paragraph-rsid="02012879" style:font-size-asian="10pt" style:font-size-complex="10pt"/>
    </style:style>
    <style:style style:name="P141" style:family="paragraph" style:parent-style-name="Table_20_Heading">
      <style:text-properties style:font-name="Arial1" fo:font-size="10pt" officeooo:rsid="0013c336" officeooo:paragraph-rsid="0215a450" style:font-size-asian="10pt" style:font-size-complex="10pt"/>
    </style:style>
    <style:style style:name="P142" style:family="paragraph" style:parent-style-name="Table_20_Heading">
      <style:text-properties fo:font-size="10pt" officeooo:rsid="020cdc6a" officeooo:paragraph-rsid="020cdc6a" style:font-size-asian="10pt" style:font-size-complex="10pt"/>
    </style:style>
    <style:style style:name="P143" style:family="paragraph" style:parent-style-name="Standard">
      <style:text-properties officeooo:rsid="01b8f49f" officeooo:paragraph-rsid="01bb7ac8"/>
    </style:style>
    <style:style style:name="P144" style:family="paragraph" style:parent-style-name="Standard">
      <style:text-properties style:font-name="Courier New" officeooo:rsid="01fef1ff" officeooo:paragraph-rsid="01fef1ff"/>
    </style:style>
    <style:style style:name="P145" style:family="paragraph" style:parent-style-name="Standard">
      <style:text-properties style:font-name="Courier New" officeooo:rsid="0212d6b7" officeooo:paragraph-rsid="0212d6b7"/>
    </style:style>
    <style:style style:name="P146" style:family="paragraph" style:parent-style-name="Text_20_body">
      <style:paragraph-properties fo:margin-left="0in" fo:margin-right="0in" fo:text-indent="0in" style:auto-text-indent="false"/>
      <style:text-properties style:font-name="Arial1" officeooo:rsid="00130344" officeooo:paragraph-rsid="02012879"/>
    </style:style>
    <style:style style:name="P147" style:family="paragraph" style:parent-style-name="Text_20_body">
      <style:paragraph-properties fo:margin-left="0in" fo:margin-right="0in" fo:text-indent="0in" style:auto-text-indent="false"/>
      <style:text-properties style:font-name="Arial1" officeooo:rsid="02012879" officeooo:paragraph-rsid="02012879"/>
    </style:style>
    <style:style style:name="P148" style:family="paragraph" style:parent-style-name="Text_20_body">
      <style:paragraph-properties fo:margin-left="0in" fo:margin-right="0in" fo:text-indent="0in" style:auto-text-indent="false"/>
      <style:text-properties style:font-name="Arial1" fo:font-size="12pt" fo:font-weight="normal" officeooo:rsid="02012879" officeooo:paragraph-rsid="02012879" style:font-size-asian="10.5pt" style:font-weight-asian="normal" style:font-size-complex="12pt" style:font-weight-complex="normal"/>
    </style:style>
    <style:style style:name="P149" style:family="paragraph" style:parent-style-name="Text_20_body">
      <style:paragraph-properties fo:margin-left="0in" fo:margin-right="0in" fo:text-indent="0in" style:auto-text-indent="false"/>
      <style:text-properties officeooo:paragraph-rsid="0215a450"/>
    </style:style>
    <style:style style:name="P150" style:family="paragraph" style:parent-style-name="Text_20_body">
      <style:paragraph-properties fo:margin-left="0in" fo:margin-right="0in" fo:text-indent="0in" style:auto-text-indent="false" fo:break-before="page"/>
      <style:text-properties style:font-name="Arial1" fo:font-size="12pt" fo:font-weight="normal" officeooo:rsid="02012879" officeooo:paragraph-rsid="02012879" style:font-size-asian="10.5pt" style:font-weight-asian="normal" style:font-size-complex="12pt" style:font-weight-complex="normal"/>
    </style:style>
    <style:style style:name="P151" style:family="paragraph" style:parent-style-name="Text_20_body">
      <style:paragraph-properties fo:margin-left="0.4925in" fo:margin-right="0in" fo:text-indent="0in" style:auto-text-indent="false"/>
      <style:text-properties style:font-name="Arial1" fo:font-size="12pt" fo:font-weight="normal" officeooo:rsid="0041821a" officeooo:paragraph-rsid="02012879" style:font-size-asian="10.5pt" style:font-weight-asian="normal" style:font-size-complex="12pt" style:font-weight-complex="normal"/>
    </style:style>
    <style:style style:name="P152" style:family="paragraph" style:parent-style-name="Standard">
      <style:text-properties style:font-name="Courier New"/>
    </style:style>
    <style:style style:name="P153" style:family="paragraph" style:parent-style-name="Standard">
      <style:text-properties style:font-name="Courier New" officeooo:rsid="021c346f" officeooo:paragraph-rsid="021c346f"/>
    </style:style>
    <style:style style:name="P154" style:family="paragraph" style:parent-style-name="Standard">
      <style:text-properties style:font-name="Courier New" officeooo:rsid="021c346f" officeooo:paragraph-rsid="021c6959"/>
    </style:style>
    <style:style style:name="P155" style:family="paragraph" style:parent-style-name="Standard">
      <style:text-properties style:font-name="Courier New" officeooo:rsid="0239f194" officeooo:paragraph-rsid="0239f194"/>
    </style:style>
    <style:style style:name="P156" style:family="paragraph" style:parent-style-name="Standard">
      <style:text-properties style:font-name="Courier New" officeooo:rsid="023daf45" officeooo:paragraph-rsid="023daf45"/>
    </style:style>
    <style:style style:name="P157" style:family="paragraph" style:parent-style-name="Standard">
      <style:text-properties style:font-name="Courier New" officeooo:rsid="023e2518" officeooo:paragraph-rsid="023e2518"/>
    </style:style>
    <style:style style:name="P158" style:family="paragraph" style:parent-style-name="Standard">
      <style:text-properties style:font-name="Courier New" officeooo:rsid="024227c2" officeooo:paragraph-rsid="024227c2"/>
    </style:style>
    <style:style style:name="P159" style:family="paragraph" style:parent-style-name="Standard">
      <style:text-properties style:font-name="Courier New" fo:font-weight="normal" officeooo:rsid="023e2518" officeooo:paragraph-rsid="023e2518" style:font-weight-asian="normal" style:font-weight-complex="normal"/>
    </style:style>
    <style:style style:name="P160" style:family="paragraph" style:parent-style-name="Standard">
      <style:text-properties officeooo:rsid="00535e59" officeooo:paragraph-rsid="021e08c5"/>
    </style:style>
    <style:style style:name="P161" style:family="paragraph" style:parent-style-name="Standard">
      <style:paragraph-properties fo:text-align="start" style:justify-single-word="false"/>
      <style:text-properties style:font-name="Arial1" officeooo:rsid="022dd7c0" officeooo:paragraph-rsid="022dd7c0"/>
    </style:style>
    <style:style style:name="P162" style:family="paragraph" style:parent-style-name="Standard">
      <style:text-properties officeooo:rsid="0237f809" officeooo:paragraph-rsid="023ac183"/>
    </style:style>
    <style:style style:name="P163" style:family="paragraph" style:parent-style-name="Standard">
      <style:text-properties officeooo:rsid="0237f809" officeooo:paragraph-rsid="023cff6d"/>
    </style:style>
    <style:style style:name="P164" style:family="paragraph" style:parent-style-name="Text_20_body" style:list-style-name="L1">
      <style:text-properties officeooo:rsid="0200a7cd" officeooo:paragraph-rsid="0200a7cd"/>
    </style:style>
    <style:style style:name="P165" style:family="paragraph" style:parent-style-name="Text_20_body" style:list-style-name="L1">
      <style:text-properties officeooo:rsid="0200a7cd" officeooo:paragraph-rsid="02251aca"/>
    </style:style>
    <style:style style:name="P166" style:family="paragraph" style:parent-style-name="Text_20_body" style:list-style-name="L1">
      <style:text-properties officeooo:rsid="0200a7cd" officeooo:paragraph-rsid="0242e631"/>
    </style:style>
    <style:style style:name="P167" style:family="paragraph" style:parent-style-name="Text_20_body" style:list-style-name="L1">
      <style:text-properties officeooo:rsid="0200a7cd" officeooo:paragraph-rsid="024953a9"/>
    </style:style>
    <style:style style:name="P168" style:family="paragraph" style:parent-style-name="Text_20_body" style:list-style-name="L5">
      <style:text-properties officeooo:rsid="0200a7cd" officeooo:paragraph-rsid="0212d6b7"/>
    </style:style>
    <style:style style:name="P169" style:family="paragraph" style:parent-style-name="Text_20_body" style:list-style-name="L1">
      <style:text-properties officeooo:rsid="02012879" officeooo:paragraph-rsid="02012879"/>
    </style:style>
    <style:style style:name="P170" style:family="paragraph" style:parent-style-name="Text_20_body" style:list-style-name="L2"/>
    <style:style style:name="P171" style:family="paragraph" style:parent-style-name="Text_20_body" style:list-style-name="L2">
      <style:text-properties officeooo:paragraph-rsid="02061349"/>
    </style:style>
    <style:style style:name="P172" style:family="paragraph" style:parent-style-name="Text_20_body" style:list-style-name="L5">
      <style:text-properties officeooo:rsid="02157584" officeooo:paragraph-rsid="02157584"/>
    </style:style>
    <style:style style:name="P173" style:family="paragraph" style:parent-style-name="Text_20_body" style:list-style-name="L27">
      <style:text-properties officeooo:rsid="02157584" officeooo:paragraph-rsid="023daf45"/>
    </style:style>
    <style:style style:name="P174" style:family="paragraph" style:parent-style-name="Text_20_body" style:list-style-name="L1">
      <style:text-properties officeooo:rsid="02157584" officeooo:paragraph-rsid="0242e631"/>
    </style:style>
    <style:style style:name="P175" style:family="paragraph" style:parent-style-name="Text_20_body" style:list-style-name="L1">
      <style:text-properties officeooo:rsid="02157584" officeooo:paragraph-rsid="024953a9"/>
    </style:style>
    <style:style style:name="P176" style:family="paragraph" style:parent-style-name="Text_20_body" style:list-style-name="L5">
      <style:text-properties officeooo:rsid="02141093" officeooo:paragraph-rsid="02157584"/>
    </style:style>
    <style:style style:name="P177" style:family="paragraph" style:parent-style-name="Text_20_body" style:list-style-name="L27">
      <style:text-properties officeooo:rsid="02141093" officeooo:paragraph-rsid="023daf45"/>
    </style:style>
    <style:style style:name="P178" style:family="paragraph" style:parent-style-name="Text_20_body" style:list-style-name="L1">
      <style:text-properties officeooo:rsid="02141093" officeooo:paragraph-rsid="0242e631"/>
    </style:style>
    <style:style style:name="P179" style:family="paragraph" style:parent-style-name="Text_20_body" style:list-style-name="L1">
      <style:text-properties officeooo:rsid="02141093" officeooo:paragraph-rsid="024953a9"/>
    </style:style>
    <style:style style:name="P180" style:family="paragraph" style:parent-style-name="Text_20_body" style:list-style-name="L5">
      <style:text-properties officeooo:rsid="0212d6b7" officeooo:paragraph-rsid="0212d6b7"/>
    </style:style>
    <style:style style:name="P181" style:family="paragraph" style:parent-style-name="Text_20_body">
      <style:text-properties officeooo:rsid="0212d6b7" officeooo:paragraph-rsid="0212d6b7"/>
    </style:style>
    <style:style style:name="P182" style:family="paragraph" style:parent-style-name="Text_20_body" style:list-style-name="L1">
      <style:text-properties officeooo:rsid="0212d6b7" officeooo:paragraph-rsid="0242e631"/>
    </style:style>
    <style:style style:name="P183" style:family="paragraph" style:parent-style-name="Text_20_body" style:list-style-name="L1">
      <style:text-properties officeooo:rsid="0212d6b7" officeooo:paragraph-rsid="024953a9"/>
    </style:style>
    <style:style style:name="P184" style:family="paragraph" style:parent-style-name="Text_20_body">
      <style:text-properties style:font-name="Arial1" officeooo:rsid="021943c4" officeooo:paragraph-rsid="021943c4"/>
    </style:style>
    <style:style style:name="P185" style:family="paragraph" style:parent-style-name="Text_20_body" style:list-style-name="L6">
      <style:text-properties style:font-name="Arial1" officeooo:rsid="021943c4" officeooo:paragraph-rsid="021943c4"/>
    </style:style>
    <style:style style:name="P186" style:family="paragraph" style:parent-style-name="Text_20_body" style:list-style-name="L28">
      <style:text-properties style:font-name="Arial1" fo:font-size="12pt" fo:font-weight="normal" officeooo:rsid="023e2518" officeooo:paragraph-rsid="023e2518" style:font-size-asian="10.5pt" style:font-weight-asian="normal" style:font-size-complex="12pt" style:font-weight-complex="normal"/>
    </style:style>
    <style:style style:name="P187" style:family="paragraph" style:parent-style-name="Text_20_body">
      <style:text-properties style:font-name="Arial1" fo:font-size="12pt" fo:font-weight="normal" officeooo:rsid="023e2518" officeooo:paragraph-rsid="023e2518" style:font-size-asian="10.5pt" style:font-weight-asian="normal" style:font-size-complex="12pt" style:font-weight-complex="normal"/>
    </style:style>
    <style:style style:name="P188" style:family="paragraph" style:parent-style-name="Text_20_body" style:list-style-name="L30">
      <style:text-properties style:font-name="Arial1" fo:font-size="12pt" fo:font-weight="normal" officeooo:rsid="024632e1" officeooo:paragraph-rsid="024632e1" style:font-size-asian="10.5pt" style:font-weight-asian="normal" style:font-size-complex="12pt" style:font-weight-complex="normal"/>
    </style:style>
    <style:style style:name="P189" style:family="paragraph" style:parent-style-name="Text_20_body" style:list-style-name="L21">
      <style:text-properties style:font-name="Arial1" officeooo:rsid="022a19f3" officeooo:paragraph-rsid="022a19f3"/>
    </style:style>
    <style:style style:name="P190" style:family="paragraph" style:parent-style-name="Text_20_body">
      <style:text-properties style:font-name="Arial1" officeooo:rsid="022a19f3" officeooo:paragraph-rsid="022a19f3"/>
    </style:style>
    <style:style style:name="P191" style:family="paragraph" style:parent-style-name="Text_20_body" style:list-style-name="L22">
      <style:text-properties style:font-name="Arial1" officeooo:rsid="022a19f3" officeooo:paragraph-rsid="022a19f3"/>
    </style:style>
    <style:style style:name="P192" style:family="paragraph" style:parent-style-name="Text_20_body">
      <style:text-properties style:font-name="Arial1" officeooo:rsid="022bb5b1" officeooo:paragraph-rsid="022bb5b1"/>
    </style:style>
    <style:style style:name="P193" style:family="paragraph" style:parent-style-name="Text_20_body">
      <style:paragraph-properties fo:text-align="center" style:justify-single-word="false"/>
      <style:text-properties style:font-name="Arial1" officeooo:rsid="022bb5b1" officeooo:paragraph-rsid="022bb5b1"/>
    </style:style>
    <style:style style:name="P194" style:family="paragraph" style:parent-style-name="Text_20_body">
      <style:paragraph-properties fo:text-align="center" style:justify-single-word="false"/>
      <style:text-properties style:font-name="Arial1" officeooo:rsid="022dd7c0" officeooo:paragraph-rsid="022dd7c0"/>
    </style:style>
    <style:style style:name="P195" style:family="paragraph" style:parent-style-name="Text_20_body">
      <style:paragraph-properties fo:text-align="center" style:justify-single-word="false"/>
      <style:text-properties style:font-name="Arial1" officeooo:rsid="022dd7c0" officeooo:paragraph-rsid="023cff6d"/>
    </style:style>
    <style:style style:name="P196" style:family="paragraph" style:parent-style-name="Text_20_body" style:list-style-name="L7">
      <style:text-properties officeooo:rsid="021943c4" officeooo:paragraph-rsid="021943c4"/>
    </style:style>
    <style:style style:name="P197" style:family="paragraph" style:parent-style-name="Text_20_body" style:list-style-name="L7">
      <style:text-properties officeooo:paragraph-rsid="0215a450"/>
    </style:style>
    <style:style style:name="P198" style:family="paragraph" style:parent-style-name="Text_20_body" style:list-style-name="L8">
      <style:text-properties officeooo:rsid="0215a450" officeooo:paragraph-rsid="0215a450"/>
    </style:style>
    <style:style style:name="P199" style:family="paragraph" style:parent-style-name="Text_20_body" style:list-style-name="L11">
      <style:text-properties officeooo:rsid="020c10e0" officeooo:paragraph-rsid="020c10e0"/>
    </style:style>
    <style:style style:name="P200" style:family="paragraph" style:parent-style-name="Text_20_body" style:list-style-name="L12">
      <style:text-properties officeooo:rsid="01aba152" officeooo:paragraph-rsid="01aba152"/>
    </style:style>
    <style:style style:name="P201" style:family="paragraph" style:parent-style-name="Text_20_body" style:list-style-name="L13">
      <style:text-properties officeooo:rsid="01aba152" officeooo:paragraph-rsid="01aba152"/>
    </style:style>
    <style:style style:name="P202" style:family="paragraph" style:parent-style-name="Text_20_body" style:list-style-name="L14">
      <style:text-properties officeooo:rsid="01aba152" officeooo:paragraph-rsid="01aba152"/>
    </style:style>
    <style:style style:name="P203" style:family="paragraph" style:parent-style-name="Text_20_body" style:list-style-name="L12">
      <style:text-properties officeooo:rsid="01fb2cea" officeooo:paragraph-rsid="01fb2cea"/>
    </style:style>
    <style:style style:name="P204" style:family="paragraph" style:parent-style-name="Text_20_body" style:list-style-name="L13">
      <style:text-properties officeooo:rsid="01b48bfa" officeooo:paragraph-rsid="01b48bfa"/>
    </style:style>
    <style:style style:name="P205" style:family="paragraph" style:parent-style-name="Text_20_body" style:list-style-name="L13">
      <style:text-properties officeooo:rsid="01b48bfa" officeooo:paragraph-rsid="01aba152"/>
    </style:style>
    <style:style style:name="P206" style:family="paragraph" style:parent-style-name="Text_20_body" style:list-style-name="L15">
      <style:text-properties officeooo:rsid="01ace959" officeooo:paragraph-rsid="01ace959"/>
    </style:style>
    <style:style style:name="P207" style:family="paragraph" style:parent-style-name="Text_20_body" style:list-style-name="L16">
      <style:text-properties officeooo:rsid="01b6c852" officeooo:paragraph-rsid="01b6c852"/>
    </style:style>
    <style:style style:name="P208" style:family="paragraph" style:parent-style-name="Text_20_body" style:list-style-name="L17">
      <style:text-properties officeooo:rsid="014313ae" officeooo:paragraph-rsid="01b7ede2"/>
    </style:style>
    <style:style style:name="P209" style:family="paragraph" style:parent-style-name="Text_20_body" style:list-style-name="L17">
      <style:text-properties officeooo:rsid="014313ae" officeooo:paragraph-rsid="01c1b51f"/>
    </style:style>
    <style:style style:name="P210" style:family="paragraph" style:parent-style-name="Text_20_body" style:list-style-name="L17">
      <style:text-properties officeooo:rsid="014313ae" officeooo:paragraph-rsid="01bc78a6"/>
    </style:style>
    <style:style style:name="P211" style:family="paragraph" style:parent-style-name="Text_20_body" style:list-style-name="L18">
      <style:text-properties officeooo:rsid="01bb7ac8" officeooo:paragraph-rsid="01cba2c3"/>
    </style:style>
    <style:style style:name="P212" style:family="paragraph" style:parent-style-name="Text_20_body" style:list-style-name="L18">
      <style:text-properties officeooo:rsid="01bb7ac8" officeooo:paragraph-rsid="01c83eab"/>
    </style:style>
    <style:style style:name="P213" style:family="paragraph" style:parent-style-name="Text_20_body" style:list-style-name="L18">
      <style:text-properties officeooo:rsid="01bb7ac8" officeooo:paragraph-rsid="01c97b48"/>
    </style:style>
    <style:style style:name="P214" style:family="paragraph" style:parent-style-name="Text_20_body" style:list-style-name="L18">
      <style:text-properties officeooo:rsid="01bb7ac8" officeooo:paragraph-rsid="01cccb0d"/>
    </style:style>
    <style:style style:name="P215" style:family="paragraph" style:parent-style-name="Text_20_body" style:list-style-name="L19">
      <style:text-properties officeooo:rsid="01bb7ac8" officeooo:paragraph-rsid="01e063fc"/>
    </style:style>
    <style:style style:name="P216" style:family="paragraph" style:parent-style-name="Text_20_body" style:list-style-name="L19">
      <style:text-properties officeooo:rsid="01bb7ac8" officeooo:paragraph-rsid="01db2054"/>
    </style:style>
    <style:style style:name="P217" style:family="paragraph" style:parent-style-name="Text_20_body">
      <style:text-properties officeooo:rsid="00229ca1" officeooo:paragraph-rsid="021c346f"/>
    </style:style>
    <style:style style:name="P218" style:family="paragraph" style:parent-style-name="Text_20_body">
      <style:text-properties officeooo:rsid="00229ca1" officeooo:paragraph-rsid="0237f809"/>
    </style:style>
    <style:style style:name="P219" style:family="paragraph" style:parent-style-name="Text_20_body">
      <style:text-properties officeooo:rsid="00229ca1" officeooo:paragraph-rsid="023daf45"/>
    </style:style>
    <style:style style:name="P220" style:family="paragraph" style:parent-style-name="Text_20_body">
      <style:text-properties officeooo:rsid="00229ca1" officeooo:paragraph-rsid="023e2518"/>
    </style:style>
    <style:style style:name="P221" style:family="paragraph" style:parent-style-name="Text_20_body">
      <style:text-properties officeooo:rsid="00229ca1" officeooo:paragraph-rsid="0240f9f6"/>
    </style:style>
    <style:style style:name="P222" style:family="paragraph" style:parent-style-name="Text_20_body">
      <style:text-properties officeooo:paragraph-rsid="021c6959"/>
    </style:style>
    <style:style style:name="P223" style:family="paragraph" style:parent-style-name="Text_20_body">
      <style:text-properties officeooo:paragraph-rsid="021e08c5"/>
    </style:style>
    <style:style style:name="P224" style:family="paragraph" style:parent-style-name="Text_20_body">
      <style:text-properties officeooo:rsid="00535e59" officeooo:paragraph-rsid="021e08c5"/>
    </style:style>
    <style:style style:name="P225" style:family="paragraph" style:parent-style-name="Text_20_body">
      <style:text-properties officeooo:rsid="00783f62" officeooo:paragraph-rsid="0221e23e"/>
    </style:style>
    <style:style style:name="P226" style:family="paragraph" style:parent-style-name="Text_20_body">
      <style:text-properties officeooo:rsid="0221e23e" officeooo:paragraph-rsid="02232c72"/>
    </style:style>
    <style:style style:name="P227" style:family="paragraph" style:parent-style-name="Text_20_body">
      <style:text-properties officeooo:rsid="00bd6b8c" officeooo:paragraph-rsid="02251aca"/>
    </style:style>
    <style:style style:name="P228" style:family="paragraph" style:parent-style-name="Text_20_body">
      <style:text-properties officeooo:rsid="00bd6b8c" officeooo:paragraph-rsid="0237f809"/>
    </style:style>
    <style:style style:name="P229" style:family="paragraph" style:parent-style-name="Text_20_body">
      <style:text-properties officeooo:rsid="00bd6b8c" officeooo:paragraph-rsid="0239f194"/>
    </style:style>
    <style:style style:name="P230" style:family="paragraph" style:parent-style-name="Text_20_body">
      <style:text-properties officeooo:rsid="02251aca" officeooo:paragraph-rsid="02251aca"/>
    </style:style>
    <style:style style:name="P231" style:family="paragraph" style:parent-style-name="Text_20_body">
      <style:text-properties officeooo:rsid="02251aca" officeooo:paragraph-rsid="0237f809"/>
    </style:style>
    <style:style style:name="P232" style:family="paragraph" style:parent-style-name="Text_20_body" style:list-style-name="L20">
      <style:text-properties officeooo:paragraph-rsid="02251bc8"/>
    </style:style>
    <style:style style:name="P233" style:family="paragraph" style:parent-style-name="Text_20_body">
      <style:text-properties officeooo:paragraph-rsid="022722df"/>
    </style:style>
    <style:style style:name="P234" style:family="paragraph" style:parent-style-name="Text_20_body">
      <style:text-properties officeooo:rsid="022bb5b1" officeooo:paragraph-rsid="022bb5b1"/>
    </style:style>
    <style:style style:name="P235" style:family="paragraph" style:parent-style-name="Text_20_body">
      <style:paragraph-properties fo:text-align="start" style:justify-single-word="false"/>
      <style:text-properties officeooo:paragraph-rsid="023b96de"/>
    </style:style>
    <style:style style:name="P236" style:family="paragraph" style:parent-style-name="Text_20_body">
      <style:paragraph-properties fo:text-align="center" style:justify-single-word="false"/>
    </style:style>
    <style:style style:name="P237" style:family="paragraph" style:parent-style-name="Text_20_body">
      <style:text-properties officeooo:rsid="02365b66" officeooo:paragraph-rsid="02365b66"/>
    </style:style>
    <style:style style:name="P238" style:family="paragraph" style:parent-style-name="Text_20_body">
      <style:text-properties officeooo:rsid="0237f809" officeooo:paragraph-rsid="0237f809"/>
    </style:style>
    <style:style style:name="P239" style:family="paragraph" style:parent-style-name="Text_20_body">
      <style:paragraph-properties fo:text-align="center" style:justify-single-word="false"/>
      <style:text-properties officeooo:rsid="0237f809" officeooo:paragraph-rsid="023cff6d"/>
    </style:style>
    <style:style style:name="P240" style:family="paragraph" style:parent-style-name="Text_20_body" style:list-style-name="L26">
      <style:text-properties officeooo:paragraph-rsid="0237f809"/>
    </style:style>
    <style:style style:name="P241" style:family="paragraph" style:parent-style-name="Text_20_body">
      <style:text-properties officeooo:rsid="0239f194" officeooo:paragraph-rsid="0239f194"/>
    </style:style>
    <style:style style:name="P242" style:family="paragraph" style:parent-style-name="Text_20_body" style:list-style-name="L27">
      <style:text-properties officeooo:rsid="0239f194" officeooo:paragraph-rsid="0239f194"/>
    </style:style>
    <style:style style:name="P243" style:family="paragraph" style:parent-style-name="Text_20_body" style:list-style-name="L27">
      <style:text-properties officeooo:rsid="0239f194" officeooo:paragraph-rsid="023daf45"/>
    </style:style>
    <style:style style:name="P244" style:family="paragraph" style:parent-style-name="Text_20_body">
      <style:text-properties officeooo:rsid="023daf45" officeooo:paragraph-rsid="023daf45"/>
    </style:style>
    <style:style style:name="P245" style:family="paragraph" style:parent-style-name="Text_20_body">
      <style:text-properties officeooo:rsid="023e2518" officeooo:paragraph-rsid="023e2518"/>
    </style:style>
    <style:style style:name="P246" style:family="paragraph" style:parent-style-name="Text_20_body">
      <style:text-properties officeooo:rsid="023e2518" officeooo:paragraph-rsid="024f8816"/>
    </style:style>
    <style:style style:name="P247" style:family="paragraph" style:parent-style-name="Text_20_body">
      <style:text-properties officeooo:rsid="024227c2" officeooo:paragraph-rsid="024227c2"/>
    </style:style>
    <style:style style:name="P248" style:family="paragraph" style:parent-style-name="Text_20_body">
      <style:text-properties officeooo:rsid="0242e631" officeooo:paragraph-rsid="0242e631"/>
    </style:style>
    <style:style style:name="P249" style:family="paragraph" style:parent-style-name="Text_20_body" style:list-style-name="L1">
      <style:text-properties officeooo:rsid="0242e631" officeooo:paragraph-rsid="0242e631"/>
    </style:style>
    <style:style style:name="P250" style:family="paragraph" style:parent-style-name="Text_20_body" style:list-style-name="L1">
      <style:text-properties officeooo:rsid="0242e631" officeooo:paragraph-rsid="024953a9"/>
    </style:style>
    <style:style style:name="P251" style:family="paragraph" style:parent-style-name="Text_20_body" style:list-style-name="L29">
      <style:text-properties officeooo:paragraph-rsid="0244a7b4"/>
    </style:style>
    <style:style style:name="P252" style:family="paragraph" style:parent-style-name="Text_20_body" style:list-style-name="L29">
      <style:text-properties officeooo:paragraph-rsid="024a016f"/>
    </style:style>
    <style:style style:name="P253" style:family="paragraph" style:parent-style-name="Text_20_body">
      <style:text-properties officeooo:rsid="024632e1" officeooo:paragraph-rsid="024632e1"/>
    </style:style>
    <style:style style:name="P254" style:family="paragraph" style:parent-style-name="Text_20_body" style:list-style-name="L29">
      <style:text-properties officeooo:rsid="024632e1" officeooo:paragraph-rsid="024632e1"/>
    </style:style>
    <style:style style:name="P255" style:family="paragraph" style:parent-style-name="Text_20_body" style:list-style-name="L29">
      <style:text-properties officeooo:rsid="024632e1" officeooo:paragraph-rsid="024a016f"/>
    </style:style>
    <style:style style:name="P256" style:family="paragraph" style:parent-style-name="Text_20_body">
      <style:text-properties officeooo:rsid="024953a9" officeooo:paragraph-rsid="024953a9"/>
    </style:style>
    <style:style style:name="P257" style:family="paragraph" style:parent-style-name="Text_20_body">
      <style:text-properties officeooo:rsid="024a016f" officeooo:paragraph-rsid="024a016f"/>
    </style:style>
    <style:style style:name="P258" style:family="paragraph" style:parent-style-name="Text_20_body" style:list-style-name="L31">
      <style:text-properties officeooo:paragraph-rsid="024a016f"/>
    </style:style>
    <style:style style:name="P259" style:family="paragraph" style:parent-style-name="Text_20_body">
      <style:text-properties officeooo:rsid="024daeda" officeooo:paragraph-rsid="024daeda"/>
    </style:style>
    <style:style style:name="P260" style:family="paragraph" style:parent-style-name="Text_20_body">
      <style:text-properties officeooo:rsid="024f8816" officeooo:paragraph-rsid="024f8816"/>
    </style:style>
    <style:style style:name="P261" style:family="paragraph" style:parent-style-name="Text_20_body">
      <style:text-properties officeooo:rsid="0250d51b" officeooo:paragraph-rsid="0250d51b"/>
    </style:style>
    <style:style style:name="P262" style:family="paragraph" style:parent-style-name="Text_20_body" style:list-style-name="L27">
      <style:text-properties officeooo:rsid="02517df2" officeooo:paragraph-rsid="02517df2"/>
    </style:style>
    <style:style style:name="P263" style:family="paragraph" style:parent-style-name="Text_20_body" style:list-style-name="L29">
      <style:text-properties officeooo:rsid="025374fd" officeooo:paragraph-rsid="025374fd"/>
    </style:style>
    <style:style style:name="P264" style:family="paragraph" style:parent-style-name="Text_20_body">
      <style:text-properties officeooo:rsid="0253f52f" officeooo:paragraph-rsid="0253f52f"/>
    </style:style>
    <style:style style:name="P265" style:family="paragraph" style:parent-style-name="Text_20_body">
      <style:paragraph-properties fo:margin-left="0in" fo:margin-right="0in" fo:text-indent="0in" style:auto-text-indent="false"/>
      <style:text-properties style:font-name="Arial1" fo:font-size="12pt" fo:font-weight="normal" officeooo:rsid="0041821a" officeooo:paragraph-rsid="0215a450" style:font-size-asian="10.5pt" style:font-weight-asian="normal" style:font-size-complex="12pt" style:font-weight-complex="normal"/>
    </style:style>
    <style:style style:name="P266" style:family="paragraph" style:parent-style-name="Text_20_body">
      <style:paragraph-properties fo:margin-left="0in" fo:margin-right="0in" fo:text-indent="0in" style:auto-text-indent="false"/>
      <style:text-properties style:font-name="Arial1" fo:font-size="12pt" fo:font-weight="normal" officeooo:rsid="0041821a" officeooo:paragraph-rsid="022722df" style:font-size-asian="10.5pt" style:font-weight-asian="normal" style:font-size-complex="12pt" style:font-weight-complex="normal"/>
    </style:style>
    <style:style style:name="P267" style:family="paragraph" style:parent-style-name="Text_20_body">
      <style:paragraph-properties fo:margin-left="0in" fo:margin-right="0in" fo:text-indent="0in" style:auto-text-indent="false"/>
      <style:text-properties style:font-name="Arial1" fo:font-size="12pt" fo:font-weight="normal" officeooo:rsid="0041821a" officeooo:paragraph-rsid="0239f194" style:font-size-asian="10.5pt" style:font-weight-asian="normal" style:font-size-complex="12pt" style:font-weight-complex="normal"/>
    </style:style>
    <style:style style:name="P268" style:family="paragraph" style:parent-style-name="Text_20_body">
      <style:paragraph-properties fo:margin-left="0in" fo:margin-right="0in" fo:text-indent="0in" style:auto-text-indent="false"/>
      <style:text-properties style:font-name="Arial1" fo:font-size="12pt" fo:font-weight="normal" officeooo:rsid="0041821a" officeooo:paragraph-rsid="023e2518" style:font-size-asian="10.5pt" style:font-weight-asian="normal" style:font-size-complex="12pt" style:font-weight-complex="normal"/>
    </style:style>
    <style:style style:name="P269" style:family="paragraph" style:parent-style-name="Text_20_body">
      <style:paragraph-properties fo:margin-left="0in" fo:margin-right="0in" fo:text-indent="0in" style:auto-text-indent="false"/>
      <style:text-properties style:font-name="Arial1" fo:font-size="12pt" fo:font-weight="normal" officeooo:rsid="0041821a" officeooo:paragraph-rsid="024632e1" style:font-size-asian="10.5pt" style:font-weight-asian="normal" style:font-size-complex="12pt" style:font-weight-complex="normal"/>
    </style:style>
    <style:style style:name="P270" style:family="paragraph" style:parent-style-name="Text_20_body">
      <style:paragraph-properties fo:margin-left="0in" fo:margin-right="0in" fo:text-indent="0in" style:auto-text-indent="false"/>
      <style:text-properties style:font-name="Arial1" fo:font-size="12pt" fo:font-weight="normal" officeooo:rsid="0041821a" officeooo:paragraph-rsid="024a016f" style:font-size-asian="10.5pt" style:font-weight-asian="normal" style:font-size-complex="12pt" style:font-weight-complex="normal"/>
    </style:style>
    <style:style style:name="P271" style:family="paragraph" style:parent-style-name="Text_20_body">
      <style:paragraph-properties fo:margin-left="0in" fo:margin-right="0in" fo:text-indent="0in" style:auto-text-indent="false"/>
      <style:text-properties style:font-name="Arial1" fo:font-size="12pt" fo:font-weight="normal" officeooo:rsid="023ac183" officeooo:paragraph-rsid="023ac183" style:font-size-asian="10.5pt" style:font-weight-asian="normal" style:font-size-complex="12pt" style:font-weight-complex="normal"/>
    </style:style>
    <style:style style:name="P272" style:family="paragraph" style:parent-style-name="Text_20_body">
      <style:paragraph-properties fo:margin-left="0in" fo:margin-right="0in" fo:text-indent="0in" style:auto-text-indent="false"/>
      <style:text-properties style:font-name="Arial1" fo:font-size="12pt" fo:font-weight="normal" officeooo:rsid="023ac183" officeooo:paragraph-rsid="023cff6d" style:font-size-asian="10.5pt" style:font-weight-asian="normal" style:font-size-complex="12pt" style:font-weight-complex="normal"/>
    </style:style>
    <style:style style:name="P273" style:family="paragraph" style:parent-style-name="Text_20_body">
      <style:paragraph-properties fo:margin-left="0in" fo:margin-right="0in" fo:text-indent="0in" style:auto-text-indent="false"/>
      <style:text-properties style:font-name="Arial1" fo:font-size="12pt" fo:font-weight="normal" officeooo:rsid="023e2518" officeooo:paragraph-rsid="023e2518" style:font-size-asian="10.5pt" style:font-weight-asian="normal" style:font-size-complex="12pt" style:font-weight-complex="normal"/>
    </style:style>
    <style:style style:name="P274" style:family="paragraph" style:parent-style-name="Text_20_body">
      <style:paragraph-properties fo:margin-left="0in" fo:margin-right="0in" fo:text-indent="0in" style:auto-text-indent="false"/>
      <style:text-properties style:font-name="Arial1" fo:font-size="12pt" fo:font-weight="normal" officeooo:rsid="001066ee" officeooo:paragraph-rsid="023e2518" style:font-size-asian="10.5pt" style:font-weight-asian="normal" style:font-size-complex="12pt" style:font-weight-complex="normal"/>
    </style:style>
    <style:style style:name="P275" style:family="paragraph" style:parent-style-name="Text_20_body">
      <style:paragraph-properties fo:margin-left="0in" fo:margin-right="0in" fo:text-indent="0in" style:auto-text-indent="false"/>
      <style:text-properties style:font-name="Arial1" fo:font-size="12pt" fo:font-weight="normal" officeooo:rsid="001066ee" officeooo:paragraph-rsid="0240f9f6" style:font-size-asian="10.5pt" style:font-weight-asian="normal" style:font-size-complex="12pt" style:font-weight-complex="normal"/>
    </style:style>
    <style:style style:name="P276" style:family="paragraph" style:parent-style-name="Text_20_body">
      <style:paragraph-properties fo:margin-left="0in" fo:margin-right="0in" fo:text-indent="0in" style:auto-text-indent="false"/>
      <style:text-properties style:font-name="Arial1" fo:font-size="12pt" fo:font-weight="normal" officeooo:rsid="024632e1" officeooo:paragraph-rsid="024632e1" style:font-size-asian="10.5pt" style:font-weight-asian="normal" style:font-size-complex="12pt" style:font-weight-complex="normal"/>
    </style:style>
    <style:style style:name="P277" style:family="paragraph" style:parent-style-name="Text_20_body">
      <style:paragraph-properties fo:margin-left="0in" fo:margin-right="0in" fo:text-indent="0in" style:auto-text-indent="false"/>
      <style:text-properties style:font-name="Arial1" fo:font-size="12pt" fo:font-weight="normal" officeooo:rsid="0247a339" officeooo:paragraph-rsid="0247a339" style:font-size-asian="10.5pt" style:font-weight-asian="normal" style:font-size-complex="12pt" style:font-weight-complex="normal"/>
    </style:style>
    <style:style style:name="P278" style:family="paragraph" style:parent-style-name="Text_20_body">
      <style:paragraph-properties fo:margin-left="0in" fo:margin-right="0in" fo:text-indent="0in" style:auto-text-indent="false"/>
      <style:text-properties style:font-name="Arial1" fo:font-size="12pt" fo:font-weight="normal" officeooo:rsid="024a016f" officeooo:paragraph-rsid="024a016f" style:font-size-asian="10.5pt" style:font-weight-asian="normal" style:font-size-complex="12pt" style:font-weight-complex="normal"/>
    </style:style>
    <style:style style:name="P279" style:family="paragraph" style:parent-style-name="Text_20_body">
      <style:paragraph-properties fo:margin-left="0in" fo:margin-right="0in" fo:text-indent="0in" style:auto-text-indent="false"/>
      <style:text-properties style:font-name="Arial1" officeooo:rsid="0212d6b7" officeooo:paragraph-rsid="0215a450"/>
    </style:style>
    <style:style style:name="P280" style:family="paragraph" style:parent-style-name="Text_20_body">
      <style:paragraph-properties fo:margin-left="0in" fo:margin-right="0in" fo:text-indent="0in" style:auto-text-indent="false"/>
      <style:text-properties style:font-name="Arial1" officeooo:rsid="0212d6b7" officeooo:paragraph-rsid="022a19f3"/>
    </style:style>
    <style:style style:name="P281" style:family="paragraph" style:parent-style-name="Text_20_body">
      <style:paragraph-properties fo:margin-left="0in" fo:margin-right="0in" fo:text-indent="0in" style:auto-text-indent="false"/>
      <style:text-properties style:font-name="Arial1" officeooo:rsid="001066ee" officeooo:paragraph-rsid="021c346f"/>
    </style:style>
    <style:style style:name="P282" style:family="paragraph" style:parent-style-name="Text_20_body">
      <style:paragraph-properties fo:margin-left="0in" fo:margin-right="0in" fo:text-indent="0in" style:auto-text-indent="false"/>
      <style:text-properties style:font-name="Arial1" officeooo:rsid="001066ee" officeooo:paragraph-rsid="0237f809"/>
    </style:style>
    <style:style style:name="P283" style:family="paragraph" style:parent-style-name="Text_20_body">
      <style:paragraph-properties fo:margin-left="0in" fo:margin-right="0in" fo:text-indent="0in" style:auto-text-indent="false"/>
      <style:text-properties style:font-name="Arial1" officeooo:rsid="001066ee" officeooo:paragraph-rsid="023daf45"/>
    </style:style>
    <style:style style:name="P284" style:family="paragraph" style:parent-style-name="Heading_20_1">
      <style:text-properties officeooo:rsid="001abbba" officeooo:paragraph-rsid="001abbba"/>
    </style:style>
    <style:style style:name="P285" style:family="paragraph" style:parent-style-name="Heading_20_1">
      <style:text-properties officeooo:rsid="00162507"/>
    </style:style>
    <style:style style:name="P286" style:family="paragraph" style:parent-style-name="Heading_20_1">
      <style:paragraph-properties fo:break-before="page"/>
    </style:style>
    <style:style style:name="P287" style:family="paragraph" style:parent-style-name="Heading_20_1">
      <style:paragraph-properties fo:break-before="page"/>
      <style:text-properties officeooo:paragraph-rsid="022dd7c0"/>
    </style:style>
    <style:style style:name="P288" style:family="paragraph" style:parent-style-name="Heading_20_2">
      <style:text-properties officeooo:paragraph-rsid="01f6c90f"/>
    </style:style>
    <style:style style:name="P289" style:family="paragraph" style:parent-style-name="Contents_20_1">
      <style:paragraph-properties>
        <style:tab-stops>
          <style:tab-stop style:position="6.9252in" style:type="right" style:leader-style="dotted" style:leader-text="."/>
        </style:tab-stops>
      </style:paragraph-properties>
    </style:style>
    <style:style style:name="P290" style:family="paragraph" style:parent-style-name="Contents_20_2">
      <style:paragraph-properties>
        <style:tab-stops>
          <style:tab-stop style:position="6.7283in" style:type="right" style:leader-style="dotted" style:leader-text="."/>
        </style:tab-stops>
      </style:paragraph-properties>
    </style:style>
    <style:style style:name="P291" style:family="paragraph" style:parent-style-name="Table_20_Heading">
      <style:text-properties officeooo:rsid="00535e59" officeooo:paragraph-rsid="021e08c5"/>
    </style:style>
    <style:style style:name="P292" style:family="paragraph" style:parent-style-name="Table_20_Heading">
      <style:text-properties officeooo:rsid="001066ee" officeooo:paragraph-rsid="021e08c5"/>
    </style:style>
    <style:style style:name="P293" style:family="paragraph" style:parent-style-name="Table_20_Heading">
      <style:text-properties style:font-name="Arial1" fo:font-size="10pt" officeooo:rsid="0013c336" officeooo:paragraph-rsid="022bb5b1" style:font-size-asian="10pt" style:font-size-complex="10pt"/>
    </style:style>
    <style:style style:name="P294" style:family="paragraph" style:parent-style-name="Table_20_Heading">
      <style:text-properties style:font-name="Arial1" fo:font-size="10pt" officeooo:rsid="0013c336" officeooo:paragraph-rsid="022dd7c0" style:font-size-asian="10pt" style:font-size-complex="10pt"/>
    </style:style>
    <style:style style:name="P295" style:family="paragraph" style:parent-style-name="Table_20_Heading">
      <style:text-properties style:font-name="Arial1" fo:font-size="10pt" officeooo:rsid="0013c336" officeooo:paragraph-rsid="02334064" style:font-size-asian="10pt" style:font-size-complex="10pt"/>
    </style:style>
    <style:style style:name="P296" style:family="paragraph" style:parent-style-name="Table_20_Heading">
      <style:text-properties style:font-name="Arial1" fo:font-size="10pt" officeooo:rsid="0013c336" officeooo:paragraph-rsid="023cff6d" style:font-size-asian="10pt" style:font-size-complex="10pt"/>
    </style:style>
    <style:style style:name="P297" style:family="paragraph" style:parent-style-name="Table_20_Heading">
      <style:text-properties style:font-name="Arial1" fo:font-size="10pt" officeooo:rsid="0013c336" officeooo:paragraph-rsid="0247a339" style:font-size-asian="10pt" style:font-size-complex="10pt"/>
    </style:style>
    <style:style style:name="P298" style:family="paragraph" style:parent-style-name="Table_20_Heading">
      <style:text-properties style:font-name="Arial1" fo:font-size="10pt" officeooo:rsid="0013c336" officeooo:paragraph-rsid="024a016f" style:font-size-asian="10pt" style:font-size-complex="10pt"/>
    </style:style>
    <style:style style:name="P299" style:family="paragraph" style:parent-style-name="Table_20_Contents" style:list-style-name="L3">
      <style:text-properties style:font-name="Arial1" fo:font-size="10pt" officeooo:rsid="0201e81b" officeooo:paragraph-rsid="0201e81b" style:font-size-asian="10pt" style:font-size-complex="10pt"/>
    </style:style>
    <style:style style:name="P300" style:family="paragraph" style:parent-style-name="Table_20_Contents" style:list-style-name="L3">
      <style:text-properties style:font-name="Arial1" fo:font-size="10pt" officeooo:rsid="0201e81b" officeooo:paragraph-rsid="02061349" style:font-size-asian="10pt" style:font-size-complex="10pt"/>
    </style:style>
    <style:style style:name="P301" style:family="paragraph" style:parent-style-name="Table_20_Contents" style:list-style-name="L4">
      <style:text-properties style:font-name="Arial1" fo:font-size="10pt" officeooo:rsid="02012879" officeooo:paragraph-rsid="02012879" style:font-size-asian="10pt" style:font-size-complex="10pt"/>
    </style:style>
    <style:style style:name="P302" style:family="paragraph" style:parent-style-name="Table_20_Contents" style:list-style-name="L10">
      <style:text-properties style:font-name="Arial1" fo:font-size="10pt" officeooo:rsid="0215a450" officeooo:paragraph-rsid="0215a450" style:font-size-asian="10pt" style:font-size-complex="10pt"/>
    </style:style>
    <style:style style:name="P303" style:family="paragraph" style:parent-style-name="Table_20_Contents">
      <style:text-properties style:font-name="Arial1" fo:font-size="10pt" officeooo:rsid="0023ec67" officeooo:paragraph-rsid="022f21aa" style:font-size-asian="10pt" style:font-size-complex="10pt"/>
    </style:style>
    <style:style style:name="P304" style:family="paragraph" style:parent-style-name="Table_20_Contents">
      <style:text-properties style:font-name="Arial1" fo:font-size="10pt" officeooo:rsid="0023ec67" officeooo:paragraph-rsid="02334064" style:font-size-asian="10pt" style:font-size-complex="10pt"/>
    </style:style>
    <style:style style:name="P305" style:family="paragraph" style:parent-style-name="Table_20_Contents">
      <style:text-properties style:font-name="Arial1" fo:font-size="10pt" officeooo:rsid="022bb5b1" officeooo:paragraph-rsid="022bb5b1" style:font-size-asian="10pt" style:font-size-complex="10pt"/>
    </style:style>
    <style:style style:name="P306" style:family="paragraph" style:parent-style-name="Table_20_Contents" style:list-style-name="L24">
      <style:text-properties style:font-name="Arial1" fo:font-size="10pt" officeooo:rsid="022bb5b1" officeooo:paragraph-rsid="022bb5b1" style:font-size-asian="10pt" style:font-size-complex="10pt"/>
    </style:style>
    <style:style style:name="P307" style:family="paragraph" style:parent-style-name="Table_20_Contents" style:list-style-name="L25">
      <style:text-properties style:font-name="Arial1" fo:font-size="10pt" officeooo:rsid="022bb5b1" officeooo:paragraph-rsid="022bb5b1" style:font-size-asian="10pt" style:font-size-complex="10pt"/>
    </style:style>
    <style:style style:name="P308" style:family="paragraph" style:parent-style-name="Table_20_Contents">
      <style:text-properties style:font-name="Arial1" fo:font-size="10pt" officeooo:rsid="022bb5b1" officeooo:paragraph-rsid="02517df2" style:font-size-asian="10pt" style:font-size-complex="10pt"/>
    </style:style>
    <style:style style:name="P309" style:family="paragraph" style:parent-style-name="Table_20_Contents">
      <style:text-properties style:font-name="Arial1" fo:font-size="10pt" officeooo:rsid="022dd7c0" officeooo:paragraph-rsid="022dd7c0" style:font-size-asian="10pt" style:font-size-complex="10pt"/>
    </style:style>
    <style:style style:name="P310" style:family="paragraph" style:parent-style-name="Table_20_Contents">
      <style:text-properties style:font-name="Arial1" fo:font-size="10pt" officeooo:rsid="022dd7c0" officeooo:paragraph-rsid="0235919e" style:font-size-asian="10pt" style:font-size-complex="10pt"/>
    </style:style>
    <style:style style:name="P311" style:family="paragraph" style:parent-style-name="Table_20_Contents">
      <style:text-properties style:font-name="Arial1" fo:font-size="10pt" officeooo:rsid="022f21aa" officeooo:paragraph-rsid="02334064" style:font-size-asian="10pt" style:font-size-complex="10pt"/>
    </style:style>
    <style:style style:name="P312" style:family="paragraph" style:parent-style-name="Table_20_Contents">
      <style:text-properties style:font-name="Arial1" fo:font-size="10pt" officeooo:rsid="022f21aa" officeooo:paragraph-rsid="02345f7b" style:font-size-asian="10pt" style:font-size-complex="10pt"/>
    </style:style>
    <style:style style:name="P313" style:family="paragraph" style:parent-style-name="Table_20_Contents">
      <style:text-properties style:font-name="Arial1" fo:font-size="10pt" officeooo:rsid="02307ca2" officeooo:paragraph-rsid="02334064" style:font-size-asian="10pt" style:font-size-complex="10pt"/>
    </style:style>
    <style:style style:name="P314" style:family="paragraph" style:parent-style-name="Table_20_Contents">
      <style:text-properties style:font-name="Arial1" fo:font-size="10pt" officeooo:rsid="023b96de" officeooo:paragraph-rsid="023cff6d" style:font-size-asian="10pt" style:font-size-complex="10pt"/>
    </style:style>
    <style:style style:name="P315" style:family="paragraph" style:parent-style-name="Table_20_Contents">
      <style:text-properties style:font-name="Arial1" fo:font-size="10pt" officeooo:rsid="0247a339" officeooo:paragraph-rsid="024a016f" style:font-size-asian="10pt" style:font-size-complex="10pt"/>
    </style:style>
    <style:style style:name="P316" style:family="paragraph" style:parent-style-name="Table_20_Contents">
      <style:text-properties style:font-name="Arial1" fo:font-size="10pt" officeooo:rsid="024bb416" officeooo:paragraph-rsid="024bb416" style:font-size-asian="10pt" style:font-size-complex="10pt"/>
    </style:style>
    <style:style style:name="P317" style:family="paragraph" style:parent-style-name="Table_20_Contents">
      <style:text-properties style:font-name="Arial1" fo:font-size="10pt" officeooo:rsid="024bb416" officeooo:paragraph-rsid="024daeda" style:font-size-asian="10pt" style:font-size-complex="10pt"/>
    </style:style>
    <style:style style:name="P318" style:family="paragraph" style:parent-style-name="Table_20_Contents">
      <style:text-properties style:font-name="Arial1" fo:font-size="10pt" officeooo:rsid="024f8816" officeooo:paragraph-rsid="02517df2" style:font-size-asian="10pt" style:font-size-complex="10pt"/>
    </style:style>
    <style:style style:name="P319" style:family="paragraph" style:parent-style-name="Table_20_Contents" style:list-style-name="L33">
      <style:text-properties style:font-name="Arial1" fo:font-size="10pt" officeooo:rsid="024f8816" officeooo:paragraph-rsid="02517df2" style:font-size-asian="10pt" style:font-size-complex="10pt"/>
    </style:style>
    <style:style style:name="P320" style:family="paragraph" style:parent-style-name="Table_20_Contents" style:list-style-name="L32">
      <style:text-properties style:font-name="Arial1" fo:font-size="10pt" officeooo:rsid="0250d51b" officeooo:paragraph-rsid="0250e484" style:font-size-asian="10pt" style:font-size-complex="10pt"/>
    </style:style>
    <style:style style:name="P321" style:family="paragraph" style:parent-style-name="Table_20_Contents">
      <style:text-properties style:font-name="Arial1" fo:font-size="10pt" officeooo:rsid="0250d51b" officeooo:paragraph-rsid="025374fd" style:font-size-asian="10pt" style:font-size-complex="10pt"/>
    </style:style>
    <style:style style:name="P322" style:family="paragraph" style:parent-style-name="Table_20_Contents" style:list-style-name="L24">
      <style:text-properties style:font-name="Arial1" fo:font-size="10pt" fo:font-weight="bold" officeooo:rsid="022bb5b1" officeooo:paragraph-rsid="022bb5b1" style:font-size-asian="10pt" style:font-weight-asian="bold" style:font-size-complex="10pt" style:font-weight-complex="bold"/>
    </style:style>
    <style:style style:name="P323" style:family="paragraph" style:parent-style-name="Table_20_Contents" style:list-style-name="L25">
      <style:text-properties style:font-name="Arial1" fo:font-size="10pt" fo:font-weight="bold" officeooo:rsid="022bb5b1" officeooo:paragraph-rsid="022bb5b1" style:font-size-asian="10pt" style:font-weight-asian="bold" style:font-size-complex="10pt" style:font-weight-complex="bold"/>
    </style:style>
    <style:style style:name="P324" style:family="paragraph" style:parent-style-name="Table_20_Contents" style:list-style-name="L25">
      <style:text-properties style:font-name="Arial1" fo:font-size="10pt" fo:font-weight="bold" officeooo:rsid="022bb5b1" officeooo:paragraph-rsid="022d0a6f" style:font-size-asian="10pt" style:font-weight-asian="bold" style:font-size-complex="10pt" style:font-weight-complex="bold"/>
    </style:style>
    <style:style style:name="P325" style:family="paragraph" style:parent-style-name="Table_20_Contents" style:list-style-name="L25">
      <style:text-properties style:font-name="Arial1" fo:font-size="10pt" fo:font-weight="normal" officeooo:rsid="022bb5b1" officeooo:paragraph-rsid="022d0a6f" style:font-size-asian="10pt" style:font-weight-asian="normal" style:font-size-complex="10pt" style:font-weight-complex="normal"/>
    </style:style>
    <style:style style:name="P326" style:family="paragraph" style:parent-style-name="Table_20_Contents">
      <style:paragraph-properties fo:text-align="center" style:justify-single-word="false"/>
      <style:text-properties style:font-name="Arial1" officeooo:rsid="01f6c90f" officeooo:paragraph-rsid="01f6c90f"/>
    </style:style>
    <style:style style:name="P327" style:family="paragraph" style:parent-style-name="Table_20_Contents" style:list-style-name="L9">
      <style:text-properties officeooo:paragraph-rsid="0215a450"/>
    </style:style>
    <style:style style:name="P328" style:family="paragraph" style:parent-style-name="Table_20_Contents">
      <style:text-properties style:font-name="Courier New" officeooo:rsid="021e08c5" officeooo:paragraph-rsid="021e08c5"/>
    </style:style>
    <style:style style:name="P329" style:family="paragraph" style:parent-style-name="Table_20_Contents">
      <style:text-properties style:font-name="Courier New" fo:font-size="10pt" officeooo:rsid="022bb5b1" officeooo:paragraph-rsid="022bb5b1" style:font-size-asian="10pt" style:font-size-complex="10pt"/>
    </style:style>
    <style:style style:name="P330" style:family="paragraph" style:parent-style-name="Table_20_Contents">
      <style:text-properties style:font-name="Courier New" fo:font-size="10pt" officeooo:rsid="022dd7c0" officeooo:paragraph-rsid="022dd7c0" style:font-size-asian="10pt" style:font-size-complex="10pt"/>
    </style:style>
    <style:style style:name="P331" style:family="paragraph" style:parent-style-name="Table_20_Contents">
      <style:text-properties style:font-name="Courier New" fo:font-size="10pt" officeooo:rsid="022dd7c0" officeooo:paragraph-rsid="02334064" style:font-size-asian="10pt" style:font-size-complex="10pt"/>
    </style:style>
    <style:style style:name="P332" style:family="paragraph" style:parent-style-name="Table_20_Contents">
      <style:text-properties style:font-name="Courier New" fo:font-size="10pt" officeooo:rsid="022f21aa" officeooo:paragraph-rsid="02334064" style:font-size-asian="10pt" style:font-size-complex="10pt"/>
    </style:style>
    <style:style style:name="P333" style:family="paragraph" style:parent-style-name="Table_20_Contents">
      <style:text-properties style:font-name="Courier New" fo:font-size="10pt" officeooo:rsid="023b96de" officeooo:paragraph-rsid="023cff6d" style:font-size-asian="10pt" style:font-size-complex="10pt"/>
    </style:style>
    <style:style style:name="P334" style:family="paragraph" style:parent-style-name="Table_20_Contents">
      <style:text-properties style:font-name="Courier New" fo:font-size="10pt" officeooo:rsid="0247a339" officeooo:paragraph-rsid="0247a339" style:font-size-asian="10pt" style:font-size-complex="10pt"/>
    </style:style>
    <style:style style:name="P335" style:family="paragraph" style:parent-style-name="Table_20_Contents">
      <style:text-properties style:font-name="Courier New" fo:font-size="10pt" officeooo:rsid="0247a339" officeooo:paragraph-rsid="024a016f" style:font-size-asian="10pt" style:font-size-complex="10pt"/>
    </style:style>
    <style:style style:name="P336" style:family="paragraph" style:parent-style-name="Table_20_Contents">
      <style:text-properties style:font-name="Courier New" fo:font-size="10pt" officeooo:rsid="024bb416" officeooo:paragraph-rsid="024bb416" style:font-size-asian="10pt" style:font-size-complex="10pt"/>
    </style:style>
    <style:style style:name="P337" style:family="paragraph" style:parent-style-name="Table_20_Contents">
      <style:text-properties style:font-name="Courier New" fo:font-size="10pt" fo:font-weight="bold" officeooo:rsid="024f8816" officeooo:paragraph-rsid="024f8816" style:font-size-asian="10pt" style:font-weight-asian="bold" style:font-size-complex="10pt" style:font-weight-complex="bold"/>
    </style:style>
    <style:style style:name="P338" style:family="paragraph" style:parent-style-name="Table_20_Contents">
      <style:text-properties style:font-name="Courier New" fo:font-size="10pt" fo:font-weight="bold" officeooo:rsid="0250d51b" officeooo:paragraph-rsid="0250d51b" style:font-size-asian="10pt" style:font-weight-asian="bold" style:font-size-complex="10pt" style:font-weight-complex="bold"/>
    </style:style>
    <style:style style:name="P339" style:family="paragraph" style:parent-style-name="Table_20_Contents">
      <style:text-properties style:font-name="Courier New" officeooo:rsid="01f4dc6d" officeooo:paragraph-rsid="01f4dc6d"/>
    </style:style>
    <style:style style:name="P340" style:family="paragraph" style:parent-style-name="Table_20_Contents">
      <style:text-properties officeooo:rsid="021e08c5" officeooo:paragraph-rsid="021e08c5"/>
    </style:style>
    <style:style style:name="P341" style:family="paragraph" style:parent-style-name="Table_20_Contents">
      <style:paragraph-properties fo:text-align="center" style:justify-single-word="false"/>
      <style:text-properties style:font-name="Courier New" fo:font-size="10pt" officeooo:rsid="022bb5b1" officeooo:paragraph-rsid="022bb5b1" style:font-size-asian="10pt" style:font-size-complex="10pt"/>
    </style:style>
    <style:style style:name="P342" style:family="paragraph" style:parent-style-name="Table_20_Contents">
      <style:paragraph-properties fo:text-align="center" style:justify-single-word="false"/>
      <style:text-properties style:font-name="Courier New" fo:font-size="10pt" officeooo:rsid="022d0a6f" officeooo:paragraph-rsid="022d0a6f" style:font-size-asian="10pt" style:font-size-complex="10pt"/>
    </style:style>
    <style:style style:name="P343" style:family="paragraph" style:parent-style-name="Table_20_Contents">
      <style:paragraph-properties fo:text-align="center" style:justify-single-word="false"/>
      <style:text-properties style:font-name="Courier New" fo:font-size="10pt" officeooo:rsid="022dd7c0" officeooo:paragraph-rsid="022dd7c0" style:font-size-asian="10pt" style:font-size-complex="10pt"/>
    </style:style>
    <style:style style:name="P344" style:family="paragraph" style:parent-style-name="Table_20_Contents">
      <style:paragraph-properties fo:text-align="center" style:justify-single-word="false"/>
      <style:text-properties style:font-name="Courier New" fo:font-size="10pt" officeooo:rsid="022dd7c0" officeooo:paragraph-rsid="02334064" style:font-size-asian="10pt" style:font-size-complex="10pt"/>
    </style:style>
    <style:style style:name="P345" style:family="paragraph" style:parent-style-name="Table_20_Contents">
      <style:paragraph-properties fo:text-align="center" style:justify-single-word="false"/>
      <style:text-properties style:font-name="Courier New" fo:font-size="10pt" officeooo:rsid="0247a339" officeooo:paragraph-rsid="0247a339" style:font-size-asian="10pt" style:font-size-complex="10pt"/>
    </style:style>
    <style:style style:name="P346" style:family="paragraph" style:parent-style-name="Table_20_Contents">
      <style:paragraph-properties fo:text-align="center" style:justify-single-word="false"/>
      <style:text-properties style:font-name="Courier New" fo:font-size="10pt" officeooo:rsid="0247a339" officeooo:paragraph-rsid="024a016f" style:font-size-asian="10pt" style:font-size-complex="10pt"/>
    </style:style>
    <style:style style:name="P347" style:family="paragraph" style:parent-style-name="Table_20_Contents">
      <style:paragraph-properties fo:text-align="center" style:justify-single-word="false"/>
      <style:text-properties style:font-name="Courier New" fo:font-size="10pt" officeooo:rsid="0250d51b" officeooo:paragraph-rsid="0250d51b" style:font-size-asian="10pt" style:font-size-complex="10pt"/>
    </style:style>
    <style:style style:name="P348" style:family="paragraph" style:parent-style-name="Table_20_Contents">
      <style:paragraph-properties fo:text-align="center" style:justify-single-word="false"/>
      <style:text-properties style:font-name="Arial1" fo:font-size="10pt" officeooo:rsid="022f21aa" officeooo:paragraph-rsid="02334064" style:font-size-asian="10pt" style:font-size-complex="10pt"/>
    </style:style>
    <style:style style:name="P349" style:family="paragraph" style:parent-style-name="Table_20_Contents">
      <style:paragraph-properties fo:text-align="center" style:justify-single-word="false"/>
      <style:text-properties style:font-name="Arial1" fo:font-size="10pt" officeooo:rsid="023b96de" officeooo:paragraph-rsid="023cff6d" style:font-size-asian="10pt" style:font-size-complex="10pt"/>
    </style:style>
    <style:style style:name="P350" style:family="paragraph" style:parent-style-name="Table_20_Contents">
      <style:paragraph-properties fo:text-align="center" style:justify-single-word="false"/>
      <style:text-properties style:font-name="Arial1" fo:font-size="10pt" officeooo:rsid="024bb416" officeooo:paragraph-rsid="024bb416" style:font-size-asian="10pt" style:font-size-complex="10pt"/>
    </style:style>
    <style:style style:name="P351" style:family="paragraph" style:parent-style-name="Table_20_Contents">
      <style:paragraph-properties fo:text-align="center" style:justify-single-word="false"/>
      <style:text-properties style:font-name="Arial1" fo:font-size="10pt" officeooo:rsid="024f8816" officeooo:paragraph-rsid="024f8816" style:font-size-asian="10pt" style:font-size-complex="10pt"/>
    </style:style>
    <style:style style:name="P352" style:family="paragraph" style:parent-style-name="Table_20_Contents">
      <style:text-properties officeooo:rsid="01f4dc6d" officeooo:paragraph-rsid="01f4dc6d"/>
    </style:style>
    <style:style style:name="P353" style:family="paragraph" style:parent-style-name="Contents_20_3">
      <style:paragraph-properties>
        <style:tab-stops>
          <style:tab-stop style:position="6.5319in" style:type="right" style:leader-style="dotted" style:leader-text="."/>
        </style:tab-stops>
      </style:paragraph-properties>
    </style:style>
    <style:style style:name="P35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officeooo:rsid="01aba152"/>
    </style:style>
    <style:style style:name="T3" style:family="text">
      <style:text-properties style:font-name="Courier New" officeooo:rsid="01ace959"/>
    </style:style>
    <style:style style:name="T4" style:family="text">
      <style:text-properties style:font-name="Courier New" officeooo:rsid="01b6c852"/>
    </style:style>
    <style:style style:name="T5" style:family="text">
      <style:text-properties style:font-name="Courier New" officeooo:rsid="01b7ede2"/>
    </style:style>
    <style:style style:name="T6" style:family="text">
      <style:text-properties style:font-name="Courier New" officeooo:rsid="01bad6d3"/>
    </style:style>
    <style:style style:name="T7" style:family="text">
      <style:text-properties style:font-name="Courier New" officeooo:rsid="01bc78a6"/>
    </style:style>
    <style:style style:name="T8" style:family="text">
      <style:text-properties style:font-name="Courier New" officeooo:rsid="01becfc6"/>
    </style:style>
    <style:style style:name="T9" style:family="text">
      <style:text-properties style:font-name="Courier New" officeooo:rsid="01c1351e"/>
    </style:style>
    <style:style style:name="T10" style:family="text">
      <style:text-properties style:font-name="Courier New" officeooo:rsid="01c1b51f"/>
    </style:style>
    <style:style style:name="T11" style:family="text">
      <style:text-properties style:font-name="Courier New" officeooo:rsid="01c5266a"/>
    </style:style>
    <style:style style:name="T12" style:family="text">
      <style:text-properties style:font-name="Courier New" officeooo:rsid="01c623fb"/>
    </style:style>
    <style:style style:name="T13" style:family="text">
      <style:text-properties style:font-name="Courier New" officeooo:rsid="01cccb0d"/>
    </style:style>
    <style:style style:name="T14" style:family="text">
      <style:text-properties style:font-name="Courier New" officeooo:rsid="01c83eab"/>
    </style:style>
    <style:style style:name="T15" style:family="text">
      <style:text-properties style:font-name="Courier New" officeooo:rsid="01c8d8ff"/>
    </style:style>
    <style:style style:name="T16" style:family="text">
      <style:text-properties style:font-name="Courier New" officeooo:rsid="01c97b48"/>
    </style:style>
    <style:style style:name="T17" style:family="text">
      <style:text-properties style:font-name="Courier New" fo:font-style="normal" officeooo:rsid="01c83eab" style:font-style-asian="normal" style:font-style-complex="normal"/>
    </style:style>
    <style:style style:name="T18" style:family="text">
      <style:text-properties style:font-name="Courier New" fo:font-style="normal" officeooo:rsid="01c97b48" style:font-style-asian="normal" style:font-style-complex="normal"/>
    </style:style>
    <style:style style:name="T19" style:family="text">
      <style:text-properties style:font-name="Courier New" officeooo:rsid="01cba2c3"/>
    </style:style>
    <style:style style:name="T20" style:family="text">
      <style:text-properties style:font-name="Courier New" officeooo:rsid="01d25bf7"/>
    </style:style>
    <style:style style:name="T21" style:family="text">
      <style:text-properties style:font-name="Courier New" officeooo:rsid="01d2ec83"/>
    </style:style>
    <style:style style:name="T22" style:family="text">
      <style:text-properties style:font-name="Courier New" officeooo:rsid="01cf5156"/>
    </style:style>
    <style:style style:name="T23" style:family="text">
      <style:text-properties style:font-name="Courier New" officeooo:rsid="01d79c01"/>
    </style:style>
    <style:style style:name="T24" style:family="text">
      <style:text-properties style:font-name="Courier New" officeooo:rsid="01cfdbe1"/>
    </style:style>
    <style:style style:name="T25" style:family="text">
      <style:text-properties style:font-name="Courier New" officeooo:rsid="01e063fc"/>
    </style:style>
    <style:style style:name="T26" style:family="text">
      <style:text-properties style:font-name="Courier New" officeooo:rsid="01dad268"/>
    </style:style>
    <style:style style:name="T27" style:family="text">
      <style:text-properties style:font-name="Courier New" officeooo:rsid="01db2054"/>
    </style:style>
    <style:style style:name="T28" style:family="text">
      <style:text-properties style:font-name="Courier New" officeooo:rsid="01dceeb2"/>
    </style:style>
    <style:style style:name="T29" style:family="text">
      <style:text-properties style:font-name="Courier New" officeooo:rsid="01de16c2"/>
    </style:style>
    <style:style style:name="T30" style:family="text">
      <style:text-properties style:font-name="Courier New" officeooo:rsid="01df2c95"/>
    </style:style>
    <style:style style:name="T31" style:family="text">
      <style:text-properties style:font-name="Courier New" officeooo:rsid="01e0a9c1"/>
    </style:style>
    <style:style style:name="T32" style:family="text">
      <style:text-properties style:font-name="Courier New" officeooo:rsid="01e1a4a7"/>
    </style:style>
    <style:style style:name="T33" style:family="text">
      <style:text-properties style:font-name="Courier New" officeooo:rsid="01e67963"/>
    </style:style>
    <style:style style:name="T34" style:family="text">
      <style:text-properties style:font-name="Courier New" officeooo:rsid="01e6fb15"/>
    </style:style>
    <style:style style:name="T35" style:family="text">
      <style:text-properties style:font-name="Courier New" officeooo:rsid="01e77897"/>
    </style:style>
    <style:style style:name="T36" style:family="text">
      <style:text-properties style:font-name="Courier New" officeooo:rsid="01e7a909"/>
    </style:style>
    <style:style style:name="T37" style:family="text">
      <style:text-properties style:font-name="Courier New" officeooo:rsid="01e8213d"/>
    </style:style>
    <style:style style:name="T38" style:family="text">
      <style:text-properties style:font-name="Courier New" officeooo:rsid="01e84689"/>
    </style:style>
    <style:style style:name="T39" style:family="text">
      <style:text-properties style:font-name="Courier New" officeooo:rsid="01e9bf57"/>
    </style:style>
    <style:style style:name="T40" style:family="text">
      <style:text-properties style:font-name="Courier New" officeooo:rsid="01e9c82b"/>
    </style:style>
    <style:style style:name="T41" style:family="text">
      <style:text-properties style:font-name="Courier New" officeooo:rsid="01ec821b"/>
    </style:style>
    <style:style style:name="T42" style:family="text">
      <style:text-properties style:font-name="Courier New" officeooo:rsid="01f3862e"/>
    </style:style>
    <style:style style:name="T43" style:family="text">
      <style:text-properties style:font-name="Courier New" fo:font-weight="normal" style:font-weight-asian="normal" style:font-weight-complex="normal"/>
    </style:style>
    <style:style style:name="T44" style:family="text">
      <style:text-properties style:font-name="Courier New" fo:font-weight="normal" officeooo:rsid="01fef1ff" style:font-weight-asian="normal" style:font-weight-complex="normal"/>
    </style:style>
    <style:style style:name="T45" style:family="text">
      <style:text-properties style:font-name="Courier New" fo:font-weight="normal" officeooo:rsid="0212d6b7" style:font-weight-asian="normal" style:font-weight-complex="normal"/>
    </style:style>
    <style:style style:name="T46" style:family="text">
      <style:text-properties style:font-name="Courier New" fo:font-weight="normal" officeooo:rsid="021c346f" style:font-weight-asian="normal" style:font-weight-complex="normal"/>
    </style:style>
    <style:style style:name="T47" style:family="text">
      <style:text-properties style:font-name="Courier New" fo:font-weight="normal" officeooo:rsid="0237f809" style:font-weight-asian="normal" style:font-weight-complex="normal"/>
    </style:style>
    <style:style style:name="T48" style:family="text">
      <style:text-properties style:font-name="Courier New" fo:font-weight="normal" officeooo:rsid="023daf45" style:font-weight-asian="normal" style:font-weight-complex="normal"/>
    </style:style>
    <style:style style:name="T49" style:family="text">
      <style:text-properties style:font-name="Courier New" fo:font-weight="normal" officeooo:rsid="023e2518" style:font-weight-asian="normal" style:font-weight-complex="normal"/>
    </style:style>
    <style:style style:name="T50" style:family="text">
      <style:text-properties style:font-name="Courier New" fo:font-weight="normal" officeooo:rsid="0240f9f6" style:font-weight-asian="normal" style:font-weight-complex="normal"/>
    </style:style>
    <style:style style:name="T51" style:family="text">
      <style:text-properties style:font-name="Courier New" officeooo:rsid="0201e81b"/>
    </style:style>
    <style:style style:name="T52" style:family="text">
      <style:text-properties style:font-name="Courier New" officeooo:rsid="0202645d"/>
    </style:style>
    <style:style style:name="T53" style:family="text">
      <style:text-properties style:font-name="Courier New" officeooo:rsid="02038866"/>
    </style:style>
    <style:style style:name="T54" style:family="text">
      <style:text-properties style:font-name="Courier New" officeooo:rsid="02061349"/>
    </style:style>
    <style:style style:name="T55" style:family="text">
      <style:text-properties style:font-name="Courier New" officeooo:rsid="020f94a1"/>
    </style:style>
    <style:style style:name="T56" style:family="text">
      <style:text-properties style:font-name="Courier New" officeooo:rsid="02141093"/>
    </style:style>
    <style:style style:name="T57" style:family="text">
      <style:text-properties style:font-name="Courier New" officeooo:rsid="02157584"/>
    </style:style>
    <style:style style:name="T58" style:family="text">
      <style:text-properties style:font-name="Courier New" fo:font-size="12pt" fo:font-weight="normal" style:font-size-asian="10.5pt" style:font-weight-asian="normal" style:font-size-complex="12pt" style:font-weight-complex="normal"/>
    </style:style>
    <style:style style:name="T59" style:family="text">
      <style:text-properties style:font-name="Courier New" fo:font-size="10pt" officeooo:rsid="0215a450" style:font-size-asian="10pt" style:font-size-complex="10pt"/>
    </style:style>
    <style:style style:name="T60" style:family="text">
      <style:text-properties style:font-name="Courier New" officeooo:rsid="021e08c5"/>
    </style:style>
    <style:style style:name="T61" style:family="text">
      <style:text-properties style:font-name="Courier New" officeooo:rsid="023daf45"/>
    </style:style>
    <style:style style:name="T62" style:family="text">
      <style:text-properties style:font-name="Courier New" officeooo:rsid="0242e631"/>
    </style:style>
    <style:style style:name="T63" style:family="text">
      <style:text-properties style:font-name="Courier New" officeooo:rsid="024953a9"/>
    </style:style>
    <style:style style:name="T64" style:family="text">
      <style:text-properties officeooo:rsid="00336ff0"/>
    </style:style>
    <style:style style:name="T65" style:family="text">
      <style:text-properties style:font-name="Arial1"/>
    </style:style>
    <style:style style:name="T66" style:family="text">
      <style:text-properties style:font-name="Arial1" fo:font-weight="bold" style:font-weight-asian="bold" style:font-weight-complex="bold"/>
    </style:style>
    <style:style style:name="T67" style:family="text">
      <style:text-properties style:font-name="Arial1" fo:font-weight="bold" officeooo:rsid="0237f809" style:font-weight-asian="bold" style:font-weight-complex="bold"/>
    </style:style>
    <style:style style:name="T68" style:family="text">
      <style:text-properties style:font-name="Arial1" fo:font-weight="bold" officeooo:rsid="0244a7b4" style:font-weight-asian="bold" style:font-weight-complex="bold"/>
    </style:style>
    <style:style style:name="T69" style:family="text">
      <style:text-properties style:font-name="Arial1" officeooo:rsid="0173dc2e"/>
    </style:style>
    <style:style style:name="T70" style:family="text">
      <style:text-properties style:font-name="Arial1" officeooo:rsid="0174eefc"/>
    </style:style>
    <style:style style:name="T71" style:family="text">
      <style:text-properties style:font-name="Arial1" officeooo:rsid="0175a5ee"/>
    </style:style>
    <style:style style:name="T72" style:family="text">
      <style:text-properties style:font-name="Arial1" officeooo:rsid="01bad6d3"/>
    </style:style>
    <style:style style:name="T73" style:family="text">
      <style:text-properties style:font-name="Arial1" officeooo:rsid="01c1351e"/>
    </style:style>
    <style:style style:name="T74" style:family="text">
      <style:text-properties style:font-name="Arial1" fo:font-style="normal" officeooo:rsid="01c8d8ff" style:font-style-asian="normal" style:font-style-complex="normal"/>
    </style:style>
    <style:style style:name="T75" style:family="text">
      <style:text-properties style:font-name="Arial1" fo:font-style="normal" officeooo:rsid="01c83eab" style:font-style-asian="normal" style:font-style-complex="normal"/>
    </style:style>
    <style:style style:name="T76" style:family="text">
      <style:text-properties style:font-name="Arial1" fo:font-style="normal" officeooo:rsid="01cba2c3" style:font-style-asian="normal" style:font-style-complex="normal"/>
    </style:style>
    <style:style style:name="T77" style:family="text">
      <style:text-properties style:font-name="Arial1" fo:font-style="normal" officeooo:rsid="01c97b48" style:font-style-asian="normal" style:font-style-complex="normal"/>
    </style:style>
    <style:style style:name="T78" style:family="text">
      <style:text-properties style:font-name="Arial1" officeooo:rsid="01cba2c3"/>
    </style:style>
    <style:style style:name="T79" style:family="text">
      <style:text-properties style:font-name="Arial1" officeooo:rsid="01c97b48"/>
    </style:style>
    <style:style style:name="T80" style:family="text">
      <style:text-properties style:font-name="Arial1" officeooo:rsid="01b7ede2"/>
    </style:style>
    <style:style style:name="T81" style:family="text">
      <style:text-properties style:font-name="Arial1" officeooo:rsid="01cccb0d"/>
    </style:style>
    <style:style style:name="T82" style:family="text">
      <style:text-properties style:font-name="Arial1" officeooo:rsid="01d2ec83"/>
    </style:style>
    <style:style style:name="T83" style:family="text">
      <style:text-properties style:font-name="Arial1" officeooo:rsid="01d3687a"/>
    </style:style>
    <style:style style:name="T84" style:family="text">
      <style:text-properties style:font-name="Arial1" officeooo:rsid="01d79c01"/>
    </style:style>
    <style:style style:name="T85" style:family="text">
      <style:text-properties style:font-name="Arial1" officeooo:rsid="01cf5156"/>
    </style:style>
    <style:style style:name="T86" style:family="text">
      <style:text-properties style:font-name="Arial1" officeooo:rsid="01dceeb2"/>
    </style:style>
    <style:style style:name="T87" style:family="text">
      <style:text-properties style:font-name="Arial1" officeooo:rsid="01cfdbe1"/>
    </style:style>
    <style:style style:name="T88" style:family="text">
      <style:text-properties style:font-name="Arial1" officeooo:rsid="01de16c2"/>
    </style:style>
    <style:style style:name="T89" style:family="text">
      <style:text-properties style:font-name="Arial1" officeooo:rsid="01df2c95"/>
    </style:style>
    <style:style style:name="T90" style:family="text">
      <style:text-properties style:font-name="Arial1" officeooo:rsid="01e063fc"/>
    </style:style>
    <style:style style:name="T91" style:family="text">
      <style:text-properties style:font-name="Arial1" officeooo:rsid="01e0a9c1"/>
    </style:style>
    <style:style style:name="T92" style:family="text">
      <style:text-properties style:font-name="Arial1" officeooo:rsid="01e1a4a7"/>
    </style:style>
    <style:style style:name="T93" style:family="text">
      <style:text-properties style:font-name="Arial1" officeooo:rsid="01e67963"/>
    </style:style>
    <style:style style:name="T94" style:family="text">
      <style:text-properties style:font-name="Arial1" officeooo:rsid="01e6fb15"/>
    </style:style>
    <style:style style:name="T95" style:family="text">
      <style:text-properties style:font-name="Arial1" officeooo:rsid="01e77897"/>
    </style:style>
    <style:style style:name="T96" style:family="text">
      <style:text-properties style:font-name="Arial1" officeooo:rsid="01e7a909"/>
    </style:style>
    <style:style style:name="T97" style:family="text">
      <style:text-properties style:font-name="Arial1" officeooo:rsid="01e8213d"/>
    </style:style>
    <style:style style:name="T98" style:family="text">
      <style:text-properties style:font-name="Arial1" officeooo:rsid="01e84689"/>
    </style:style>
    <style:style style:name="T99" style:family="text">
      <style:text-properties style:font-name="Arial1" officeooo:rsid="01e9bf57"/>
    </style:style>
    <style:style style:name="T100" style:family="text">
      <style:text-properties style:font-name="Arial1" officeooo:rsid="01e9c82b"/>
    </style:style>
    <style:style style:name="T101" style:family="text">
      <style:text-properties style:font-name="Arial1" officeooo:rsid="01ec821b"/>
    </style:style>
    <style:style style:name="T102" style:family="text">
      <style:text-properties style:font-name="Arial1" officeooo:rsid="01ec4a9c"/>
    </style:style>
    <style:style style:name="T103" style:family="text">
      <style:text-properties style:font-name="Arial1" fo:font-size="12pt" fo:font-weight="bold" style:font-size-asian="10.5pt" style:font-weight-asian="bold" style:font-size-complex="12pt" style:font-weight-complex="bold"/>
    </style:style>
    <style:style style:name="T104" style:family="text">
      <style:text-properties style:font-name="Arial1" fo:font-size="12pt" fo:font-weight="bold" officeooo:rsid="0041821a" style:font-size-asian="10.5pt" style:font-weight-asian="bold" style:font-size-complex="12pt" style:font-weight-complex="bold"/>
    </style:style>
    <style:style style:name="T105" style:family="text">
      <style:text-properties style:font-name="Arial1" fo:font-size="12pt" fo:font-weight="bold" officeooo:rsid="0215a450" style:font-size-asian="10.5pt" style:font-weight-asian="bold" style:font-size-complex="12pt" style:font-weight-complex="bold"/>
    </style:style>
    <style:style style:name="T106" style:family="text">
      <style:text-properties style:font-name="Arial1" fo:font-size="12pt" fo:font-weight="bold" officeooo:rsid="024632e1" style:font-size-asian="10.5pt" style:font-weight-asian="bold" style:font-size-complex="12pt" style:font-weight-complex="bold"/>
    </style:style>
    <style:style style:name="T107" style:family="text">
      <style:text-properties style:font-name="Arial1" fo:font-size="12pt" fo:font-weight="normal" style:font-size-asian="10.5pt" style:font-weight-asian="normal" style:font-size-complex="12pt" style:font-weight-complex="normal"/>
    </style:style>
    <style:style style:name="T108" style:family="text">
      <style:text-properties style:font-name="Arial1" fo:font-size="12pt" fo:font-weight="normal" officeooo:rsid="0041821a" style:font-size-asian="10.5pt" style:font-weight-asian="normal" style:font-size-complex="12pt" style:font-weight-complex="normal"/>
    </style:style>
    <style:style style:name="T109" style:family="text">
      <style:text-properties style:font-name="Arial1" fo:font-size="12pt" fo:font-weight="normal" officeooo:rsid="0215a450" style:font-size-asian="10.5pt" style:font-weight-asian="normal" style:font-size-complex="12pt" style:font-weight-complex="normal"/>
    </style:style>
    <style:style style:name="T110" style:family="text">
      <style:text-properties style:font-name="Arial1" fo:font-size="12pt" fo:font-weight="normal" officeooo:rsid="0217135d" style:font-size-asian="10.5pt" style:font-weight-asian="normal" style:font-size-complex="12pt" style:font-weight-complex="normal"/>
    </style:style>
    <style:style style:name="T111" style:family="text">
      <style:text-properties style:font-name="Arial1" fo:font-size="12pt" fo:font-weight="normal" officeooo:rsid="021943c4" style:font-size-asian="10.5pt" style:font-weight-asian="normal" style:font-size-complex="12pt" style:font-weight-complex="normal"/>
    </style:style>
    <style:style style:name="T112" style:family="text">
      <style:text-properties style:font-name="Arial1" fo:font-size="12pt" fo:font-weight="normal" officeooo:rsid="024632e1" style:font-size-asian="10.5pt" style:font-weight-asian="normal" style:font-size-complex="12pt" style:font-weight-complex="normal"/>
    </style:style>
    <style:style style:name="T113" style:family="text">
      <style:text-properties style:font-name="Arial1" fo:font-size="12pt" fo:font-weight="normal" officeooo:rsid="0247a339" style:font-size-asian="10.5pt" style:font-weight-asian="normal" style:font-size-complex="12pt" style:font-weight-complex="normal"/>
    </style:style>
    <style:style style:name="T114" style:family="text">
      <style:text-properties style:font-name="Arial1" officeooo:rsid="02038866"/>
    </style:style>
    <style:style style:name="T115" style:family="text">
      <style:text-properties style:font-name="Arial1" officeooo:rsid="0212d6b7"/>
    </style:style>
    <style:style style:name="T116" style:family="text">
      <style:text-properties style:font-name="Arial1" officeooo:rsid="02141093"/>
    </style:style>
    <style:style style:name="T117" style:family="text">
      <style:text-properties style:font-name="Arial1" officeooo:rsid="02157584"/>
    </style:style>
    <style:style style:name="T118" style:family="text">
      <style:text-properties style:font-name="Arial1" officeooo:rsid="0215a450"/>
    </style:style>
    <style:style style:name="T119" style:family="text">
      <style:text-properties style:font-name="Arial1" fo:font-size="10pt" officeooo:rsid="0215a450" style:font-size-asian="10pt" style:font-size-complex="10pt"/>
    </style:style>
    <style:style style:name="T120" style:family="text">
      <style:text-properties style:font-name="Arial1" officeooo:rsid="021943c4"/>
    </style:style>
    <style:style style:name="T121" style:family="text">
      <style:text-properties style:font-name="Arial1" officeooo:rsid="02251aca"/>
    </style:style>
    <style:style style:name="T122" style:family="text">
      <style:text-properties style:font-name="Arial1" officeooo:rsid="021c6959"/>
    </style:style>
    <style:style style:name="T123" style:family="text">
      <style:text-properties style:font-name="Arial1" officeooo:rsid="021e08c5"/>
    </style:style>
    <style:style style:name="T124" style:family="text">
      <style:text-properties style:font-name="Arial1" officeooo:rsid="0237f809"/>
    </style:style>
    <style:style style:name="T125" style:family="text">
      <style:text-properties style:font-name="Arial1" officeooo:rsid="023daf45"/>
    </style:style>
    <style:style style:name="T126" style:family="text">
      <style:text-properties style:font-name="Arial1" officeooo:rsid="0244a7b4"/>
    </style:style>
    <style:style style:name="T127" style:family="text">
      <style:text-properties style:font-name="Arial1" officeooo:rsid="024a016f"/>
    </style:style>
    <style:style style:name="T128" style:family="text">
      <style:text-properties fo:font-weight="bold" style:font-weight-asian="bold" style:font-weight-complex="bold"/>
    </style:style>
    <style:style style:name="T129" style:family="text">
      <style:text-properties fo:font-weight="bold" officeooo:rsid="00229ca1" style:font-weight-asian="bold" style:font-weight-complex="bold"/>
    </style:style>
    <style:style style:name="T130" style:family="text">
      <style:text-properties fo:font-weight="bold" officeooo:rsid="0020a96d" style:font-weight-asian="bold" style:font-weight-complex="bold"/>
    </style:style>
    <style:style style:name="T131" style:family="text">
      <style:text-properties fo:font-weight="bold" officeooo:rsid="000c6679" style:font-weight-asian="bold" style:font-weight-complex="bold"/>
    </style:style>
    <style:style style:name="T132" style:family="text">
      <style:text-properties fo:font-weight="bold" officeooo:rsid="024000a4" style:font-weight-asian="bold" style:font-weight-complex="bold"/>
    </style:style>
    <style:style style:name="T133" style:family="text">
      <style:text-properties officeooo:rsid="0171a626"/>
    </style:style>
    <style:style style:name="T134" style:family="text">
      <style:text-properties fo:font-weight="normal" style:font-weight-asian="normal" style:font-weight-complex="normal"/>
    </style:style>
    <style:style style:name="T135" style:family="text">
      <style:text-properties fo:font-weight="normal" officeooo:rsid="01d3687a" style:font-weight-asian="normal" style:font-weight-complex="normal"/>
    </style:style>
    <style:style style:name="T136" style:family="text">
      <style:text-properties fo:font-weight="normal" officeooo:rsid="000c6679" style:font-weight-asian="normal" style:font-weight-complex="normal"/>
    </style:style>
    <style:style style:name="T137" style:family="text">
      <style:text-properties officeooo:rsid="01aba152"/>
    </style:style>
    <style:style style:name="T138" style:family="text">
      <style:text-properties officeooo:rsid="01ace959"/>
    </style:style>
    <style:style style:name="T139" style:family="text">
      <style:text-properties officeooo:rsid="01b6c852"/>
    </style:style>
    <style:style style:name="T140" style:family="text">
      <style:text-properties officeooo:rsid="01b7ede2"/>
    </style:style>
    <style:style style:name="T141" style:family="text">
      <style:text-properties officeooo:rsid="01bad6d3"/>
    </style:style>
    <style:style style:name="T142" style:family="text">
      <style:text-properties officeooo:rsid="01bc356f"/>
    </style:style>
    <style:style style:name="T143" style:family="text">
      <style:text-properties officeooo:rsid="01bc78a6"/>
    </style:style>
    <style:style style:name="T144" style:family="text">
      <style:text-properties officeooo:rsid="01becfc6"/>
    </style:style>
    <style:style style:name="T145" style:family="text">
      <style:text-properties officeooo:rsid="01c1b51f"/>
    </style:style>
    <style:style style:name="T146" style:family="text">
      <style:text-properties officeooo:rsid="01c514a5"/>
    </style:style>
    <style:style style:name="T147" style:family="text">
      <style:text-properties officeooo:rsid="01c5266a"/>
    </style:style>
    <style:style style:name="T148" style:family="text">
      <style:text-properties officeooo:rsid="01c623fb"/>
    </style:style>
    <style:style style:name="T149" style:family="text">
      <style:text-properties officeooo:rsid="01c83eab"/>
    </style:style>
    <style:style style:name="T150" style:family="text">
      <style:text-properties officeooo:rsid="01c8d8ff"/>
    </style:style>
    <style:style style:name="T151" style:family="text">
      <style:text-properties officeooo:rsid="01c97b48"/>
    </style:style>
    <style:style style:name="T152" style:family="text">
      <style:text-properties officeooo:rsid="01cba2c3"/>
    </style:style>
    <style:style style:name="T153" style:family="text">
      <style:text-properties officeooo:rsid="01cccb0d"/>
    </style:style>
    <style:style style:name="T154" style:family="text">
      <style:text-properties officeooo:rsid="01cf5156"/>
    </style:style>
    <style:style style:name="T155" style:family="text">
      <style:text-properties officeooo:rsid="01d25bf7"/>
    </style:style>
    <style:style style:name="T156" style:family="text">
      <style:text-properties officeooo:rsid="01d2ec83"/>
    </style:style>
    <style:style style:name="T157" style:family="text">
      <style:text-properties officeooo:rsid="01d3687a"/>
    </style:style>
    <style:style style:name="T158" style:family="text">
      <style:text-properties officeooo:rsid="01d79c01"/>
    </style:style>
    <style:style style:name="T159" style:family="text">
      <style:text-properties officeooo:rsid="01dad268"/>
    </style:style>
    <style:style style:name="T160" style:family="text">
      <style:text-properties officeooo:rsid="01db2054"/>
    </style:style>
    <style:style style:name="T161" style:family="text">
      <style:text-properties officeooo:rsid="01dceeb2"/>
    </style:style>
    <style:style style:name="T162" style:family="text">
      <style:text-properties officeooo:rsid="01de16c2"/>
    </style:style>
    <style:style style:name="T163" style:family="text">
      <style:text-properties officeooo:rsid="01df2c95"/>
    </style:style>
    <style:style style:name="T164" style:family="text">
      <style:text-properties officeooo:rsid="01e063fc"/>
    </style:style>
    <style:style style:name="T165" style:family="text">
      <style:text-properties officeooo:rsid="01e0a9c1"/>
    </style:style>
    <style:style style:name="T166" style:family="text">
      <style:text-properties officeooo:rsid="01e36aaa"/>
    </style:style>
    <style:style style:name="T167" style:family="text">
      <style:text-properties officeooo:rsid="01e51fb0"/>
    </style:style>
    <style:style style:name="T168" style:family="text">
      <style:text-properties officeooo:rsid="01f2a9a9"/>
    </style:style>
    <style:style style:name="T169" style:family="text">
      <style:text-properties officeooo:rsid="001f1baf"/>
    </style:style>
    <style:style style:name="T170" style:family="text">
      <style:text-properties officeooo:rsid="01f4dc6d"/>
    </style:style>
    <style:style style:name="T171" style:family="text">
      <style:text-properties officeooo:rsid="01f6c90f"/>
    </style:style>
    <style:style style:name="T172" style:family="text">
      <style:text-properties officeooo:rsid="007a1d28"/>
    </style:style>
    <style:style style:name="T173" style:family="text">
      <style:text-properties officeooo:rsid="01fb2cea"/>
    </style:style>
    <style:style style:name="T174" style:family="text">
      <style:text-properties officeooo:rsid="01fef1ff"/>
    </style:style>
    <style:style style:name="T175" style:family="text">
      <style:text-properties officeooo:rsid="0013c336"/>
    </style:style>
    <style:style style:name="T176" style:family="text">
      <style:text-properties officeooo:rsid="0200a7cd"/>
    </style:style>
    <style:style style:name="T177" style:family="text">
      <style:text-properties officeooo:rsid="02012879"/>
    </style:style>
    <style:style style:name="T178" style:family="text">
      <style:text-properties fo:font-size="12pt" fo:font-weight="bold" style:font-size-asian="10.5pt" style:font-weight-asian="bold" style:font-size-complex="12pt" style:font-weight-complex="bold"/>
    </style:style>
    <style:style style:name="T179" style:family="text">
      <style:text-properties fo:font-size="12pt" fo:font-weight="bold" officeooo:rsid="00229ca1" style:font-size-asian="10.5pt" style:font-weight-asian="bold" style:font-size-complex="12pt" style:font-weight-complex="bold"/>
    </style:style>
    <style:style style:name="T180" style:family="text">
      <style:text-properties fo:font-size="12pt" fo:font-weight="bold" officeooo:rsid="0215a450" style:font-size-asian="10.5pt" style:font-weight-asian="bold" style:font-size-complex="12pt" style:font-weight-complex="bold"/>
    </style:style>
    <style:style style:name="T181" style:family="text">
      <style:text-properties fo:font-size="12pt" fo:font-weight="normal" style:font-size-asian="10.5pt" style:font-weight-asian="normal" style:font-size-complex="12pt" style:font-weight-complex="normal"/>
    </style:style>
    <style:style style:name="T182" style:family="text">
      <style:text-properties fo:font-size="12pt" fo:font-weight="normal" officeooo:rsid="00229ca1" style:font-size-asian="10.5pt" style:font-weight-asian="normal" style:font-size-complex="12pt" style:font-weight-complex="normal"/>
    </style:style>
    <style:style style:name="T183" style:family="text">
      <style:text-properties fo:font-size="12pt" fo:font-weight="normal" officeooo:rsid="02012879" style:font-size-asian="10.5pt" style:font-weight-asian="normal" style:font-size-complex="12pt" style:font-weight-complex="normal"/>
    </style:style>
    <style:style style:name="T184" style:family="text">
      <style:text-properties fo:font-size="12pt" fo:font-weight="normal" officeooo:rsid="0215a450" style:font-size-asian="10.5pt" style:font-weight-asian="normal" style:font-size-complex="12pt" style:font-weight-complex="normal"/>
    </style:style>
    <style:style style:name="T185" style:family="text">
      <style:text-properties fo:font-size="12pt" fo:font-weight="normal" officeooo:rsid="022bb5b1" style:font-size-asian="10.5pt" style:font-weight-asian="normal" style:font-size-complex="12pt" style:font-weight-complex="normal"/>
    </style:style>
    <style:style style:name="T186" style:family="text">
      <style:text-properties officeooo:rsid="0201e81b"/>
    </style:style>
    <style:style style:name="T187" style:family="text">
      <style:text-properties officeooo:rsid="02038866"/>
    </style:style>
    <style:style style:name="T188" style:family="text">
      <style:text-properties officeooo:rsid="0205451a"/>
    </style:style>
    <style:style style:name="T189" style:family="text">
      <style:text-properties officeooo:rsid="02061349"/>
    </style:style>
    <style:style style:name="T190" style:family="text">
      <style:text-properties officeooo:rsid="0208609b"/>
    </style:style>
    <style:style style:name="T191" style:family="text">
      <style:text-properties officeooo:rsid="020c10e0"/>
    </style:style>
    <style:style style:name="T192" style:family="text">
      <style:text-properties officeooo:rsid="020da499"/>
    </style:style>
    <style:style style:name="T193" style:family="text">
      <style:text-properties officeooo:rsid="020f94a1"/>
    </style:style>
    <style:style style:name="T194" style:family="text">
      <style:text-properties officeooo:rsid="0210e088"/>
    </style:style>
    <style:style style:name="T195" style:family="text">
      <style:text-properties officeooo:rsid="0212d159"/>
    </style:style>
    <style:style style:name="T196" style:family="text">
      <style:text-properties officeooo:rsid="02157584"/>
    </style:style>
    <style:style style:name="T197" style:family="text">
      <style:text-properties officeooo:rsid="0217135d"/>
    </style:style>
    <style:style style:name="T198" style:family="text">
      <style:text-properties style:font-name="Courier New"/>
    </style:style>
    <style:style style:name="T199" style:family="text">
      <style:text-properties style:font-name="Courier New" officeooo:rsid="021c6959"/>
    </style:style>
    <style:style style:name="T200" style:family="text">
      <style:text-properties style:font-name="Courier New" officeooo:rsid="021e08c5"/>
    </style:style>
    <style:style style:name="T201" style:family="text">
      <style:text-properties style:font-name="Courier New" officeooo:rsid="02232c72"/>
    </style:style>
    <style:style style:name="T202" style:family="text">
      <style:text-properties style:font-name="Courier New" fo:font-size="12pt" fo:font-weight="normal" style:font-size-asian="10.5pt" style:font-weight-asian="normal" style:font-size-complex="12pt" style:font-weight-complex="normal"/>
    </style:style>
    <style:style style:name="T203" style:family="text">
      <style:text-properties style:font-name="Courier New" fo:font-size="12pt" fo:font-weight="normal" officeooo:rsid="022bb5b1" style:font-size-asian="10.5pt" style:font-weight-asian="normal" style:font-size-complex="12pt" style:font-weight-complex="normal"/>
    </style:style>
    <style:style style:name="T204" style:family="text">
      <style:text-properties style:font-name="Courier New" fo:font-size="12pt" fo:font-weight="normal" officeooo:rsid="024632e1" style:font-size-asian="10.5pt" style:font-weight-asian="normal" style:font-size-complex="12pt" style:font-weight-complex="normal"/>
    </style:style>
    <style:style style:name="T205" style:family="text">
      <style:text-properties style:font-name="Courier New" officeooo:rsid="022dd7c0"/>
    </style:style>
    <style:style style:name="T206" style:family="text">
      <style:text-properties style:font-name="Courier New" officeooo:rsid="02345f7b"/>
    </style:style>
    <style:style style:name="T207" style:family="text">
      <style:text-properties style:font-name="Courier New" officeooo:rsid="022f21aa"/>
    </style:style>
    <style:style style:name="T208" style:family="text">
      <style:text-properties style:font-name="Courier New" officeooo:rsid="0237f809"/>
    </style:style>
    <style:style style:name="T209" style:family="text">
      <style:text-properties style:font-name="Courier New" officeooo:rsid="023daf45"/>
    </style:style>
    <style:style style:name="T210" style:family="text">
      <style:text-properties style:font-name="Courier New" officeooo:rsid="024000a4"/>
    </style:style>
    <style:style style:name="T211" style:family="text">
      <style:text-properties style:font-name="Courier New" officeooo:rsid="01e77897"/>
    </style:style>
    <style:style style:name="T212" style:family="text">
      <style:text-properties style:font-name="Courier New" officeooo:rsid="024bf460"/>
    </style:style>
    <style:style style:name="T213" style:family="text">
      <style:text-properties style:font-name="Courier New" officeooo:rsid="024daeda"/>
    </style:style>
    <style:style style:name="T214" style:family="text">
      <style:text-properties officeooo:rsid="0212d6b7"/>
    </style:style>
    <style:style style:name="T215" style:family="text">
      <style:text-properties officeooo:rsid="021c6959"/>
    </style:style>
    <style:style style:name="T216" style:family="text">
      <style:text-properties officeooo:rsid="021e08c5"/>
    </style:style>
    <style:style style:name="T217" style:family="text">
      <style:text-properties officeooo:rsid="0053f1e0"/>
    </style:style>
    <style:style style:name="T218" style:family="text">
      <style:text-properties officeooo:rsid="021f8f58"/>
    </style:style>
    <style:style style:name="T219" style:family="text">
      <style:text-properties officeooo:rsid="021fe61e"/>
    </style:style>
    <style:style style:name="T220" style:family="text">
      <style:text-properties officeooo:rsid="0221e23e"/>
    </style:style>
    <style:style style:name="T221" style:family="text">
      <style:text-properties officeooo:rsid="02232c72"/>
    </style:style>
    <style:style style:name="T222" style:family="text">
      <style:text-properties officeooo:rsid="0224883e"/>
    </style:style>
    <style:style style:name="T223" style:family="text">
      <style:text-properties officeooo:rsid="022722df"/>
    </style:style>
    <style:style style:name="T224" style:family="text">
      <style:text-properties style:font-name="Arial1"/>
    </style:style>
    <style:style style:name="T225" style:family="text">
      <style:text-properties style:font-name="Arial1" fo:font-size="12pt" fo:font-weight="bold" style:font-size-asian="10.5pt" style:font-weight-asian="bold" style:font-size-complex="12pt" style:font-weight-complex="bold"/>
    </style:style>
    <style:style style:name="T226" style:family="text">
      <style:text-properties style:font-name="Arial1" officeooo:rsid="02345f7b"/>
    </style:style>
    <style:style style:name="T227" style:family="text">
      <style:text-properties style:font-name="Arial1" officeooo:rsid="0235919e"/>
    </style:style>
    <style:style style:name="T228" style:family="text">
      <style:text-properties style:font-name="Arial1" fo:font-weight="bold" style:font-weight-asian="bold" style:font-weight-complex="bold"/>
    </style:style>
    <style:style style:name="T229" style:family="text">
      <style:text-properties style:font-name="Arial1" officeooo:rsid="01dad268"/>
    </style:style>
    <style:style style:name="T230" style:family="text">
      <style:text-properties style:font-name="Arial1" officeooo:rsid="01e8213d"/>
    </style:style>
    <style:style style:name="T231" style:family="text">
      <style:text-properties style:font-name="Arial1" officeooo:rsid="01c5266a"/>
    </style:style>
    <style:style style:name="T232" style:family="text">
      <style:text-properties officeooo:rsid="022dd7c0"/>
    </style:style>
    <style:style style:name="T233" style:family="text">
      <style:text-properties officeooo:rsid="022f21aa"/>
    </style:style>
    <style:style style:name="T234" style:family="text">
      <style:text-properties officeooo:rsid="02316ddd"/>
    </style:style>
    <style:style style:name="T235" style:family="text">
      <style:text-properties officeooo:rsid="02345f7b"/>
    </style:style>
    <style:style style:name="T236" style:family="text">
      <style:text-properties officeooo:rsid="0235919e"/>
    </style:style>
    <style:style style:name="T237" style:family="text">
      <style:text-properties officeooo:rsid="0237f809"/>
    </style:style>
    <style:style style:name="T238" style:family="text">
      <style:text-properties officeooo:rsid="023ce6e3"/>
    </style:style>
    <style:style style:name="T239" style:family="text">
      <style:text-properties officeooo:rsid="024000a4"/>
    </style:style>
    <style:style style:name="T240" style:family="text">
      <style:text-properties officeooo:rsid="0242e631"/>
    </style:style>
    <style:style style:name="T241" style:family="text">
      <style:text-properties officeooo:rsid="0247a339"/>
    </style:style>
    <style:style style:name="T242" style:family="text">
      <style:text-properties officeooo:rsid="024a016f"/>
    </style:style>
    <style:style style:name="T243" style:family="text">
      <style:text-properties officeooo:rsid="024bf460"/>
    </style:style>
    <style:style style:name="T244" style:family="text">
      <style:text-properties officeooo:rsid="024daeda"/>
    </style:style>
    <style:style style:name="T245" style:family="text">
      <style:text-properties officeooo:rsid="024f8816"/>
    </style:style>
    <style:style style:name="T246" style:family="text">
      <style:text-properties officeooo:rsid="0250e484"/>
    </style:style>
    <style:style style:name="T247" style:family="text">
      <style:text-properties officeooo:rsid="02517df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9"><text:a xlink:type="simple" xlink:href="#__RefHeading__17120_1744125074" text:style-name="Index_20_Link" text:visited-style-name="Index_20_Link">Notices<text:tab/>2</text:a></text:p>
          <text:p text:style-name="P289"><text:a xlink:type="simple" xlink:href="#__RefHeading__105_967572575" text:style-name="Index_20_Link" text:visited-style-name="Index_20_Link">Introduction<text:tab/>2</text:a></text:p>
          <text:p text:style-name="P290"><text:a xlink:type="simple" xlink:href="#__RefHeading___Toc26687_552003937" text:style-name="Index_20_Link" text:visited-style-name="Index_20_Link">How to Use This Document<text:tab/>2</text:a></text:p>
          <text:p text:style-name="P289"><text:a xlink:type="simple" xlink:href="#__RefHeading___Toc8338_197771459" text:style-name="Index_20_Link" text:visited-style-name="Index_20_Link">CPUWAIT<text:tab/>4</text:a></text:p>
          <text:p text:style-name="P289"><text:a xlink:type="simple" xlink:href="#__RefHeading___Toc8944_689231879" text:style-name="Index_20_Link" text:visited-style-name="Index_20_Link">ENADEV<text:tab/>7</text:a></text:p>
          <text:p text:style-name="P289"><text:a xlink:type="simple" xlink:href="#__RefHeading___Toc20662_1579960763" text:style-name="Index_20_Link" text:visited-style-name="Index_20_Link">IOCB<text:tab/>9</text:a></text:p>
          <text:p text:style-name="P289"><text:a xlink:type="simple" xlink:href="#__RefHeading___Toc20664_1579960763" text:style-name="Index_20_Link" text:visited-style-name="Index_20_Link">IOCBDS<text:tab/>12</text:a></text:p>
          <text:p text:style-name="P289"><text:a xlink:type="simple" xlink:href="#__RefHeading___Toc20943_1579960763" text:style-name="Index_20_Link" text:visited-style-name="Index_20_Link">IOINIT<text:tab/>13</text:a></text:p>
          <text:p text:style-name="P289"><text:a xlink:type="simple" xlink:href="#__RefHeading___Toc20945_1579960763" text:style-name="Index_20_Link" text:visited-style-name="Index_20_Link">IOTRFR<text:tab/>14</text:a></text:p>
          <text:p text:style-name="P289"><text:a xlink:type="simple" xlink:href="#__RefHeading___Toc21128_1579960763" text:style-name="Index_20_Link" text:visited-style-name="Index_20_Link">RAWAIT<text:tab/>15</text:a></text:p>
          <text:p text:style-name="P289"><text:a xlink:type="simple" xlink:href="#__RefHeading___Toc21130_1579960763" text:style-name="Index_20_Link" text:visited-style-name="Index_20_Link">RAWIO<text:tab/>17</text:a></text:p>
          <text:p text:style-name="P289"><text:a xlink:type="simple" xlink:href="#__RefHeading__8156_1857587954" text:style-name="Index_20_Link" text:visited-style-name="Index_20_Link">HOWTO Simply Wait<text:tab/>20</text:a></text:p>
          <text:p text:style-name="P289"><text:a xlink:type="simple" xlink:href="#__RefHeading___Toc26945_552003937" text:style-name="Index_20_Link" text:visited-style-name="Index_20_Link">HOWTO Perform Input/Output Operations<text:tab/>22</text:a></text:p>
          <text:p text:style-name="P290"><text:a xlink:type="simple" xlink:href="#__RefHeading__8775_2077941554" text:style-name="Index_20_Link" text:visited-style-name="Index_20_Link">IOCB Structure<text:tab/>23</text:a></text:p>
          <text:p text:style-name="P290"><text:a xlink:type="simple" xlink:href="#__RefHeading__9631_576182456" text:style-name="Index_20_Link" text:visited-style-name="Index_20_Link">Using the Input/Output Macros<text:tab/>25</text:a></text:p>
          <text:p text:style-name="P353"><text:a xlink:type="simple" xlink:href="#__RefHeading__9633_576182456" text:style-name="Index_20_Link" text:visited-style-name="Index_20_Link">Step 1 – Define the Input/Output Structures to the Assembly<text:tab/>26</text:a></text:p>
          <text:p text:style-name="P353"><text:a xlink:type="simple" xlink:href="#__RefHeading__9635_576182456" text:style-name="Index_20_Link" text:visited-style-name="Index_20_Link">Step 2 – Assemble Device Definitions<text:tab/>26</text:a></text:p>
          <text:p text:style-name="P353"><text:a xlink:type="simple" xlink:href="#__RefHeading__9637_576182456" text:style-name="Index_20_Link" text:visited-style-name="Index_20_Link">Step 3 – Prepare the CPU for Input/Output Operations<text:tab/>26</text:a></text:p>
          <text:p text:style-name="P353"><text:a xlink:type="simple" xlink:href="#__RefHeading__9639_576182456" text:style-name="Index_20_Link" text:visited-style-name="Index_20_Link">Step 4 – Enable Each Device for Input/Output Operations<text:tab/>26</text:a></text:p>
          <text:p text:style-name="P353"><text:a xlink:type="simple" xlink:href="#__RefHeading__9641_576182456" text:style-name="Index_20_Link" text:visited-style-name="Index_20_Link">Step 5 – Perform an Input/Output Operation<text:tab/>26</text:a></text:p>
          <text:p text:style-name="P353"><text:a xlink:type="simple" xlink:href="#__RefHeading__9747_576182456" text:style-name="Index_20_Link" text:visited-style-name="Index_20_Link">Step 6 – Detect Device Attention or Other Event<text:tab/>27</text:a></text:p>
          <text:p text:style-name="P290"><text:a xlink:type="simple" xlink:href="#__RefHeading__9898_1000022484" text:style-name="Index_20_Link" text:visited-style-name="Index_20_Link">Channel Input/Output Considerations<text:tab/>27</text:a></text:p>
          <text:p text:style-name="P353"><text:a xlink:type="simple" xlink:href="#__RefHeading__10181_1000022484" text:style-name="Index_20_Link" text:visited-style-name="Index_20_Link">IOCB<text:tab/>27</text:a></text:p>
          <text:p text:style-name="P353"><text:a xlink:type="simple" xlink:href="#__RefHeading__9900_1000022484" text:style-name="Index_20_Link" text:visited-style-name="Index_20_Link">IOINIT<text:tab/>27</text:a></text:p>
          <text:p text:style-name="P354"><text:a xlink:type="simple" xlink:href="#__RefHeading__9902_1000022484" text:style-name="Index_20_Link" text:visited-style-name="Index_20_Link">Managing I/O Interrupts on System/370 in EC mode or System/380<text:tab/>28</text:a></text:p>
          <text:p text:style-name="P354"><text:a xlink:type="simple" xlink:href="#__RefHeading__9904_1000022484" text:style-name="Index_20_Link" text:visited-style-name="Index_20_Link">Managing I/O Interrupts on System/370 in BC Mode<text:tab/>28</text:a></text:p>
          <text:p text:style-name="P354"><text:a xlink:type="simple" xlink:href="#__RefHeading__9906_1000022484" text:style-name="Index_20_Link" text:visited-style-name="Index_20_Link">Managing I/O Interrupts on System/360<text:tab/>28</text:a></text:p>
          <text:p text:style-name="P353"><text:a xlink:type="simple" xlink:href="#__RefHeading__10183_1000022484" text:style-name="Index_20_Link" text:visited-style-name="Index_20_Link">RAWIO<text:tab/>28</text:a></text:p>
          <text:p text:style-name="P353"><text:a xlink:type="simple" xlink:href="#__RefHeading__10185_1000022484" text:style-name="Index_20_Link" text:visited-style-name="Index_20_Link">RAWAIT<text:tab/>29</text:a></text:p>
          <text:p text:style-name="P290"><text:a xlink:type="simple" xlink:href="#__RefHeading__10187_1000022484" text:style-name="Index_20_Link" text:visited-style-name="Index_20_Link">Channel Subsystem Considerations<text:tab/>29</text:a></text:p>
          <text:p text:style-name="P353"><text:a xlink:type="simple" xlink:href="#__RefHeading__10189_1000022484" text:style-name="Index_20_Link" text:visited-style-name="Index_20_Link">IOCB<text:tab/>29</text:a></text:p>
          <text:p text:style-name="P353"><text:a xlink:type="simple" xlink:href="#__RefHeading__10191_1000022484" text:style-name="Index_20_Link" text:visited-style-name="Index_20_Link">IOINIT<text:tab/>29</text:a></text:p>
          <text:p text:style-name="P354"><text:a xlink:type="simple" xlink:href="#__RefHeading__10193_1000022484" text:style-name="Index_20_Link" text:visited-style-name="Index_20_Link">Managing Subchannel Interruptions<text:tab/>30</text:a></text:p>
          <text:p text:style-name="P353"><text:a xlink:type="simple" xlink:href="#__RefHeading__10195_1000022484" text:style-name="Index_20_Link" text:visited-style-name="Index_20_Link">ENADEV<text:tab/>30</text:a></text:p>
          <text:p text:style-name="P353"><text:a xlink:type="simple" xlink:href="#__RefHeading__10197_1000022484" text:style-name="Index_20_Link" text:visited-style-name="Index_20_Link">RAWIO<text:tab/>30</text:a></text:p>
          <text:p text:style-name="P353"><text:a xlink:type="simple" xlink:href="#__RefHeading__10199_1000022484" text:style-name="Index_20_Link" text:visited-style-name="Index_20_Link">RAWAIT<text:tab/>31</text:a></text:p>
        </text:index-body>
      </text:table-of-content>
      <text:p text:style-name="Standard"/>
      <text:p text:style-name="P3">Copyright <text:span text:style-name="T133">©</text:span> 201<text:span text:style-name="T168">7</text:span> Harold Grovesteen</text:p>
      <text:p text:style-name="P3">See the file <text:span text:style-name="T1">doc/fdl-1.3.txt</text:span> for copying conditions.</text:p>
      <text:h text:style-name="P284" text:outline-level="1"><text:bookmark-start text:name="__RefHeading__17120_1744125074"/><text:soft-page-break/>Notices<text:bookmark-end text:name="__RefHeading__17120_1744125074"/></text:h>
      <text:p text:style-name="P9">z/Architecture is a registered trademark of International Business Machines Corporation.</text:p>
      <text:h text:style-name="P285" text:outline-level="1"><text:bookmark-start text:name="__RefHeading__105_967572575"/>Introduction<text:bookmark-end text:name="__RefHeading__105_967572575"/></text:h>
      <text:p text:style-name="P51">This manual describes a set of macros and their usage <text:span text:style-name="T170">providing program synchronization of with externally events without formal interrupt service routines.</text:span></text:p>
      <text:p text:style-name="P51">The following macros, found in the <text:span text:style-name="T1">maclib</text:span> macro library directory, <text:span text:style-name="T169">belong to the </text:span><text:span text:style-name="T42">sync</text:span><text:span text:style-name="T169"> category</text:span>. <text:s/><text:span text:style-name="T216">The Input/Output Control Block (IOCB) is a common structure used by many of the </text:span><text:span text:style-name="T60">sync</text:span><text:span text:style-name="T216"> macro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8">Macro</text:p>
            </table:table-cell>
            <table:table-cell table:style-name="Table1.A1" office:value-type="string">
              <text:p text:style-name="P139"><text:span text:style-name="T220">Requires</text:span> IOCB</text:p>
            </table:table-cell>
            <table:table-cell table:style-name="Table1.C1" office:value-type="string">
              <text:p text:style-name="P138">Description</text:p>
            </table:table-cell>
          </table:table-row>
        </table:table-header-rows>
        <table:table-row>
          <table:table-cell table:style-name="Table1.A2" office:value-type="string">
            <text:p text:style-name="P81">CPUWAIT</text:p>
          </table:table-cell>
          <table:table-cell table:style-name="Table1.A2" office:value-type="string">
            <text:p text:style-name="P102">no</text:p>
          </table:table-cell>
          <table:table-cell table:style-name="Table1.C2" office:value-type="string">
            <text:p text:style-name="P127">The program waits for an externally triggered event.</text:p>
          </table:table-cell>
        </table:table-row>
        <table:table-row>
          <table:table-cell table:style-name="Table1.A2" office:value-type="string">
            <text:p text:style-name="P81">ENADEV</text:p>
          </table:table-cell>
          <table:table-cell table:style-name="Table1.A2" office:value-type="string">
            <text:p text:style-name="P102">yes</text:p>
          </table:table-cell>
          <table:table-cell table:style-name="Table1.C2" office:value-type="string">
            <text:p text:style-name="P127">Ready a device for use by the program.</text:p>
          </table:table-cell>
        </table:table-row>
        <table:table-row>
          <table:table-cell table:style-name="Table1.A2" office:value-type="string">
            <text:p text:style-name="P81">IOCB</text:p>
          </table:table-cell>
          <table:table-cell table:style-name="Table1.A2" office:value-type="string">
            <text:p text:style-name="P102">not applicable</text:p>
          </table:table-cell>
          <table:table-cell table:style-name="Table1.C2" office:value-type="string">
            <text:p text:style-name="P127"><text:span text:style-name="T216">Assembled d</text:span>evice <text:span text:style-name="T216">specific</text:span> input/output control block.</text:p>
          </table:table-cell>
        </table:table-row>
        <table:table-row>
          <table:table-cell table:style-name="Table1.A2" office:value-type="string">
            <text:p text:style-name="P81">IOCBDS</text:p>
          </table:table-cell>
          <table:table-cell table:style-name="Table1.A2" office:value-type="string">
            <text:p text:style-name="P102">not applicable</text:p>
          </table:table-cell>
          <table:table-cell table:style-name="Table1.C2" office:value-type="string">
            <text:p text:style-name="P127">Maps the IOCB <text:span text:style-name="T219">fields</text:span>.</text:p>
          </table:table-cell>
        </table:table-row>
        <table:table-row>
          <table:table-cell table:style-name="Table1.A2" office:value-type="string">
            <text:p text:style-name="P81">IOINIT</text:p>
          </table:table-cell>
          <table:table-cell table:style-name="Table1.A2" office:value-type="string">
            <text:p text:style-name="P102">no</text:p>
          </table:table-cell>
          <table:table-cell table:style-name="Table1.C2" office:value-type="string">
            <text:p text:style-name="P127">Prepare the system for input/output operations</text:p>
          </table:table-cell>
        </table:table-row>
        <table:table-row>
          <table:table-cell table:style-name="Table1.A2" office:value-type="string">
            <text:p text:style-name="P81">IOTRFR</text:p>
          </table:table-cell>
          <table:table-cell table:style-name="Table1.A2" office:value-type="string">
            <text:p text:style-name="P102">yes</text:p>
          </table:table-cell>
          <table:table-cell table:style-name="Table1.C2" office:value-type="string">
            <text:p text:style-name="P127">Calculates the data transferred by an I/O operation.</text:p>
          </table:table-cell>
        </table:table-row>
        <table:table-row>
          <table:table-cell table:style-name="Table1.A2" office:value-type="string">
            <text:p text:style-name="P81">RAWAIT</text:p>
          </table:table-cell>
          <table:table-cell table:style-name="Table1.A2" office:value-type="string">
            <text:p text:style-name="P102">yes</text:p>
          </table:table-cell>
          <table:table-cell table:style-name="Table1.C2" office:value-type="string">
            <text:p text:style-name="P127">Waits for <text:span text:style-name="T171">a</text:span>n externally triggered event from a device independent of input/output operations.</text:p>
          </table:table-cell>
        </table:table-row>
        <table:table-row>
          <table:table-cell table:style-name="Table1.A2" office:value-type="string">
            <text:p text:style-name="P81">RAWIO</text:p>
          </table:table-cell>
          <table:table-cell table:style-name="Table1.A2" office:value-type="string">
            <text:p text:style-name="P102">yes</text:p>
          </table:table-cell>
          <table:table-cell table:style-name="Table1.C2" office:value-type="string">
            <text:p text:style-name="P127">Initiates and waits for completion of input/output operations.</text:p>
          </table:table-cell>
        </table:table-row>
      </table:table>
      <text:p text:style-name="Text_20_body"/>
      <text:p text:style-name="P224">Th<text:span text:style-name="T216">is</text:span> dummy section <text:span text:style-name="T216">is </text:span>created <text:span text:style-name="T217">by the </text:span><text:span text:style-name="T60">IOCBDS</text:span><text:span text:style-name="T217"> macro.</text:span></text:p>
      <table:table table:name="Table13" table:style-name="Table13">
        <table:table-column table:style-name="Table13.A"/>
        <table:table-column table:style-name="Table13.B"/>
        <table:table-header-rows>
          <table:table-row>
            <table:table-cell table:style-name="Table13.A1" office:value-type="string">
              <text:p text:style-name="P291">DSECT</text:p>
            </table:table-cell>
            <table:table-cell table:style-name="Table13.B1" office:value-type="string">
              <text:p text:style-name="P292">Description</text:p>
            </table:table-cell>
          </table:table-row>
        </table:table-header-rows>
        <table:table-row>
          <table:table-cell table:style-name="Table13.A2" office:value-type="string">
            <text:p text:style-name="P328">IOCB</text:p>
          </table:table-cell>
          <table:table-cell table:style-name="Table13.B2" office:value-type="string">
            <text:p text:style-name="P340">Maps the <text:span text:style-name="T218">IOCB fields.</text:span></text:p>
          </table:table-cell>
        </table:table-row>
      </table:table>
      <text:p text:style-name="P160"/>
      <text:h text:style-name="P288" text:outline-level="2"><text:bookmark-start text:name="__RefHeading___Toc26687_552003937"/>How to Use This Document<text:bookmark-end text:name="__RefHeading___Toc26687_552003937"/></text:h>
      <text:p text:style-name="P52">If this is the first time you are reading this document, it is recommended that you read the “H<text:span text:style-name="T172">OWTO</text:span>...” section<text:span text:style-name="T174">s of interest</text:span> first. <text:s/>This gives the background helpful in understanding where each macro fits into <text:span text:style-name="T171">event synchronization</text:span> as implemented by the Stand Alone Tool Kit (SATK).</text:p>
      <text:p text:style-name="P226">There is an assumption that the reader has knowledge of basic mainframe input/output operations involving channel program execution under control of a legacy operating system.</text:p>
      <text:p text:style-name="P226">Specifics <text:span text:style-name="T221">relating to </text:span>bare-metal <text:span text:style-name="T221">processing for channel </text:span>program<text:span text:style-name="T222">s</text:span> is not assumed. <text:s/><text:span text:style-name="T221">See the “HOWTO Perform Input/Output Operations” section when using the </text:span><text:span text:style-name="T201">sync</text:span><text:span text:style-name="T221"> category of macros </text:span><text:soft-page-break/><text:span text:style-name="T221">for this purpose. <text:s/>Refer to actual assembled macro expansions for the actual programming techniques used.</text:span></text:p>
      <text:p text:style-name="P225">For information related to architecture levels, refer to either <text:span text:style-name="T1">SATK.odt</text:span> or <text:span text:style-name="T1">SATK.pdf</text:span>. <text:s/>Architecture levels apply to nearly all macros.</text:p>
      <text:p text:style-name="P57"/>
      <text:p text:style-name="P57"/>
      <text:h text:style-name="P286" text:outline-level="1"><text:bookmark-start text:name="__RefHeading___Toc8338_197771459"/>CPUWAIT<text:bookmark-end text:name="__RefHeading___Toc8338_197771459"/></text:h>
      <text:p text:style-name="P59"><text:span text:style-name="T131">Source file:</text:span><text:span text:style-name="T136"> </text:span><text:span text:style-name="T43">macros/</text:span><text:span text:style-name="T44">CPUWAIT</text:span><text:span text:style-name="T43">.mac</text:span></text:p>
      <text:p text:style-name="P11"><text:span text:style-name="T129">Macro</text:span><text:span text:style-name="T130"> Format</text:span><text:span text:style-name="T175">:</text:span></text:p>
      <text:p text:style-name="P144">[label] <text:s text:c="2"/>CPUWAIT [EXT=[YES|N<text:span text:style-name="T176">EW</text:span>|label]</text:p>
      <text:p text:style-name="P144"><text:s text:c="18"/>[,EPSW=label]</text:p>
      <text:p text:style-name="P144"><text:s text:c="18"/>[,ESA=[<text:span text:style-name="T128">YES</text:span>|NO|label]]</text:p>
      <text:p text:style-name="P144"><text:s text:c="18"/>[,IO=[YES|<text:span text:style-name="T176">NEW</text:span>|label]</text:p>
      <text:p text:style-name="P144"><text:s text:c="18"/>[,IPSW=label]</text:p>
      <text:p text:style-name="P144"><text:s text:c="18"/>[,ISA=[<text:span text:style-name="T128">YES</text:span>|NO]]</text:p>
      <text:p text:style-name="P144"><text:s text:c="18"/>[,AM=[<text:span text:style-name="T128">24</text:span>|31|64]]</text:p>
      <text:p text:style-name="P144"><text:s text:c="18"/>[,CHAN=[<text:span text:style-name="T128">254</text:span>|n]]</text:p>
      <text:p text:style-name="Text_20_body"/>
      <text:p text:style-name="P58">The <text:span text:style-name="T1">CPUWAIT</text:span> macro allows the program to wait, in-place, for either an external interruption or input/output interruption or either <text:span text:style-name="T191">without the use of a formal interrupt service routine.</text:span></text:p>
      <text:p text:style-name="P61"><text:span text:style-name="T66">Assembly Considerations</text:span><text:span text:style-name="T65">:</text:span></text:p>
      <text:list xml:id="list4183188602621850111" text:style-name="L1">
        <text:list-item>
          <text:p text:style-name="P164"><text:span text:style-name="T65">Preceding </text:span><text:span text:style-name="T1">ARCHLVL</text:span><text:span text:style-name="T65"> and </text:span><text:span text:style-name="T1">ARCHIND</text:span><text:span text:style-name="T65"> macros are required.</text:span></text:p>
        </text:list-item>
        <text:list-item>
          <text:p text:style-name="P169"><text:span text:style-name="T65">A base register must have been established before using </text:span><text:span text:style-name="T1">CPUWAIT</text:span><text:span text:style-name="T65">.</text:span></text:p>
        </text:list-item>
      </text:list>
      <text:p text:style-name="P13"><text:span text:style-name="T65">Execution Considerations</text:span><text:span text:style-name="T134">:</text:span></text:p>
      <text:list xml:id="list8862893683322617197" text:style-name="L2">
        <text:list-item>
          <text:p text:style-name="P170">During the period in which program instruction execution ceases, interruptions are enabled for the requested interruption types. <text:s/><text:span text:style-name="T1">EXT=</text:span> has not been omitted or <text:span text:style-name="T1">IO=</text:span> has not been omitted.</text:p>
        </text:list-item>
        <text:list-item>
          <text:p text:style-name="P171">Following the event, external and input/output interruptions are disabled by the PSW introduced by the occurrence of the event.</text:p>
        </text:list-item>
        <text:list-item>
          <text:p text:style-name="P171"><text:span text:style-name="T189">Recognition of an event always causes the CPU to continue execution within the </text:span><text:span text:style-name="T54">CPUWAIT</text:span><text:span text:style-name="T189"> macro. <text:s/>This allows the macro to perform any cleanup actions before it returns control to the program via a branching operation or introduction of a new PSW as identified by </text:span><text:span text:style-name="T54">EPSW=</text:span><text:span text:style-name="T189"> or </text:span><text:span text:style-name="T54">IPSW=</text:span><text:span text:style-name="T189">.</text:span></text:p>
        </text:list-item>
      </text:list>
      <text:p text:style-name="P63"><text:span text:style-name="T104">Label Field Usage</text:span><text:span text:style-name="T108">:</text:span></text:p>
      <text:p text:style-name="P151">The label field, if present, defines an assembly label associated with the first instruction generated by the macro.</text:p>
      <text:p text:style-name="P146"><text:span text:style-name="T179">Positional Parameters</text:span><text:span text:style-name="T182">: </text:span><text:span text:style-name="T183">None</text:span></text:p>
      <text:p text:style-name="P148"/>
      <text:p text:style-name="P150"/>
      <text:p text:style-name="P147"><text:span text:style-name="T178">Keyword Parameters</text:span><text:span text:style-name="T181">:</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0">Keyword</text:p>
            </table:table-cell>
            <table:table-cell table:style-name="Table3.A1" office:value-type="string">
              <text:p text:style-name="P140">Default</text:p>
            </table:table-cell>
            <table:table-cell table:style-name="Table3.C1" office:value-type="string">
              <text:p text:style-name="P140">Description</text:p>
            </table:table-cell>
          </table:table-row>
        </table:table-header-rows>
        <table:table-row>
          <table:table-cell table:style-name="Table3.A2" office:value-type="string">
            <text:p text:style-name="P88">AM</text:p>
          </table:table-cell>
          <table:table-cell table:style-name="Table3.A2" office:value-type="string">
            <text:p text:style-name="P89">24</text:p>
          </table:table-cell>
          <table:table-cell table:style-name="Table3.C2" office:value-type="string">
            <text:p text:style-name="P112">The address mode following the event when either <text:span text:style-name="T1">EXT=YES</text:span> or <text:span text:style-name="T1">IO=YES</text:span>.</text:p>
          </table:table-cell>
        </table:table-row>
        <table:table-row>
          <table:table-cell table:style-name="Table3.A2" office:value-type="string">
            <text:p text:style-name="P88">CHAN</text:p>
          </table:table-cell>
          <table:table-cell table:style-name="Table3.A2" office:value-type="string">
            <text:p text:style-name="P89">254</text:p>
          </table:table-cell>
          <table:table-cell table:style-name="Table3.C2" office:value-type="string">
            <text:p text:style-name="P112">When waiting for an I/O event in <text:span text:style-name="T190">assembly </text:span>architecture levels 1 or 2, identifies the channels from which an I/O interruption is excepted. <text:s/><text:span text:style-name="T190">Ignored by other assembly architecture levels.</text:span></text:p>
          </table:table-cell>
        </table:table-row>
        <table:table-row>
          <table:table-cell table:style-name="Table3.A2" office:value-type="string">
            <text:p text:style-name="P82">EPSW</text:p>
          </table:table-cell>
          <table:table-cell table:style-name="Table3.A2" office:value-type="string">
            <text:p text:style-name="P105">None</text:p>
          </table:table-cell>
          <table:table-cell table:style-name="Table3.C2" office:value-type="string">
            <text:p text:style-name="P104">If <text:span text:style-name="T1">EXT=YES</text:span>, the PSW identified by the label is introduced as the new PSW. <text:s/><text:span text:style-name="T186">Otherwise, </text:span><text:span text:style-name="T51">EPSW</text:span><text:span text:style-name="T186"> is ignored. <text:s/>Ignored if </text:span><text:span text:style-name="T51">EXT</text:span><text:span text:style-name="T186"> omitted.</text:span></text:p>
          </table:table-cell>
        </table:table-row>
        <table:table-row>
          <table:table-cell table:style-name="Table3.A2" office:value-type="string">
            <text:p text:style-name="P83">ESA</text:p>
          </table:table-cell>
          <table:table-cell table:style-name="Table3.A2" office:value-type="string">
            <text:p text:style-name="P84">YES</text:p>
          </table:table-cell>
          <table:table-cell table:style-name="Table3.C2" office:value-type="string">
            <text:p text:style-name="P107">Control<text:span text:style-name="T189">s</text:span> how the external new PSW assigned storage location is managed. <text:s/>When <text:span text:style-name="T1">EXT</text:span> is present, a PSW will be placed at the assigned storage location of the External Interrupt New PSW.</text:p>
            <text:list xml:id="list8301842403212816650" text:style-name="L3">
              <text:list-item>
                <text:p text:style-name="P299"><text:span text:style-name="T1">YES</text:span> causes the content of the assigned storage location to be preserved by the macro before the <text:span text:style-name="T1">CPUWAIT</text:span> external PSW is placed at the assigned storage location, and upon recognition of an event, the saved content is restored.</text:p>
              </text:list-item>
              <text:list-item>
                <text:p text:style-name="P299"><text:span text:style-name="T1">NO</text:span> causes the content of the assigned storage location to be replaced by the <text:span text:style-name="T1">CPUWAIT</text:span> External New PSW and remains following the occurrence of either event.</text:p>
              </text:list-item>
              <text:list-item>
                <text:p text:style-name="P299"><text:span text:style-name="T1">label</text:span> – causes the content of the assigned storage location to be saved at this location and restored from it rather than one supplied by the <text:span text:style-name="T1">CPUWAIT</text:span> macro when <text:span text:style-name="T1">ESA=YES</text:span>.</text:p>
              </text:list-item>
            </text:list>
            <text:p text:style-name="P109">Ignored if <text:span text:style-name="T1">EXT</text:span> is omitted.</text:p>
          </table:table-cell>
        </table:table-row>
        <table:table-row>
          <table:table-cell table:style-name="Table3.A2" office:value-type="string">
            <text:p text:style-name="P82">EXT</text:p>
          </table:table-cell>
          <table:table-cell table:style-name="Table3.A2" office:value-type="string">
            <text:p text:style-name="P103">N<text:span text:style-name="T177">one</text:span></text:p>
          </table:table-cell>
          <table:table-cell table:style-name="Table3.C2" office:value-type="string">
            <text:p text:style-name="P104">Specifies how control is returned to the program in the event an external interruption occurs.</text:p>
            <text:list xml:id="list2174978780779013761" text:style-name="L4">
              <text:list-item>
                <text:p text:style-name="P301"><text:span text:style-name="T1">YES</text:span> – control passes to the program following the <text:span text:style-name="T1">CPUWAIT</text:span> macro <text:span text:style-name="T189">with the condition code set to 1.</text:span></text:p>
              </text:list-item>
              <text:list-item>
                <text:p text:style-name="P301"><text:span text:style-name="T1">NEW</text:span> – control passes to the program as dictated by the PSW identified by the <text:span text:style-name="T1">EPSW=</text:span> parameter.</text:p>
              </text:list-item>
              <text:list-item>
                <text:p text:style-name="P301"><text:span text:style-name="T52">l</text:span><text:span text:style-name="T1">abel</text:span> – control passes to the program location.</text:p>
              </text:list-item>
            </text:list>
            <text:p text:style-name="P104">If omitted, external interruptions remain pending.</text:p>
          </table:table-cell>
        </table:table-row>
        <table:table-row>
          <table:table-cell table:style-name="Table3.A2" office:value-type="string">
            <text:p text:style-name="P85">IO</text:p>
          </table:table-cell>
          <table:table-cell table:style-name="Table3.A2" office:value-type="string">
            <text:p text:style-name="P103">N<text:span text:style-name="T177">one</text:span></text:p>
          </table:table-cell>
          <table:table-cell table:style-name="Table3.C2" office:value-type="string">
            <text:p text:style-name="P104">Specifies how control is returned to the program in the event an <text:span text:style-name="T187">input/output</text:span> interruption occurs.</text:p>
            <text:list xml:id="list164335727843603" text:continue-numbering="true" text:style-name="L4">
              <text:list-item>
                <text:p text:style-name="P301"><text:span text:style-name="T1">YES</text:span> – control passes to the program following the <text:span text:style-name="T1">CPUWAIT</text:span> macro <text:span text:style-name="T189">with the condition code set to 2</text:span>.</text:p>
              </text:list-item>
              <text:list-item>
                <text:p text:style-name="P301"><text:span text:style-name="T1">NEW</text:span> – control passes to the program as dictated by the PSW identified by the <text:span text:style-name="T53">I</text:span><text:span text:style-name="T1">PSW=</text:span> parameter.</text:p>
              </text:list-item>
              <text:list-item>
                <text:p text:style-name="P301"><text:span text:style-name="T52">l</text:span><text:span text:style-name="T1">abel</text:span> – control passes to the program location.</text:p>
              </text:list-item>
            </text:list>
            <text:p text:style-name="P104">If omitted, <text:span text:style-name="T188">input output</text:span> interruptions remain pending.</text:p>
          </table:table-cell>
        </table:table-row>
        <table:table-row>
          <table:table-cell table:style-name="Table3.A2" office:value-type="string">
            <text:p text:style-name="P85">IPSW</text:p>
          </table:table-cell>
          <table:table-cell table:style-name="Table3.A2" office:value-type="string">
            <text:p text:style-name="P111">None</text:p>
          </table:table-cell>
          <table:table-cell table:style-name="Table3.C2" office:value-type="string">
            <text:p text:style-name="P106">If <text:span text:style-name="T53">IO</text:span><text:span text:style-name="T1">=YES</text:span>, the PSW identified by the label is introduced as the new PSW. <text:s/><text:span text:style-name="T186">Otherwise, </text:span><text:span text:style-name="T51">IPSW</text:span><text:span text:style-name="T186"> is ignored. <text:s/>Ignored entirely if </text:span><text:span text:style-name="T53">IO</text:span><text:span text:style-name="T114"> is</text:span><text:span text:style-name="T186"> omitted.</text:span></text:p>
          </table:table-cell>
        </table:table-row>
        <table:table-row>
          <table:table-cell table:style-name="Table3.A2" office:value-type="string">
            <text:p text:style-name="P86">ISA</text:p>
          </table:table-cell>
          <table:table-cell table:style-name="Table3.A2" office:value-type="string">
            <text:p text:style-name="P87">YES</text:p>
          </table:table-cell>
          <table:table-cell table:style-name="Table3.C2" office:value-type="string">
            <text:p text:style-name="P108">Control<text:span text:style-name="T189">s</text:span> how the <text:span text:style-name="T189">input/output</text:span>l new PSW assigned storage location is managed. <text:s/>When <text:span text:style-name="T54">IO</text:span> is present, a PSW will be placed at the assigned storage location of the <text:span text:style-name="T189">Input/Output</text:span> Interrupt New PSW.</text:p>
            <text:list xml:id="list164334968272008" text:continue-list="list8301842403212816650" text:style-name="L3">
              <text:list-item>
                <text:p text:style-name="P300"><text:span text:style-name="T1">YES</text:span> causes the content of the assigned storage location to be preserved by the macro before the <text:span text:style-name="T1">CPUWAIT</text:span> <text:span text:style-name="T189">input/output</text:span> PSW is placed at the assigned storage <text:soft-page-break/>location, and upon recognition of an event, the saved content is restored.</text:p>
              </text:list-item>
              <text:list-item>
                <text:p text:style-name="P300"><text:span text:style-name="T1">NO</text:span> causes the content of the assigned storage location to be replaced by the <text:span text:style-name="T1">CPUWAIT</text:span> External New PSW and remains following the occurrence of either event.</text:p>
              </text:list-item>
              <text:list-item>
                <text:p text:style-name="P300"><text:span text:style-name="T1">label</text:span> – causes the content of the assigned storage location to be saved at this location and restored from it rather than one supplied by the <text:span text:style-name="T1">CPUWAIT</text:span> macro when <text:span text:style-name="T54">ISA</text:span><text:span text:style-name="T1">=YES</text:span>.</text:p>
              </text:list-item>
            </text:list>
            <text:p text:style-name="P110">Ignored if <text:span text:style-name="T1">EXT</text:span> is omitted.</text:p>
          </table:table-cell>
        </table:table-row>
      </table:table>
      <text:p text:style-name="Text_20_body"/>
      <text:p text:style-name="P64"><text:span text:style-name="T66">Programming Note</text:span>:</text:p>
      <text:p text:style-name="P68"><text:span text:style-name="T1">CPUWAIT</text:span> represents the minimum required to interact with external or input/output interruptions.</text:p>
      <text:p text:style-name="P68">If only input/output operations are being performed, it is recommended that <text:span text:style-name="T1">RAWIO</text:span> and <text:span text:style-name="T1">RAWAIT</text:span> be used instead of <text:span text:style-name="T1">CPUWAIT</text:span>. <text:s/><text:span text:style-name="T193">Both </text:span><text:span text:style-name="T55">RAWIO</text:span><text:span text:style-name="T193"> and </text:span><text:span text:style-name="T55">RAWAIT</text:span><text:span text:style-name="T193"> internally use </text:span><text:span text:style-name="T55">CPUWAIT</text:span><text:span text:style-name="T193">, but both provide additional housekeeping and error handling functions specific to input/output devices.</text:span></text:p>
      <text:p text:style-name="P64">When a formal interrupt service routine is not being used (which is why <text:span text:style-name="T1">CPUWAIT</text:span> is being used), it is assumed a trap PSW has been placed in the external and input/output new PSW assigned storage locations. <text:s/>Use of <text:span text:style-name="T1">ESA=YES</text:span>, <text:span text:style-name="T1">ESA=label</text:span>, <text:span text:style-name="T1">ISA=YES</text:span>, or <text:span text:style-name="T1">ISA=label</text:span> will allow the trap PSW to be restored following the recognized event.</text:p>
      <text:p text:style-name="P64"/>
      <text:p text:style-name="P64"/>
      <text:h text:style-name="P286" text:outline-level="1"><text:bookmark-start text:name="__RefHeading___Toc8944_689231879"/>ENADEV<text:bookmark-end text:name="__RefHeading___Toc8944_689231879"/></text:h>
      <text:p text:style-name="P60"><text:span text:style-name="T131">Source file:</text:span><text:span text:style-name="T136"> </text:span><text:span text:style-name="T43">macros/</text:span><text:span text:style-name="T45">ENADEV</text:span><text:span text:style-name="T43">.mac</text:span></text:p>
      <text:p text:style-name="P12"><text:span text:style-name="T129">Macro</text:span><text:span text:style-name="T130"> Format</text:span><text:span text:style-name="T175">:</text:span></text:p>
      <text:p text:style-name="P145">[label] <text:s text:c="2"/>ENADEV ready,fail</text:p>
      <text:p text:style-name="P145"><text:s text:c="17"/><text:span text:style-name="T197">[</text:span>,REG=n]</text:p>
      <text:p text:style-name="P145"><text:s text:c="17"/>[,CLS=n]</text:p>
      <text:p text:style-name="P145"><text:s text:c="17"/>[,CSNS=[YES|<text:span text:style-name="T128">NO</text:span>]]</text:p>
      <text:p text:style-name="Text_20_body"/>
      <text:p text:style-name="P70">The <text:span text:style-name="T1">ENADEV</text:span> macro prepares a device for I/O operations. <text:s/><text:span text:style-name="T196">The device is identified by means of the device's assembled IOCB structure.</text:span></text:p>
      <text:p text:style-name="P62"><text:span text:style-name="T66">Assembly Considerations</text:span><text:span text:style-name="T65">:</text:span></text:p>
      <text:list xml:id="list6513413228607440137" text:style-name="L5">
        <text:list-item>
          <text:p text:style-name="P168"><text:span text:style-name="T65">Preceding </text:span><text:span text:style-name="T1">ARCHLVL</text:span><text:span text:style-name="T65"> and </text:span><text:span text:style-name="T1">ARCHIND</text:span><text:span text:style-name="T65"> macros are required.</text:span></text:p>
        </text:list-item>
        <text:list-item>
          <text:p text:style-name="P172"><text:span text:style-name="T65">The </text:span><text:span text:style-name="T1">IOCB</text:span><text:span text:style-name="T65"> DSECT must be defined preceding the </text:span><text:span text:style-name="T1">ENADEV</text:span><text:span text:style-name="T65"> macro.</text:span></text:p>
        </text:list-item>
        <text:list-item>
          <text:p text:style-name="P176"><text:span text:style-name="T65">Addressing of the device's IOCB structure must be established through the </text:span><text:span text:style-name="T1">IOCB</text:span><text:span text:style-name="T65"> DSECT </text:span><text:span text:style-name="T117">preceding the </text:span><text:span text:style-name="T57">ENADEV</text:span><text:span text:style-name="T117"> macro</text:span><text:span text:style-name="T65">.</text:span></text:p>
        </text:list-item>
        <text:list-item>
          <text:p text:style-name="P180"><text:span text:style-name="T65">A local base register must have been established preceding </text:span><text:span text:style-name="T1">ENADEV</text:span><text:span text:style-name="T65">.</text:span></text:p>
        </text:list-item>
      </text:list>
      <text:p text:style-name="P70"><text:span text:style-name="T66">Execution Considerations</text:span><text:span text:style-name="T65">:</text:span></text:p>
      <text:p text:style-name="P234"><text:span text:style-name="T65">The IOCB associated with the device must be completely initialized preceding use of </text:span><text:span text:style-name="T1">ENADEV</text:span><text:span text:style-name="T65">.</text:span></text:p>
      <text:p text:style-name="P184">Three registers are always required:</text:p>
      <text:list xml:id="list1306221862248995532" text:style-name="L6">
        <text:list-item>
          <text:p text:style-name="P185">a local base register (other than 0 or 1)</text:p>
        </text:list-item>
        <text:list-item>
          <text:p text:style-name="P185">a register addressing the device's IOCB structure (other than 0 or 1)</text:p>
        </text:list-item>
        <text:list-item>
          <text:p text:style-name="P185">general register 1 is altered by ENADEV.</text:p>
        </text:list-item>
      </text:list>
      <text:p text:style-name="P71"><text:span text:style-name="T115">For architecture levels 5-9, the following </text:span><text:span text:style-name="T120">additional register </text:span><text:span text:style-name="T115">consideration</text:span><text:span text:style-name="T120">s</text:span><text:span text:style-name="T115"> appl</text:span><text:span text:style-name="T120">y:</text:span></text:p>
      <text:list xml:id="list6896102025785327635" text:style-name="L7">
        <text:list-item>
          <text:p text:style-name="P197"><text:span text:style-name="T120">A</text:span><text:span text:style-name="T115"> register </text:span><text:span text:style-name="T120">other than 0 or 1</text:span><text:span text:style-name="T115"> is required for addre</text:span><text:span text:style-name="T116">ssing the channel subsystem </text:span><text:span text:style-name="T118">specific structures</text:span><text:span text:style-name="T116"> (the </text:span><text:span text:style-name="T56">REG</text:span><text:span text:style-name="T116">= keyword parameter).</text:span></text:p>
        </text:list-item>
        <text:list-item>
          <text:p text:style-name="P196"><text:span text:style-name="T116">A</text:span><text:span text:style-name="T65">nother optional register is needed if the interruption subclass of the device is being set (the </text:span><text:span text:style-name="T1">CLS=</text:span><text:span text:style-name="T65"> keyword parameter).</text:span></text:p>
        </text:list-item>
      </text:list>
      <text:p text:style-name="P72"><text:span text:style-name="T104">Label Field Usage</text:span><text:span text:style-name="T108">:</text:span></text:p>
      <text:p text:style-name="P265">The label field, if present, defines an assembly label associated with the first instruction generated by the macro.</text:p>
      <text:p text:style-name="P149"><text:span text:style-name="T105">Positional Parameters</text:span><text:span text:style-name="T109">:</text:span></text:p>
      <text:list xml:id="list2701897431974261221" text:style-name="L8">
        <text:list-item>
          <text:p text:style-name="P198"><text:span text:style-name="T107">The </text:span><text:span text:style-name="T58">ready</text:span><text:span text:style-name="T107"> positional parameter identifies the label to which control is passed if the </text:span><text:soft-page-break/><text:span text:style-name="T107">device is ready for use.</text:span></text:p>
        </text:list-item>
        <text:list-item>
          <text:p text:style-name="P198"><text:span text:style-name="T107">The </text:span><text:span text:style-name="T58">fail</text:span><text:span text:style-name="T107"> positional parameter identifies the label to which control is passed if the device fails to be made ready.</text:span></text:p>
        </text:list-item>
      </text:list>
      <text:p text:style-name="P73"><text:span text:style-name="T103">Keyword Parameters</text:span><text:span text:style-name="T107">:</text:span></text:p>
      <text:p text:style-name="P73"><text:span text:style-name="T107">Keyword parameters are only used when the assembly architecture level is 5-9, </text:span><text:span text:style-name="T110">using the channel subsystem. <text:s/></text:span><text:span text:style-name="T111">All other architecture levels ignore these keywords if present.</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1">Keyword</text:p>
            </table:table-cell>
            <table:table-cell table:style-name="Table4.A1" office:value-type="string">
              <text:p text:style-name="P141">Default</text:p>
            </table:table-cell>
            <table:table-cell table:style-name="Table4.C1" office:value-type="string">
              <text:p text:style-name="P141">Description</text:p>
            </table:table-cell>
          </table:table-row>
        </table:table-header-rows>
        <table:table-row>
          <table:table-cell table:style-name="Table4.A2" office:value-type="string">
            <text:p text:style-name="P92">CLS</text:p>
          </table:table-cell>
          <table:table-cell table:style-name="Table4.A2" office:value-type="string">
            <text:p text:style-name="P113">None</text:p>
          </table:table-cell>
          <table:table-cell table:style-name="Table4.C2" office:value-type="string">
            <text:p text:style-name="P114">A register containing the subschannel interruption subclass of the device. <text:s/>The subclass is a value between 0 and 7, inclusive, and must be in bits 26-28 of a 32-bit registers or bits 58-60 of a 64-bit register. <text:s/>If omitted the subchannel interruption subclass will be 0.</text:p>
          </table:table-cell>
        </table:table-row>
        <table:table-row>
          <table:table-cell table:style-name="Table4.A2" office:value-type="string">
            <text:p text:style-name="P92">CSNS</text:p>
          </table:table-cell>
          <table:table-cell table:style-name="Table4.A2" office:value-type="string">
            <text:p text:style-name="P91">NO</text:p>
          </table:table-cell>
          <table:table-cell table:style-name="Table4.C2" office:value-type="string">
            <text:p text:style-name="P114">Whether use of concurrent sense is to be enabled for the device.</text:p>
            <text:list xml:id="list664132378419012568" text:style-name="L9">
              <text:list-item>
                <text:p text:style-name="P327"><text:span text:style-name="T59">YES</text:span><text:span text:style-name="T119"> – enables concurrent sense</text:span></text:p>
              </text:list-item>
            </text:list>
            <text:list xml:id="list4186486749741948261" text:style-name="L10">
              <text:list-item>
                <text:p text:style-name="P302"><text:span text:style-name="T1">NO</text:span> – leaves concurrent sense disabled.</text:p>
              </text:list-item>
            </text:list>
            <text:p text:style-name="P114">Once concurrent sense is enabled, it remains enabled.</text:p>
          </table:table-cell>
        </table:table-row>
        <table:table-row>
          <table:table-cell table:style-name="Table4.A2" office:value-type="string">
            <text:p text:style-name="P93">REG</text:p>
          </table:table-cell>
          <table:table-cell table:style-name="Table4.A2" office:value-type="string">
            <text:p text:style-name="P116">required</text:p>
          </table:table-cell>
          <table:table-cell table:style-name="Table4.C2" office:value-type="string">
            <text:p text:style-name="P115">The register available for addressing channel subsystem structures.</text:p>
          </table:table-cell>
        </table:table-row>
      </table:table>
      <text:p text:style-name="P279"/>
      <text:p text:style-name="P279"/>
      <text:h text:style-name="P286" text:outline-level="1"><text:bookmark-start text:name="__RefHeading___Toc20662_1579960763"/>IOCB<text:bookmark-end text:name="__RefHeading___Toc20662_1579960763"/></text:h>
      <text:p text:style-name="P217"><text:span text:style-name="T131">Source file:</text:span><text:span text:style-name="T136"> </text:span><text:span text:style-name="T43">macros/</text:span><text:span text:style-name="T46">IOCB</text:span><text:span text:style-name="T43">.mac</text:span></text:p>
      <text:p text:style-name="P281"><text:span text:style-name="T129">Macro</text:span><text:span text:style-name="T130"> Format</text:span><text:span text:style-name="T175">:</text:span></text:p>
      <text:p text:style-name="P153">[label] <text:s text:c="2"/>IOCB <text:s/>dev,</text:p>
      <text:p text:style-name="P153"><text:s text:c="16"/>[,CERR=[<text:span text:style-name="T128">X'3F'</text:span>|n]]</text:p>
      <text:p text:style-name="P153"><text:s text:c="16"/>[,UERR=[<text:span text:style-name="T128">X'D3'</text:span>|n]]</text:p>
      <text:p text:style-name="P153"><text:s text:c="16"/>[,WAIT=[<text:span text:style-name="T128">X'80'</text:span>|n]]</text:p>
      <text:p text:style-name="P153"><text:s text:c="16"/>[,CCW=[<text:span text:style-name="T128">0</text:span>|label]]</text:p>
      <text:p text:style-name="P153"><text:s text:c="16"/>[,KEY=[<text:span text:style-name="T128">0</text:span>|n]]</text:p>
      <text:p text:style-name="P153"><text:s text:c="16"/>[,SCHIB=[<text:span text:style-name="T134">0</text:span>|label]]</text:p>
      <text:p text:style-name="P153"><text:s text:c="16"/>[,IRB=[0|label]]</text:p>
      <text:p text:style-name="P153"><text:s text:c="16"/>[,ORB=[0|label]]</text:p>
      <text:p text:style-name="P154"><text:span text:style-name="T214"><text:s text:c="16"/></text:span>[,FLAG=flags]</text:p>
      <text:p text:style-name="Text_20_body"/>
      <text:p text:style-name="P223"><text:span text:style-name="T216">The Input/Output Control Block (IOCB) structure, used by most of the macros described in this manual, is assembled by the </text:span><text:span text:style-name="T60">IOCB</text:span><text:span text:style-name="T216"> macro. <text:s/>Each device for which input/output operations by the program uses </text:span><text:span text:style-name="T60">sync</text:span><text:span text:style-name="T216"> category macros must have its own dedicated IOCB. <text:s/>The IOCB maintains status information related to ongoing actions taken by the program using the device. <text:s/></text:span></text:p>
      <text:p text:style-name="P223"><text:span text:style-name="T216">The IOCB is mapped by the </text:span><text:span text:style-name="T60">IOCBDS</text:span><text:span text:style-name="T216"> macro within the </text:span><text:span text:style-name="T60">IOCB</text:span><text:span text:style-name="T216"> DSECT.</text:span></text:p>
      <text:p text:style-name="P222"><text:span text:style-name="T215">The details embedded in the structure may be assembled or established during program execution, or some mixture, provided the IOCB is completed prior to use by the </text:span><text:span text:style-name="T199">ENADEV</text:span><text:span text:style-name="T215"> macro.</text:span></text:p>
      <text:p text:style-name="P227"><text:span text:style-name="T66">Assembly Considerations</text:span><text:span text:style-name="T65">:</text:span></text:p>
      <text:list xml:id="list164335068923435" text:continue-list="list4183188602621850111" text:style-name="L1">
        <text:list-item>
          <text:p text:style-name="P165"><text:span text:style-name="T65">Preceding </text:span><text:span text:style-name="T1">ARCHLVL</text:span><text:span text:style-name="T65"> and </text:span><text:span text:style-name="T1">ARCHIND</text:span><text:span text:style-name="T65"> macros are required.</text:span></text:p>
        </text:list-item>
      </text:list>
      <text:p text:style-name="P230"><text:span text:style-name="T66">Execution Considerations</text:span><text:span text:style-name="T65">:</text:span></text:p>
      <text:list xml:id="list3579841902109539015" text:style-name="L20">
        <text:list-item>
          <text:p text:style-name="P232"><text:span text:style-name="T122">The details embedded in the </text:span><text:span text:style-name="T121">IOCB</text:span><text:span text:style-name="T122"> may be assembled or established during program execution, or some mixture, provided the IOCB is completed prior to use by the </text:span><text:span text:style-name="T199">ENADEV</text:span><text:span text:style-name="T122"> macro. <text:s/></text:span><text:span text:style-name="T123">Refer to the “IOCB Structure” section for the relationships between IOCB macro parameters and the IOCB DSECT fields.</text:span></text:p>
        </text:list-item>
      </text:list>
      <text:p text:style-name="P233"><text:span text:style-name="T104">Label Field Usage</text:span><text:span text:style-name="T108">:</text:span></text:p>
      <text:p text:style-name="P266"><text:span text:style-name="T65">The label field, if present, defines an assembly label associated with the </text:span><text:span text:style-name="T223">start of the assembled IOCB.</text:span></text:p>
      <text:p text:style-name="P280"><text:span text:style-name="T180">Positional Parameters</text:span><text:span text:style-name="T184">:</text:span></text:p>
      <text:list xml:id="list7761554629854770997" text:style-name="L21">
        <text:list-item>
          <text:p text:style-name="P189"><text:span text:style-name="T184">T</text:span><text:span text:style-name="T181">he </text:span><text:span text:style-name="T58">dev</text:span><text:span text:style-name="T181"> positional parameter is required. <text:s/>It provides the user identification of the device, depending upon architecture level:</text:span></text:p>
        </text:list-item>
      </text:list>
      <text:list xml:id="list1072357137440152296" text:style-name="L22">
        <text:list-item>
          <text:list>
            <text:list-item>
              <text:p text:style-name="P191"><text:soft-page-break/><text:span text:style-name="T181">Levels 1-4 – the device's channel/unit address as a hexadecimal self-defining term </text:span><text:span text:style-name="T185">in the </text:span><text:span text:style-name="T203">CCUU</text:span><text:span text:style-name="T185"> format</text:span><text:span text:style-name="T181">, or</text:span></text:p>
            </text:list-item>
            <text:list-item>
              <text:p text:style-name="P191"><text:span text:style-name="T181">Levels 5-9 – the device's device number as a hexadecimal self-defining term.</text:span></text:p>
            </text:list-item>
          </text:list>
        </text:list-item>
      </text:list>
      <text:p text:style-name="P190"><text:span text:style-name="T103">Keyword Parameters</text:span><text:span text:style-name="T181">:</text:span></text:p>
      <text:p text:style-name="P193"><text:span text:style-name="T181">Parameters used by all architecture levels</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93">Keyword</text:p>
            </table:table-cell>
            <table:table-cell table:style-name="Table5.A1" office:value-type="string">
              <text:p text:style-name="P293">Default</text:p>
            </table:table-cell>
            <table:table-cell table:style-name="Table5.C1" office:value-type="string">
              <text:p text:style-name="P293">Description</text:p>
            </table:table-cell>
          </table:table-row>
        </table:table-header-rows>
        <table:table-row>
          <table:table-cell table:style-name="Table5.A2" office:value-type="string">
            <text:p text:style-name="P329">CERR</text:p>
          </table:table-cell>
          <table:table-cell table:style-name="Table5.A2" office:value-type="string">
            <text:p text:style-name="P341">X'3F'</text:p>
          </table:table-cell>
          <table:table-cell table:style-name="Table5.C2" office:value-type="string">
            <text:p text:style-name="P305">Specifies the solicited channel status conditions, as <text:span text:style-name="T247">a hexadecimal self-defining term bit mask</text:span>, recognized as errors for the device. Mask bits in <text:span text:style-name="T128">bold</text:span> font are enabled by the default mask.</text:p>
            <text:list xml:id="list821097300760997111" text:style-name="L24">
              <text:list-item>
                <text:p text:style-name="P306">X'80' – Program-controlled Interruption</text:p>
              </text:list-item>
              <text:list-item>
                <text:p text:style-name="P306">X'40' – Incorrect Length</text:p>
              </text:list-item>
              <text:list-item>
                <text:p text:style-name="P322">X'20' – Program Check</text:p>
              </text:list-item>
              <text:list-item>
                <text:p text:style-name="P322">X'10' – Protection Check</text:p>
              </text:list-item>
              <text:list-item>
                <text:p text:style-name="P322">X'08' – Channel-data Check</text:p>
              </text:list-item>
              <text:list-item>
                <text:p text:style-name="P322">X'04' – Channel-control Check</text:p>
              </text:list-item>
              <text:list-item>
                <text:p text:style-name="P322">X'02' – Interface-control Check</text:p>
              </text:list-item>
              <text:list-item>
                <text:p text:style-name="P322">X'01' – Chaining Check</text:p>
              </text:list-item>
            </text:list>
          </table:table-cell>
        </table:table-row>
        <table:table-row>
          <table:table-cell table:style-name="Table5.A2" office:value-type="string">
            <text:p text:style-name="P329">UERR</text:p>
          </table:table-cell>
          <table:table-cell table:style-name="Table5.A2" office:value-type="string">
            <text:p text:style-name="P341">X'D3'</text:p>
          </table:table-cell>
          <table:table-cell table:style-name="Table5.C2" office:value-type="string">
            <text:p text:style-name="P308">Specifies the solicited unit status conditions, as <text:span text:style-name="T247">a hexadecimal self-defining term bit mask</text:span>, recognized as errors for the device. Mask bits in <text:span text:style-name="T128">bold</text:span> font are enabled by the default mask.</text:p>
            <text:list xml:id="list8379382515205940639" text:style-name="L25">
              <text:list-item>
                <text:p text:style-name="P323">X'80' – Attention</text:p>
              </text:list-item>
              <text:list-item>
                <text:p text:style-name="P323">X'40' – Status modifier</text:p>
              </text:list-item>
              <text:list-item>
                <text:p text:style-name="P307">X'20' – Control-unit end</text:p>
              </text:list-item>
              <text:list-item>
                <text:p text:style-name="P323">X'10' – Busy</text:p>
              </text:list-item>
              <text:list-item>
                <text:p text:style-name="P307">X'08' – Channel end</text:p>
              </text:list-item>
              <text:list-item>
                <text:p text:style-name="P307">X'04' – Device end</text:p>
              </text:list-item>
              <text:list-item>
                <text:p text:style-name="P323">X'02' – Unit check</text:p>
              </text:list-item>
              <text:list-item>
                <text:p text:style-name="P323">X'01' – Unit exception</text:p>
              </text:list-item>
            </text:list>
          </table:table-cell>
        </table:table-row>
        <table:table-row>
          <table:table-cell table:style-name="Table5.A2" office:value-type="string">
            <text:p text:style-name="P329">WAIT</text:p>
          </table:table-cell>
          <table:table-cell table:style-name="Table5.A2" office:value-type="string">
            <text:p text:style-name="P342">X'80'</text:p>
          </table:table-cell>
          <table:table-cell table:style-name="Table5.C2" office:value-type="string">
            <text:p text:style-name="P308">Specifies the unsolicited <text:span text:style-name="T232">unit </text:span>status conditions, as <text:span text:style-name="T247">a hexadecimal self-defining term bit mask</text:span>, recognized as satisfying waiting upon the device. <text:s/>Mask bits in <text:span text:style-name="T128">bold</text:span> font are enabled by the default mask.</text:p>
            <text:list xml:id="list164336045826330" text:continue-numbering="true" text:style-name="L25">
              <text:list-item>
                <text:p text:style-name="P324">X'80' – Attention</text:p>
              </text:list-item>
              <text:list-item>
                <text:p text:style-name="P325">X'40' – Status modifier</text:p>
              </text:list-item>
              <text:list-item>
                <text:p text:style-name="P325">X'20' – Control-unit end</text:p>
              </text:list-item>
              <text:list-item>
                <text:p text:style-name="P325">X'10' – Busy</text:p>
              </text:list-item>
              <text:list-item>
                <text:p text:style-name="P325">X'08' – Channel end</text:p>
              </text:list-item>
              <text:list-item>
                <text:p text:style-name="P325">X'04' – Device end</text:p>
              </text:list-item>
              <text:list-item>
                <text:p text:style-name="P325">X'02' – Unit check</text:p>
              </text:list-item>
              <text:list-item>
                <text:p text:style-name="P325">X'01' – Unit exception</text:p>
              </text:list-item>
            </text:list>
          </table:table-cell>
        </table:table-row>
      </table:table>
      <text:p text:style-name="P192"><text:span text:style-name="T181"/></text:p>
      <text:p text:style-name="P194"><text:span text:style-name="T181">Parameters Used by Parallel Channel Operation (Levels 1-4)</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94">Keyword</text:p>
            </table:table-cell>
            <table:table-cell table:style-name="Table7.A1" office:value-type="string">
              <text:p text:style-name="P294">Default</text:p>
            </table:table-cell>
            <table:table-cell table:style-name="Table7.C1" office:value-type="string">
              <text:p text:style-name="P294">Description</text:p>
            </table:table-cell>
          </table:table-row>
        </table:table-header-rows>
        <table:table-row>
          <table:table-cell table:style-name="Table7.A2" office:value-type="string">
            <text:p text:style-name="P330">CCW</text:p>
          </table:table-cell>
          <table:table-cell table:style-name="Table7.A2" office:value-type="string">
            <text:p text:style-name="P343">0</text:p>
          </table:table-cell>
          <table:table-cell table:style-name="Table7.C2" office:value-type="string">
            <text:p text:style-name="P303">Specifies <text:span text:style-name="T232">the address of the first channel command word for the next executed RAWIO </text:span><text:soft-page-break/><text:span text:style-name="T232">macro. <text:s/>Contributes to the Channel-Address Word.</text:span></text:p>
          </table:table-cell>
        </table:table-row>
        <table:table-row>
          <table:table-cell table:style-name="Table7.A2" office:value-type="string">
            <text:p text:style-name="P330">KEY</text:p>
          </table:table-cell>
          <table:table-cell table:style-name="Table7.A2" office:value-type="string">
            <text:p text:style-name="P343">0</text:p>
          </table:table-cell>
          <table:table-cell table:style-name="Table7.C2" office:value-type="string">
            <text:p text:style-name="P309">Storage access key used by the channel for next usage of <text:span text:style-name="T1">RAWIO</text:span><text:span text:style-name="T65"> macro</text:span>. <text:s/>Contributes to the Channel-Address Word</text:p>
          </table:table-cell>
        </table:table-row>
      </table:table>
      <text:p text:style-name="P161"><text:span text:style-name="T181"/></text:p>
      <text:p text:style-name="P236">Parameters Used by Channel Subsystem Operation (Levels 5-9)</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95">Keyword</text:p>
            </table:table-cell>
            <table:table-cell table:style-name="Table8.A1" office:value-type="string">
              <text:p text:style-name="P295">Default</text:p>
            </table:table-cell>
            <table:table-cell table:style-name="Table8.C1" office:value-type="string">
              <text:p text:style-name="P295">Description</text:p>
            </table:table-cell>
          </table:table-row>
        </table:table-header-rows>
        <table:table-row>
          <table:table-cell table:style-name="Table8.A2" office:value-type="string">
            <text:p text:style-name="P331">CCW</text:p>
          </table:table-cell>
          <table:table-cell table:style-name="Table8.A2" office:value-type="string">
            <text:p text:style-name="P344">0</text:p>
          </table:table-cell>
          <table:table-cell table:style-name="Table8.C2" office:value-type="string">
            <text:p text:style-name="P304">Specifies <text:span text:style-name="T232">the address of the first channel command word in the embedded ORB for the next </text:span><text:span text:style-name="T205">RAWIO</text:span><text:span text:style-name="T232"> macro. <text:s text:c="2"/>Ignored if the ORB is not provided by the </text:span><text:span text:style-name="T205">IOCB</text:span><text:span text:style-name="T232"> macro.</text:span></text:p>
          </table:table-cell>
        </table:table-row>
        <table:table-row>
          <table:table-cell table:style-name="Table8.A2" office:value-type="string">
            <text:p text:style-name="P332">FLAG</text:p>
          </table:table-cell>
          <table:table-cell table:style-name="Table8.A2" office:value-type="string">
            <text:p text:style-name="P348">none</text:p>
          </table:table-cell>
          <table:table-cell table:style-name="Table8.C2" office:value-type="string">
            <text:p text:style-name="P311">Specifies the embedded ORB's flags. <text:s/>If omitted, an<text:span text:style-name="T234">d the</text:span> ORB is embedded in the IOCB, the <text:span text:style-name="T1">F</text:span> flag will be set if the current assembly XMODE CCW setting is CCW1, otherwise omitted. <text:s/>Ignored if the ORB is not <text:span text:style-name="T236">provided</text:span> <text:span text:style-name="T236">by </text:span>the <text:span text:style-name="T1">IOCB</text:span> <text:span text:style-name="T236">macro</text:span>.</text:p>
          </table:table-cell>
        </table:table-row>
        <table:table-row>
          <table:table-cell table:style-name="Table8.A2" office:value-type="string">
            <text:p text:style-name="P332">IRB</text:p>
          </table:table-cell>
          <table:table-cell table:style-name="Table8.A2" office:value-type="string">
            <text:p text:style-name="P348">none</text:p>
          </table:table-cell>
          <table:table-cell table:style-name="Table8.C2" office:value-type="string">
            <text:p text:style-name="P312">Specifies the address of the area used for storing of the Interruption-Response Block (IRB). <text:s/>If <text:s/><text:span text:style-name="T235">both </text:span><text:span text:style-name="T1">SCHIB</text:span><text:span text:style-name="T206">=</text:span><text:span text:style-name="T65"> </text:span><text:span text:style-name="T226">and </text:span><text:span text:style-name="T206">IRB=</text:span><text:span text:style-name="T226"> are omitted</text:span>, an area <text:span text:style-name="T235">is r</text:span>e<text:span text:style-name="T235">served by the </text:span><text:span text:style-name="T206">IOCB</text:span><text:span text:style-name="T235"> macro for storing of both structures</text:span>. <text:s/><text:span text:style-name="T235">Otherwise,</text:span> <text:span text:style-name="T235">s</text:span>pecify 0 <text:span text:style-name="T235">to</text:span> provide <text:span text:style-name="T235">the IRB storage area </text:span>during execution.</text:p>
          </table:table-cell>
        </table:table-row>
        <table:table-row>
          <table:table-cell table:style-name="Table8.A2" office:value-type="string">
            <text:p text:style-name="P331">KEY</text:p>
          </table:table-cell>
          <table:table-cell table:style-name="Table8.A2" office:value-type="string">
            <text:p text:style-name="P344">0</text:p>
          </table:table-cell>
          <table:table-cell table:style-name="Table8.C2" office:value-type="string">
            <text:p text:style-name="P310">Storage access key used by the subchannel in the embedded ORB for the next usage of <text:span text:style-name="T1">RAWIO</text:span><text:span text:style-name="T65"> macro</text:span>. <text:s/><text:span text:style-name="T233">Ignored if the ORB is not provided by the </text:span><text:span text:style-name="T207">IOCB</text:span><text:span text:style-name="T233"> macro.</text:span></text:p>
          </table:table-cell>
        </table:table-row>
        <table:table-row>
          <table:table-cell table:style-name="Table8.A2" office:value-type="string">
            <text:p text:style-name="P332">ORB</text:p>
          </table:table-cell>
          <table:table-cell table:style-name="Table8.A2" office:value-type="string">
            <text:p text:style-name="P348">none</text:p>
          </table:table-cell>
          <table:table-cell table:style-name="Table8.C2" office:value-type="string">
            <text:p text:style-name="P313">Specifies the address of the Operation-Request Block (ORB) used by the next <text:span text:style-name="T1">RAWIO</text:span> macro. <text:s/>Specify <text:span text:style-name="T1">0</text:span><text:span text:style-name="T65"> if the ORB is provided during execution. <text:s/>The externally supplied ORB must provide its own values for its </text:span><text:span text:style-name="T1">CCW=</text:span><text:span text:style-name="T65">, </text:span><text:span text:style-name="T1">FLAG=</text:span><text:span text:style-name="T65">, and </text:span><text:span text:style-name="T1">KEY=</text:span><text:span text:style-name="T65"> parameters. <text:s/>If omitted, an ORB is </text:span><text:span text:style-name="T227">provided by</text:span><text:span text:style-name="T65"> the IOCB </text:span><text:span text:style-name="T227">macro</text:span><text:span text:style-name="T65"> using </text:span><text:span text:style-name="T227">its own</text:span><text:span text:style-name="T65"> </text:span><text:span text:style-name="T1">CCW=</text:span><text:span text:style-name="T65">, </text:span><text:span text:style-name="T1">FLAG=</text:span><text:span text:style-name="T65">, and </text:span><text:span text:style-name="T1">KEY=</text:span><text:span text:style-name="T65"> parameters.</text:span></text:p>
          </table:table-cell>
        </table:table-row>
        <table:table-row>
          <table:table-cell table:style-name="Table8.A2" office:value-type="string">
            <text:p text:style-name="P332">SCHIB</text:p>
          </table:table-cell>
          <table:table-cell table:style-name="Table8.A2" office:value-type="string">
            <text:p text:style-name="P348">none</text:p>
          </table:table-cell>
          <table:table-cell table:style-name="Table8.C2" office:value-type="string">
            <text:p text:style-name="P312">Specifies the address of the area used for storing the Subchannel-Information Block (SCHIB). <text:s/>If <text:s/><text:span text:style-name="T235">both </text:span><text:span text:style-name="T1">SCHIB</text:span><text:span text:style-name="T206">=</text:span><text:span text:style-name="T65"> </text:span><text:span text:style-name="T226">and </text:span><text:span text:style-name="T206">IRB=</text:span><text:span text:style-name="T226"> are omitted</text:span>, an area <text:span text:style-name="T235">is r</text:span>e<text:span text:style-name="T235">served by the </text:span><text:span text:style-name="T206">IOCB</text:span><text:span text:style-name="T235"> macro for storing of both structures. <text:s/>Otherwise,</text:span> <text:span text:style-name="T235">s</text:span>pecify <text:span text:style-name="T1">0</text:span> <text:span text:style-name="T235">to</text:span> provide <text:span text:style-name="T235">the SCHIB storage area </text:span>during execution.</text:p>
          </table:table-cell>
        </table:table-row>
      </table:table>
      <text:p text:style-name="Text_20_body"/>
      <text:p text:style-name="P237"><text:span text:style-name="T128">Programming Notes</text:span>:</text:p>
      <text:p text:style-name="P237">A single IOCB must not be shared between devices. <text:s/>Each device requires its own IOCB structure.</text:p>
      <text:p text:style-name="P237"/>
      <text:p text:style-name="P237"/>
      <text:p text:style-name="P237"/>
      <text:h text:style-name="P286" text:outline-level="1"><text:bookmark-start text:name="__RefHeading___Toc20664_1579960763"/>IOCBDS<text:bookmark-end text:name="__RefHeading___Toc20664_1579960763"/></text:h>
      <text:p text:style-name="P218"><text:span text:style-name="T131">Source file:</text:span><text:span text:style-name="T136"> </text:span><text:span text:style-name="T43">macros/</text:span><text:span text:style-name="T46">IOCB</text:span><text:span text:style-name="T47">DS</text:span><text:span text:style-name="T43">.mac</text:span></text:p>
      <text:p text:style-name="P282"><text:span text:style-name="T129">Macro</text:span><text:span text:style-name="T130"> Format</text:span><text:span text:style-name="T175">:</text:span></text:p>
      <text:p text:style-name="P152"><text:s text:c="10"/><text:span text:style-name="T237">IOCBDS</text:span></text:p>
      <text:p text:style-name="Text_20_body"/>
      <text:p text:style-name="P238">The <text:span text:style-name="T1">IOCBDS</text:span> macro maps the fields of the IOCB to the DSECT <text:span text:style-name="T1">IOCB</text:span>.</text:p>
      <text:p text:style-name="P228"><text:span text:style-name="T66">Assembly Considerations</text:span><text:span text:style-name="T65">: </text:span><text:span text:style-name="T124">None</text:span></text:p>
      <text:p text:style-name="P231"><text:span text:style-name="T67">Execution Considerations</text:span><text:span text:style-name="T124">:</text:span></text:p>
      <text:list xml:id="list8653124202340771183" text:style-name="L26">
        <text:list-item>
          <text:p text:style-name="P240"><text:span text:style-name="T124">All </text:span><text:span text:style-name="T208">sync</text:span><text:span text:style-name="T124"> macros that use the IOCB structure, must have addressability to the </text:span><text:span text:style-name="T208">IOCB</text:span><text:span text:style-name="T124"> DSECT via an assembler </text:span><text:span text:style-name="T208">USING</text:span><text:span text:style-name="T124"> directive for the IOCB structure associated with the targeted device.</text:span></text:p>
        </text:list-item>
      </text:list>
      <text:p text:style-name="P238"><text:span text:style-name="T66">Label Field Usage</text:span><text:span text:style-name="T65">: Prohibited</text:span></text:p>
      <text:p text:style-name="P238"><text:span text:style-name="T66">Positional Parameters</text:span><text:span text:style-name="T65">: None</text:span></text:p>
      <text:p text:style-name="P238"><text:span text:style-name="T66">Keyword Parameters</text:span><text:span text:style-name="T65">: None</text:span></text:p>
      <text:p text:style-name="P235"><text:span text:style-name="T181"/></text:p>
      <text:p text:style-name="P162"><text:span text:style-name="T65"/></text:p>
      <text:p text:style-name="P162"><text:span text:style-name="T65"/></text:p>
      <text:h text:style-name="P286" text:outline-level="1"><text:bookmark-start text:name="__RefHeading___Toc20943_1579960763"/>IOINIT<text:bookmark-end text:name="__RefHeading___Toc20943_1579960763"/></text:h>
      <text:p text:style-name="P218"><text:span text:style-name="T131">Source file:</text:span><text:span text:style-name="T136"> </text:span><text:span text:style-name="T43">macros/</text:span><text:span text:style-name="T46">IO</text:span><text:span text:style-name="T47">INIT</text:span><text:span text:style-name="T43">.mac</text:span></text:p>
      <text:p text:style-name="P282"><text:span text:style-name="T129">Macro</text:span><text:span text:style-name="T130"> Format</text:span><text:span text:style-name="T175">:</text:span></text:p>
      <text:p text:style-name="P155">[label] <text:s text:c="2"/>IOINIT [MASK=hex]</text:p>
      <text:p text:style-name="P238"><text:span text:style-name="T65"/></text:p>
      <text:p text:style-name="P241"><text:span text:style-name="T65">The </text:span><text:span text:style-name="T1">IOINIT</text:span><text:span text:style-name="T65"> mask initializes the required control register to enable input/output interruptions for requested parallel channels or subchannel interruption subclasses.</text:span></text:p>
      <text:p text:style-name="P229"><text:span text:style-name="T66">Assembly Considerations</text:span><text:span text:style-name="T65">:</text:span></text:p>
      <text:list xml:id="list2259239932565529775" text:style-name="L27">
        <text:list-item>
          <text:p text:style-name="P242"><text:span text:style-name="T65">A preceding </text:span><text:span text:style-name="T1">ARCHLVL</text:span><text:span text:style-name="T65"> macro is required.</text:span></text:p>
        </text:list-item>
        <text:list-item>
          <text:p text:style-name="P242"><text:span text:style-name="T65">A local base register must be established before </text:span><text:span text:style-name="T1">IOINIT</text:span><text:span text:style-name="T65">.</text:span></text:p>
        </text:list-item>
      </text:list>
      <text:p text:style-name="P241"><text:span text:style-name="T66">Execution Considerations</text:span><text:span text:style-name="T65">: None</text:span></text:p>
      <text:p text:style-name="P241"><text:span text:style-name="T66">Label Field Usage</text:span><text:span text:style-name="T65">:</text:span></text:p>
      <text:p text:style-name="P267">The label field, if present, defines an assembly label associated with the first instruction generated by the macro.</text:p>
      <text:p text:style-name="P271"><text:span text:style-name="T128">Positional Parameters</text:span>: None</text:p>
      <text:p text:style-name="P271"><text:span text:style-name="T128">Keyword Parameters</text:span>:</text:p>
      <text:p text:style-name="P195"><text:span text:style-name="T181">Parameters Used by Parallel Channel Operation (Levels 1-4)</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96">Keyword</text:p>
            </table:table-cell>
            <table:table-cell table:style-name="Table10.A1" office:value-type="string">
              <text:p text:style-name="P296">Default</text:p>
            </table:table-cell>
            <table:table-cell table:style-name="Table10.C1" office:value-type="string">
              <text:p text:style-name="P296">Description</text:p>
            </table:table-cell>
          </table:table-row>
        </table:table-header-rows>
        <table:table-row>
          <table:table-cell table:style-name="Table10.A2" office:value-type="string">
            <text:p text:style-name="P333">MASK</text:p>
          </table:table-cell>
          <table:table-cell table:style-name="Table10.A2" office:value-type="string">
            <text:p text:style-name="P349">none</text:p>
          </table:table-cell>
          <table:table-cell table:style-name="Table10.C2" office:value-type="string">
            <text:p text:style-name="P314">Up to 8 hexadecimal digits identifying the parallel channels enabled for interruptions. <text:s/>If omitted, all channels are enabled. <text:s/><text:span text:style-name="T238">Do not defined the digits as a hexadecimal self-defining term.</text:span></text:p>
          </table:table-cell>
        </table:table-row>
      </table:table>
      <text:p text:style-name="P163"><text:span text:style-name="T65"/></text:p>
      <text:p text:style-name="P239"><text:span text:style-name="T65">Parameters Used by Channel Subsystem Operation (Levels 5-9)</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96">Keyword</text:p>
            </table:table-cell>
            <table:table-cell table:style-name="Table11.A1" office:value-type="string">
              <text:p text:style-name="P296">Default</text:p>
            </table:table-cell>
            <table:table-cell table:style-name="Table11.C1" office:value-type="string">
              <text:p text:style-name="P296">Description</text:p>
            </table:table-cell>
          </table:table-row>
        </table:table-header-rows>
        <table:table-row>
          <table:table-cell table:style-name="Table11.A2" office:value-type="string">
            <text:p text:style-name="P333">MASK</text:p>
          </table:table-cell>
          <table:table-cell table:style-name="Table11.A2" office:value-type="string">
            <text:p text:style-name="P349">none</text:p>
          </table:table-cell>
          <table:table-cell table:style-name="Table11.C2" office:value-type="string">
            <text:p text:style-name="P314">Up to 2 hexadecimal digits identifying the subchannel interruption subclasses enabled for interruptions. <text:s/>If omitted, all interruption subclasses are enabled. <text:s/><text:span text:style-name="T238">Do not define the digits as a hexadecimal self-defining term.</text:span></text:p>
          </table:table-cell>
        </table:table-row>
      </table:table>
      <text:p text:style-name="P272"/>
      <text:p text:style-name="P272"/>
      <text:h text:style-name="P286" text:outline-level="1"><text:bookmark-start text:name="__RefHeading___Toc20945_1579960763"/>IOTRFR<text:bookmark-end text:name="__RefHeading___Toc20945_1579960763"/></text:h>
      <text:p text:style-name="P219"><text:span text:style-name="T131">Source file:</text:span><text:span text:style-name="T136"> </text:span><text:span text:style-name="T43">macros/</text:span><text:span text:style-name="T46">IO</text:span><text:span text:style-name="T48">TRFR</text:span><text:span text:style-name="T43">.mac</text:span></text:p>
      <text:p text:style-name="P283"><text:span text:style-name="T129">Macro</text:span><text:span text:style-name="T130"> Format</text:span><text:span text:style-name="T175">:</text:span></text:p>
      <text:p text:style-name="P156">[label] <text:s text:c="2"/>IOTRFR reg</text:p>
      <text:p text:style-name="Text_20_body"/>
      <text:p text:style-name="P244">The <text:span text:style-name="T1">IOTRFR</text:span> macro calculates the number of bytes transferred by the last CCW of the channel program following a successful <text:span text:style-name="T1">RAWIO</text:span> operation.</text:p>
      <text:p text:style-name="P244"><text:span text:style-name="T128">Assembly Considerations</text:span>:</text:p>
      <text:list xml:id="list164336497710992" text:continue-numbering="true" text:style-name="L27">
        <text:list-item>
          <text:p text:style-name="P243"><text:span text:style-name="T65">A preceding </text:span><text:span text:style-name="T1">ARCHLVL</text:span><text:span text:style-name="T65"> macro is required.</text:span></text:p>
        </text:list-item>
        <text:list-item>
          <text:p text:style-name="P173"><text:span text:style-name="T65">The </text:span><text:span text:style-name="T1">IOCB</text:span><text:span text:style-name="T65"> DSECT must be defined preceding the </text:span><text:span text:style-name="T61">IOTRFR</text:span><text:span text:style-name="T65"> macro.</text:span></text:p>
        </text:list-item>
        <text:list-item>
          <text:p text:style-name="P177"><text:span text:style-name="T65">Addressing of the device's IOCB structure must be established through the </text:span><text:span text:style-name="T1">IOCB</text:span><text:span text:style-name="T65"> DSECT </text:span><text:span text:style-name="T117">preceding the </text:span><text:span text:style-name="T61">IOTRFR</text:span><text:span text:style-name="T117"> macro</text:span><text:span text:style-name="T65">.</text:span></text:p>
        </text:list-item>
        <text:list-item>
          <text:p text:style-name="P243"><text:span text:style-name="T65">A local base register must be established </text:span><text:span text:style-name="T125">preceding</text:span><text:span text:style-name="T65"> </text:span><text:span text:style-name="T1">IO</text:span><text:span text:style-name="T61">TRFR</text:span><text:span text:style-name="T65">.</text:span></text:p>
        </text:list-item>
        <text:list-item>
          <text:p text:style-name="P262"><text:span text:style-name="T65">The current assembly </text:span><text:span text:style-name="T1">XMODE</text:span><text:span text:style-name="T65"> </text:span><text:span text:style-name="T1">CCW</text:span><text:span text:style-name="T65"> setting controls how the calculation is performed.</text:span></text:p>
        </text:list-item>
      </text:list>
      <text:p text:style-name="P245"><text:span text:style-name="T66">Execution Considerations</text:span><text:span text:style-name="T65">: None</text:span></text:p>
      <text:p text:style-name="P245"><text:span text:style-name="T66">Label Field Usage</text:span><text:span text:style-name="T65">:</text:span></text:p>
      <text:p text:style-name="P268">The label field, if present, defines an assembly label associated with the first instruction generated by the macro.</text:p>
      <text:p text:style-name="P273"><text:span text:style-name="T128">Positional Parameters</text:span>:</text:p>
      <text:list xml:id="list9091415249900905157" text:style-name="L28">
        <text:list-item>
          <text:p text:style-name="P186">The required <text:span text:style-name="T1">reg</text:span> parameter identifies the register in which the calculated transfer count is supplied.</text:p>
        </text:list-item>
      </text:list>
      <text:p text:style-name="P187"><text:span text:style-name="T128">Keyword Parameters</text:span>: None</text:p>
      <text:p text:style-name="P187"/>
      <text:p text:style-name="P187"/>
      <text:h text:style-name="P286" text:outline-level="1"><text:bookmark-start text:name="__RefHeading___Toc21128_1579960763"/>RAWAIT<text:bookmark-end text:name="__RefHeading___Toc21128_1579960763"/></text:h>
      <text:p text:style-name="P221"><text:span text:style-name="T131">Source file:</text:span><text:span text:style-name="T136"> </text:span><text:span text:style-name="T43">macros/</text:span><text:span text:style-name="T49">RAW</text:span><text:span text:style-name="T50">AIT</text:span><text:span text:style-name="T43">.mac</text:span></text:p>
      <text:p text:style-name="P275"><text:span text:style-name="T129">Macro</text:span><text:span text:style-name="T130"> Format</text:span><text:span text:style-name="T175">:</text:span></text:p>
      <text:p text:style-name="P158">[label] <text:s text:c="2"/>RAWAIT reg</text:p>
      <text:p text:style-name="P158"><text:s text:c="17"/>,FAIL=label</text:p>
      <text:p text:style-name="P158"><text:s text:c="17"/>[,CHAN=[X'FE'|n]]</text:p>
      <text:p text:style-name="Text_20_body"/>
      <text:p text:style-name="P247">The <text:span text:style-name="T1">RAWAIT</text:span> macro waits for an expected unsolicited interruption from the device identified by the <text:span text:style-name="T240">addressed</text:span> IOCB structure. <text:s/>The expected <text:span text:style-name="T240">unit </text:span>interruption condition is identified by the <text:span text:style-name="T1">IOCB</text:span><text:span text:style-name="T65"> </text:span><text:span text:style-name="T1">WAIT=</text:span> parameter. <text:s/>Once the expected interruption occurs from the device, control passes to the next sequential instruction following <text:span text:style-name="T1">RAWAIT</text:span>.</text:p>
      <text:p text:style-name="P248">Receiving any channel status or receiving an unexpected unit status causes the waiting operation to fail. <text:s/>For the channel subsystem, the waiting operation may additionally fail if the device is not operational, an interruption occurs without status, or the interruption is not unsolicited (meaning an operation is occurring via a <text:span text:style-name="T1">RAWIO</text:span> operation).</text:p>
      <text:p text:style-name="P248"><text:span text:style-name="T128">Assembly Considerations</text:span>:</text:p>
      <text:list xml:id="list164336723953775" text:continue-list="list164335068923435" text:style-name="L1">
        <text:list-item>
          <text:p text:style-name="P166"><text:span text:style-name="T65">Preceding </text:span><text:span text:style-name="T1">ARCHLVL</text:span><text:span text:style-name="T65"> and </text:span><text:span text:style-name="T1">ARCHIND</text:span><text:span text:style-name="T65"> macros are required.</text:span></text:p>
        </text:list-item>
        <text:list-item>
          <text:p text:style-name="P174"><text:span text:style-name="T65">The </text:span><text:span text:style-name="T1">IOCB</text:span><text:span text:style-name="T65"> DSECT must be defined preceding the </text:span><text:span text:style-name="T62">RAWAIT</text:span><text:span text:style-name="T65"> macro.</text:span></text:p>
        </text:list-item>
        <text:list-item>
          <text:p text:style-name="P178"><text:span text:style-name="T65">Addressing of the device's IOCB structure must be established through the </text:span><text:span text:style-name="T1">IOCB</text:span><text:span text:style-name="T65"> DSECT </text:span><text:span text:style-name="T117">preceding the </text:span><text:span text:style-name="T62">RAWAIT</text:span><text:span text:style-name="T117"> macro</text:span><text:span text:style-name="T65">.</text:span></text:p>
        </text:list-item>
        <text:list-item>
          <text:p text:style-name="P249"><text:span text:style-name="T65">Assigned storage area addressing via general register 0 preceding </text:span><text:span text:style-name="T1">RAWAIT</text:span><text:span text:style-name="T65">.</text:span></text:p>
        </text:list-item>
        <text:list-item>
          <text:p text:style-name="P249"><text:span text:style-name="T65">Required input/output structures: CSW, or IRB and SCSW</text:span></text:p>
        </text:list-item>
        <text:list-item>
          <text:p text:style-name="P182"><text:span text:style-name="T65">A local base register must have been established preceding </text:span><text:span text:style-name="T62">RAWAIT</text:span><text:span text:style-name="T65">.</text:span></text:p>
        </text:list-item>
      </text:list>
      <text:p text:style-name="P248"><text:span text:style-name="T66">Execution Considerations</text:span><text:span text:style-name="T65">:</text:span></text:p>
      <text:list xml:id="list869661721497171502" text:style-name="L29">
        <text:list-item>
          <text:p text:style-name="P251"><text:span text:style-name="T126">Interruptions from devices other than the IOCB specified device are ignored and lost, if the </text:span><text:span text:style-name="T127">unexpected </text:span><text:span text:style-name="T126">device's channel or interruption subclass is enabled for interruptions.</text:span></text:p>
        </text:list-item>
        <text:list-item>
          <text:p text:style-name="P254"><text:span text:style-name="T126">C</text:span><text:span text:style-name="T65">hannel subsystem uses general register 1 for subchannel identification in assembly architecture levels 5-9.</text:span></text:p>
        </text:list-item>
        <text:list-item>
          <text:p text:style-name="P263"><text:span text:style-name="T1">RAWAIT</text:span><text:span text:style-name="T65"> must not be used to wait for completion of an input/output operation initiated by </text:span><text:span text:style-name="T1">RAWIO</text:span><text:span text:style-name="T65">. <text:s/></text:span><text:span text:style-name="T1">RAWIO</text:span><text:span text:style-name="T65"> performs its own waiting operation.</text:span></text:p>
        </text:list-item>
      </text:list>
      <text:p text:style-name="P253"><text:span text:style-name="T68">L</text:span><text:span text:style-name="T66">abel Field Usage</text:span><text:span text:style-name="T65">:</text:span></text:p>
      <text:p text:style-name="P269">The label field, if present, defines an assembly label associated with the first instruction generated by the macro.</text:p>
      <text:p text:style-name="P269"/>
      <text:p text:style-name="P276"><text:soft-page-break/><text:span text:style-name="T128">Positional Parameters</text:span>:</text:p>
      <text:list xml:id="list1685383936289076552" text:style-name="L30">
        <text:list-item>
          <text:p text:style-name="P188">The positional <text:span text:style-name="T1">reg</text:span> parameter <text:span text:style-name="T241">identifies a general register </text:span>other than 0 or 1 for channel subsystem structure addressing. <text:span text:style-name="T241">Required</text:span> <text:span text:style-name="T241">by</text:span> assembly architecture levels 5-9. </text:p>
        </text:list-item>
      </text:list>
      <text:p text:style-name="P277"><text:span text:style-name="T128">Keyword Parameters</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97">Keyword</text:p>
            </table:table-cell>
            <table:table-cell table:style-name="Table6.A1" office:value-type="string">
              <text:p text:style-name="P297">Default</text:p>
            </table:table-cell>
            <table:table-cell table:style-name="Table6.C1" office:value-type="string">
              <text:p text:style-name="P297">Description</text:p>
            </table:table-cell>
          </table:table-row>
        </table:table-header-rows>
        <table:table-row>
          <table:table-cell table:style-name="Table6.A2" office:value-type="string">
            <text:p text:style-name="P334">CHAN</text:p>
          </table:table-cell>
          <table:table-cell table:style-name="Table6.A2" office:value-type="string">
            <text:p text:style-name="P345">X'FE'</text:p>
          </table:table-cell>
          <table:table-cell table:style-name="Table6.C2" office:value-type="string">
            <text:p text:style-name="P315">PSW <text:span text:style-name="T247">channel </text:span>interruption mask used by assembly architecture levels 1 and 2. <text:s/>Used internally for <text:span text:style-name="T1">CPUWAIT</text:span> macro. <text:s/><text:span text:style-name="T242">Ignored by other architecture levels.</text:span></text:p>
          </table:table-cell>
        </table:table-row>
        <table:table-row>
          <table:table-cell table:style-name="Table6.A2" office:value-type="string">
            <text:p text:style-name="P338">FAIL</text:p>
          </table:table-cell>
          <table:table-cell table:style-name="Table6.A2" office:value-type="string">
            <text:p text:style-name="P347">none</text:p>
          </table:table-cell>
          <table:table-cell table:style-name="Table6.C2" office:value-type="string">
            <text:p text:style-name="P321"><text:span text:style-name="T245">This keyword parameter is required.</text:span> <text:s/>Control passes to this label if </text:p>
            <text:list xml:id="list1013601688539964668" text:style-name="L32">
              <text:list-item>
                <text:p text:style-name="P320">any channel status or unexpected unit status occurs, </text:p>
              </text:list-item>
              <text:list-item>
                <text:p text:style-name="P320">the subchannel has become inoperable, </text:p>
              </text:list-item>
              <text:list-item>
                <text:p text:style-name="P320">the subchannel status was not pending, <text:span text:style-name="T246">or</text:span></text:p>
              </text:list-item>
              <text:list-item>
                <text:p text:style-name="P320">the subchannel was active (presumably by a <text:span text:style-name="T1">RAWIO</text:span> macro). </text:p>
              </text:list-item>
            </text:list>
          </table:table-cell>
        </table:table-row>
      </table:table>
      <text:p text:style-name="Text_20_body"/>
      <text:p text:style-name="P248"><text:span text:style-name="T65"/></text:p>
      <text:p text:style-name="P247"/>
      <text:p text:style-name="P187"/>
      <text:p text:style-name="P187"/>
      <text:h text:style-name="P286" text:outline-level="1"><text:bookmark-start text:name="__RefHeading___Toc21130_1579960763"/>RAWIO<text:bookmark-end text:name="__RefHeading___Toc21130_1579960763"/></text:h>
      <text:p text:style-name="P220"><text:span text:style-name="T131">Source file:</text:span><text:span text:style-name="T136"> </text:span><text:span text:style-name="T43">macros/</text:span><text:span text:style-name="T49">RAWIO</text:span><text:span text:style-name="T43">.mac</text:span></text:p>
      <text:p text:style-name="P274"><text:span text:style-name="T129">Macro</text:span><text:span text:style-name="T130"> Format</text:span><text:span text:style-name="T175">:</text:span></text:p>
      <text:p text:style-name="P157">[label] <text:s text:c="2"/>RAWIO <text:span text:style-name="T134">reg,</text:span></text:p>
      <text:p text:style-name="P159"><text:s text:c="16"/>,FAIL=label</text:p>
      <text:p text:style-name="P157"><text:s text:c="16"/>[,CERR=label]</text:p>
      <text:p text:style-name="P157"><text:s text:c="16"/>[,UERR=label]</text:p>
      <text:p text:style-name="P157"><text:s text:c="16"/>[,SENSE=label]</text:p>
      <text:p text:style-name="P157"><text:s text:c="16"/>[,EOF=label]</text:p>
      <text:p text:style-name="P157"><text:s text:c="16"/>[,CHAN=[<text:span text:style-name="T128">X'FE'</text:span>|n]]</text:p>
      <text:p text:style-name="Text_20_body"/>
      <text:p text:style-name="P246">The <text:span text:style-name="T1">RAWIO</text:span> macro initiates an input/output operation with the device identified by the addressed IOCB structure <text:span text:style-name="T239">and waits for its completion by the device.</text:span></text:p>
      <text:p text:style-name="P260">Multiple interruptions may occur during the operation of a single input/output operation. <text:s/>Status is accumulated and the operation continues to wait until channel end and device end are both present for parallel channels (architecture levels 1-4) or primary status is present for a subchannel (architecture levels 5-9).</text:p>
      <text:p text:style-name="P246"><text:span text:style-name="T239">Upon completion of status accumulation, the specified conditions, in the order identified in the macro format, are checked and control is passed if detected. <text:s/>If none of the </text:span><text:span text:style-name="T132">requested</text:span><text:span text:style-name="T239"> conditions are detected, control passes to the next sequential instruction following the </text:span><text:span text:style-name="T210">RAWIO</text:span><text:span text:style-name="T239"> macro and the program must inspect the IOCB itself to determine further actions required by the program for any possible status conditions not detected by the </text:span><text:span text:style-name="T210">IOCB</text:span><text:span text:style-name="T239"> </text:span><text:span text:style-name="T210">CERR=</text:span><text:span text:style-name="T239"> or </text:span><text:span text:style-name="T210">IOCB</text:span><text:span text:style-name="T239"> </text:span><text:span text:style-name="T210">UERR=</text:span><text:span text:style-name="T239"> masks.</text:span></text:p>
      <text:p text:style-name="P261">Refer to the “HOWTO Perform Input/Output Operations” section for more details concerning program interaction with the IOCB structure and the <text:span text:style-name="T1">sync</text:span> macros.</text:p>
      <text:p text:style-name="P256"><text:span text:style-name="T66">Assembly Considerations</text:span>:</text:p>
      <text:list xml:id="list164336499816600" text:continue-list="list164336723953775" text:style-name="L1">
        <text:list-item>
          <text:p text:style-name="P167"><text:span text:style-name="T65">Preceding </text:span><text:span text:style-name="T1">ARCHLVL</text:span><text:span text:style-name="T65"> and </text:span><text:span text:style-name="T1">ARCHIND</text:span><text:span text:style-name="T65"> macros are required.</text:span></text:p>
        </text:list-item>
        <text:list-item>
          <text:p text:style-name="P175"><text:span text:style-name="T65">The </text:span><text:span text:style-name="T1">IOCB</text:span><text:span text:style-name="T65"> DSECT must be defined preceding the </text:span><text:span text:style-name="T62">RAWI</text:span><text:span text:style-name="T63">O</text:span><text:span text:style-name="T65"> macro.</text:span></text:p>
        </text:list-item>
        <text:list-item>
          <text:p text:style-name="P179"><text:span text:style-name="T65">Addressing of the device's IOCB structure must be established through the </text:span><text:span text:style-name="T1">IOCB</text:span><text:span text:style-name="T65"> DSECT </text:span><text:span text:style-name="T117">preceding the </text:span><text:span text:style-name="T62">RAWI</text:span><text:span text:style-name="T63">O</text:span><text:span text:style-name="T117"> macro</text:span><text:span text:style-name="T65">.</text:span></text:p>
        </text:list-item>
        <text:list-item>
          <text:p text:style-name="P250"><text:span text:style-name="T65">Assigned storage area addressing via general register 0 preceding </text:span><text:span text:style-name="T1">RAWI</text:span><text:span text:style-name="T63">O</text:span><text:span text:style-name="T65">.</text:span></text:p>
        </text:list-item>
        <text:list-item>
          <text:p text:style-name="P250"><text:span text:style-name="T65">Required input/output structures: CSW, or IRB and SCSW</text:span><text:span text:style-name="T127">, CCW0, CCW1 and SCHIB,</text:span></text:p>
        </text:list-item>
        <text:list-item>
          <text:p text:style-name="P183"><text:span text:style-name="T65">A local base register must have been established preceding </text:span><text:span text:style-name="T62">RAWI</text:span><text:span text:style-name="T63">O</text:span><text:span text:style-name="T65">.</text:span></text:p>
        </text:list-item>
      </text:list>
      <text:p text:style-name="P257"><text:span text:style-name="T66">Execution Considerations</text:span><text:span text:style-name="T65">:</text:span></text:p>
      <text:list xml:id="list164336123788973" text:continue-list="list869661721497171502" text:style-name="L29">
        <text:list-item>
          <text:p text:style-name="P252"><text:span text:style-name="T126">Interruptions from devices other than the IOCB specified device are ignored and lost, if </text:span><text:soft-page-break/><text:span text:style-name="T126">the </text:span><text:span text:style-name="T127">unexpected </text:span><text:span text:style-name="T126">device's channel or interruption subclass is enabled for interruptions.</text:span></text:p>
        </text:list-item>
        <text:list-item>
          <text:p text:style-name="P255"><text:span text:style-name="T126">C</text:span><text:span text:style-name="T65">hannel subsystem uses general register 1 for subchannel identification in assembly architecture levels 5-9.</text:span></text:p>
        </text:list-item>
      </text:list>
      <text:p text:style-name="P257"><text:span text:style-name="T66">Label Field Usage</text:span><text:span text:style-name="T65">:</text:span></text:p>
      <text:p text:style-name="P270">The label field, if present, defines an assembly label associated with the first instruction generated by the macro.</text:p>
      <text:p text:style-name="P278"><text:span text:style-name="T128">Positional Parameters</text:span>:</text:p>
      <text:list xml:id="list3360729065138331530" text:style-name="L31">
        <text:list-item>
          <text:p text:style-name="P258"><text:span text:style-name="T112">The positional </text:span><text:span text:style-name="T204">reg</text:span><text:span text:style-name="T112"> parameter </text:span><text:span text:style-name="T113">identifies a general register </text:span><text:span text:style-name="T112">other than 0 or 1 for channel subsystem structure addressing. </text:span><text:span text:style-name="T113">Required</text:span><text:span text:style-name="T112"> </text:span><text:span text:style-name="T113">by</text:span><text:span text:style-name="T112"> assembly architecture levels 5-9. </text:span></text:p>
        </text:list-item>
      </text:list>
      <text:p text:style-name="P257"><text:span text:style-name="T106">K</text:span><text:span text:style-name="T103">eyword Parameters</text:span><text:span text:style-name="T107">:</text:spa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98">Keyword</text:p>
            </table:table-cell>
            <table:table-cell table:style-name="Table9.A1" office:value-type="string">
              <text:p text:style-name="P298">Default</text:p>
            </table:table-cell>
            <table:table-cell table:style-name="Table9.C1" office:value-type="string">
              <text:p text:style-name="P298">Description</text:p>
            </table:table-cell>
          </table:table-row>
        </table:table-header-rows>
        <table:table-row>
          <table:table-cell table:style-name="Table9.A2" office:value-type="string">
            <text:p text:style-name="P336">CERR</text:p>
          </table:table-cell>
          <table:table-cell table:style-name="Table9.A2" office:value-type="string">
            <text:p text:style-name="P350">none</text:p>
          </table:table-cell>
          <table:table-cell table:style-name="Table9.C2" office:value-type="string">
            <text:p text:style-name="P316">When specified, completion channel status is inspected against the <text:span text:style-name="T1">IOCB</text:span><text:span text:style-name="T65"> </text:span><text:span text:style-name="T1">CERR=</text:span> mask. <text:s/>If any conditions in the mask are set, control is passed to the supplied label.</text:p>
          </table:table-cell>
        </table:table-row>
        <table:table-row>
          <table:table-cell table:style-name="Table9.A2" office:value-type="string">
            <text:p text:style-name="P335">CHAN</text:p>
          </table:table-cell>
          <table:table-cell table:style-name="Table9.A2" office:value-type="string">
            <text:p text:style-name="P346">X'FE'</text:p>
          </table:table-cell>
          <table:table-cell table:style-name="Table9.C2" office:value-type="string">
            <text:p text:style-name="P315">Channel PSW interruption mask used by assembly architecture levels 1 and 2. <text:s/>Used internally for <text:span text:style-name="T1">CPUWAIT</text:span> macro. <text:s/><text:span text:style-name="T242">Ignored by other architecture levels.</text:span></text:p>
          </table:table-cell>
        </table:table-row>
        <table:table-row>
          <table:table-cell table:style-name="Table9.A2" office:value-type="string">
            <text:p text:style-name="P336">EOF</text:p>
          </table:table-cell>
          <table:table-cell table:style-name="Table9.A2" office:value-type="string">
            <text:p text:style-name="P350">none</text:p>
          </table:table-cell>
          <table:table-cell table:style-name="Table9.C2" office:value-type="string">
            <text:p text:style-name="P317"><text:span text:style-name="T244">Some devices supply a unit exception status when a physical end-of-file condition exists, for example, a card reader, tape, or count-key-data devices. <text:s/>For such devices, w</text:span>hen specified, unit status is checked for <text:span text:style-name="T244">a </text:span>unit exception. <text:s/>If unit exception status is present, control passes to the supplied label. <text:s/>When unit exception status is specified in the <text:span text:style-name="T1">IOCB</text:span><text:span text:style-name="T65"> </text:span><text:span text:style-name="T1">UERR=</text:span> mask <text:span text:style-name="T244">and </text:span>the <text:span text:style-name="T1">RAWIO</text:span> <text:span text:style-name="T1">UERR=</text:span> label <text:span text:style-name="T244">has been</text:span> supplied, <text:span text:style-name="T244">the </text:span><text:span text:style-name="T213">UERR</text:span><text:span text:style-name="T244">= label</text:span> <text:span text:style-name="T244">takes precedence over</text:span> this parameter. <text:s/></text:p>
          </table:table-cell>
        </table:table-row>
        <table:table-row>
          <table:table-cell table:style-name="Table9.A2" office:value-type="string">
            <text:p text:style-name="P337">FAIL</text:p>
          </table:table-cell>
          <table:table-cell table:style-name="Table9.A2" office:value-type="string">
            <text:p text:style-name="P351">none</text:p>
          </table:table-cell>
          <table:table-cell table:style-name="Table9.C2" office:value-type="string">
            <text:p text:style-name="P318">This keyword parameter is required. <text:s/>Control passes to this label if </text:p>
            <text:list xml:id="list2024938099117958644" text:style-name="L33">
              <text:list-item>
                <text:p text:style-name="P319">the input/output operation fails to be initiated, <text:span text:style-name="T247">or</text:span></text:p>
              </text:list-item>
              <text:list-item>
                <text:p text:style-name="P319">if a subchannel has presented primary status but either channel end or device end status is not present.</text:p>
              </text:list-item>
            </text:list>
          </table:table-cell>
        </table:table-row>
        <table:table-row>
          <table:table-cell table:style-name="Table9.A2" office:value-type="string">
            <text:p text:style-name="P336">SENSE</text:p>
          </table:table-cell>
          <table:table-cell table:style-name="Table9.A2" office:value-type="string">
            <text:p text:style-name="P350">none</text:p>
          </table:table-cell>
          <table:table-cell table:style-name="Table9.C2" office:value-type="string">
            <text:p text:style-name="P316">When specified, unit status is checked for unit check. <text:s/>If unit check status is present, control passes to supplied label. <text:s/>When unit check status is specified in the <text:span text:style-name="T1">IOCB</text:span> <text:span text:style-name="T1">UERR=</text:span> mask <text:span text:style-name="T247">and </text:span>the <text:span text:style-name="T212">RAWIO</text:span><text:span text:style-name="T243"> </text:span><text:span text:style-name="T1">UERR=</text:span> label <text:span text:style-name="T244">has been supplied, the </text:span><text:span text:style-name="T213">RAWIO</text:span><text:span text:style-name="T244"> </text:span><text:span text:style-name="T213">UERR=</text:span><text:span text:style-name="T244"> label takes precedence over </text:span>this parameter. </text:p>
          </table:table-cell>
        </table:table-row>
        <table:table-row>
          <table:table-cell table:style-name="Table9.A2" office:value-type="string">
            <text:p text:style-name="P336">UERR</text:p>
          </table:table-cell>
          <table:table-cell table:style-name="Table9.A2" office:value-type="string">
            <text:p text:style-name="P350">none</text:p>
          </table:table-cell>
          <table:table-cell table:style-name="Table9.C2" office:value-type="string">
            <text:p text:style-name="P316">When specified, completion unit status is inspected against the <text:span text:style-name="T1">IOCB</text:span><text:span text:style-name="T65"> </text:span><text:span text:style-name="T1">UERR=</text:span> mask. <text:s/>If any conditions in the mask are set, control is passed to the supplied label.</text:p>
          </table:table-cell>
        </table:table-row>
      </table:table>
      <text:p text:style-name="Text_20_body"/>
      <text:p text:style-name="P259"><text:span text:style-name="T128">Programming Notes</text:span>:</text:p>
      <text:p text:style-name="P260">Multiple interruptions may occur during the operation of a single input/output operation. <text:s/>Status is accumulated until channel end and device end are both present for parallel channels (architecture levels 1-4) or primary status is present for a subchannel (architecture levels 5-9).</text:p>
      <text:p text:style-name="P259">When control passes to the <text:span text:style-name="T1">SENSE=</text:span> label and concurrent sense is available, the stored IRB contains the concurrent sense information. <text:s/>If parallel channels are in use, the program must solicit the sense information from the control unit through a separate I/O operation.</text:p>
      <text:p text:style-name="P264"><text:soft-page-break/>No facility is provided for the detection of a missing input/output interruption. <text:s/>In this case, the program may wait forever. <text:s/>Manually initiating an interrupt for the device may free the program.</text:p>
      <text:p text:style-name="P257"><text:span text:style-name="T65"/></text:p>
      <text:p text:style-name="P256"/>
      <text:p text:style-name="Text_20_body"/>
      <text:p text:style-name="P241"><text:span text:style-name="T65"/></text:p>
      <text:p text:style-name="P241"><text:span text:style-name="T65"/></text:p>
      <text:p text:style-name="P238"><text:span text:style-name="T65"/></text:p>
      <text:p text:style-name="P237"/>
      <text:h text:style-name="P287" text:outline-level="1"><text:bookmark-start text:name="__RefHeading__8156_1857587954"/>HOWTO Simply Wait<text:bookmark-end text:name="__RefHeading__8156_1857587954"/></text:h>
      <text:p text:style-name="P66">The CPU is primarily in one of two states:</text:p>
      <text:list xml:id="list1628207714224617389" text:style-name="L11">
        <text:list-item>
          <text:p text:style-name="P199">stop, or</text:p>
        </text:list-item>
        <text:list-item>
          <text:p text:style-name="P199">run</text:p>
        </text:list-item>
      </text:list>
      <text:p text:style-name="P67"><text:span text:style-name="T192">Because in the stop state the CPU is doing nothing, it can be of no interest to </text:span>a program.</text:p>
      <text:p text:style-name="P67">For a program the only CPU state of interest is the run state. <text:s/>In the run state four cases <text:span text:style-name="T192">are of interest. <text:s/>Depending upon whether an operating system is present or only a bare-metal program is resident, the four cases imply different things.</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42">Case</text:p>
            </table:table-cell>
            <table:table-cell table:style-name="Table2.A1" office:value-type="string">
              <text:p text:style-name="P142">Interruptions Enabled</text:p>
            </table:table-cell>
            <table:table-cell table:style-name="Table2.A1" office:value-type="string">
              <text:p text:style-name="P142">Instructions Executing</text:p>
            </table:table-cell>
            <table:table-cell table:style-name="Table2.A1" office:value-type="string">
              <text:p text:style-name="P142">SATK Bare-metal Program</text:p>
            </table:table-cell>
            <table:table-cell table:style-name="Table2.E1" office:value-type="string">
              <text:p text:style-name="P142">Operating System</text:p>
            </table:table-cell>
          </table:table-row>
        </table:table-header-rows>
        <table:table-row>
          <table:table-cell table:style-name="Table2.A2" office:value-type="string">
            <text:p text:style-name="P128">1</text:p>
          </table:table-cell>
          <table:table-cell table:style-name="Table2.A2" office:value-type="string">
            <text:p text:style-name="P128">yes</text:p>
          </table:table-cell>
          <table:table-cell table:style-name="Table2.A2" office:value-type="string">
            <text:p text:style-name="P128">yes</text:p>
          </table:table-cell>
          <table:table-cell table:style-name="Table2.A2" office:value-type="string">
            <text:p text:style-name="P129">ISR required</text:p>
          </table:table-cell>
          <table:table-cell table:style-name="Table2.E2" office:value-type="string">
            <text:p text:style-name="P129">Normal OS case</text:p>
          </table:table-cell>
        </table:table-row>
        <table:table-row>
          <table:table-cell table:style-name="Table2.A2" office:value-type="string">
            <text:p text:style-name="P128">2</text:p>
          </table:table-cell>
          <table:table-cell table:style-name="Table2.A2" office:value-type="string">
            <text:p text:style-name="P128">yes</text:p>
          </table:table-cell>
          <table:table-cell table:style-name="Table2.A2" office:value-type="string">
            <text:p text:style-name="P128">no</text:p>
          </table:table-cell>
          <table:table-cell table:style-name="Table2.A2" office:value-type="string">
            <text:p text:style-name="P90">CPUWAIT</text:p>
          </table:table-cell>
          <table:table-cell table:style-name="Table2.E2" office:value-type="string">
            <text:p text:style-name="P130">All active work waiting for events</text:p>
          </table:table-cell>
        </table:table-row>
        <table:table-row>
          <table:table-cell table:style-name="Table2.A2" office:value-type="string">
            <text:p text:style-name="P128">3</text:p>
          </table:table-cell>
          <table:table-cell table:style-name="Table2.A2" office:value-type="string">
            <text:p text:style-name="P128">no</text:p>
          </table:table-cell>
          <table:table-cell table:style-name="Table2.A2" office:value-type="string">
            <text:p text:style-name="P128">yes</text:p>
          </table:table-cell>
          <table:table-cell table:style-name="Table2.A2" office:value-type="string">
            <text:p text:style-name="P129">Normal program case</text:p>
          </table:table-cell>
          <table:table-cell table:style-name="Table2.E2" office:value-type="string">
            <text:p text:style-name="P129">ISR running</text:p>
          </table:table-cell>
        </table:table-row>
        <table:table-row>
          <table:table-cell table:style-name="Table2.A2" office:value-type="string">
            <text:p text:style-name="P128">4</text:p>
          </table:table-cell>
          <table:table-cell table:style-name="Table2.A2" office:value-type="string">
            <text:p text:style-name="P128">no</text:p>
          </table:table-cell>
          <table:table-cell table:style-name="Table2.A2" office:value-type="string">
            <text:p text:style-name="P128">no</text:p>
          </table:table-cell>
          <table:table-cell table:style-name="Table2.A2" office:value-type="string">
            <text:p text:style-name="P129"><text:span text:style-name="T1">DWAIT</text:span> or <text:span text:style-name="T1">DWAITEND</text:span></text:p>
          </table:table-cell>
          <table:table-cell table:style-name="Table2.E2" office:value-type="string">
            <text:p text:style-name="P129">Catastrophic failure</text:p>
          </table:table-cell>
        </table:table-row>
      </table:table>
      <text:p text:style-name="P66"/>
      <text:p text:style-name="P69">The SATK bare-metal program operates exactly opposite that of an operating system. <text:s/><text:span text:style-name="T194">The normal situation of the bare-metal program is to execute instructions in case 3. <text:s/>Whereas the normal situation for an operating system is to execute instructions in case 1.</text:span></text:p>
      <text:p text:style-name="P65"><text:span text:style-name="T193">As this table indicates, w</text:span>hen a program uses the <text:span text:style-name="T1">CPUWAIT</text:span> macro and the program is executing instructions but not expecting an event, it is <text:span text:style-name="T193">expected</text:span> that interruptions are disabled. <text:s/><text:span text:style-name="T193">At the start of </text:span><text:span text:style-name="T55">CPUWAIT</text:span><text:span text:style-name="T193">, the program is in case 3. <text:s/>Internally, </text:span><text:span text:style-name="T55">CPUWAIT</text:span><text:span text:style-name="T193"> moves to case 2 while it is actually waiting. <text:s/></text:span><text:span text:style-name="T1">CPUWAIT</text:span> restores that condition when it recognizes the requested event, <text:span text:style-name="T193">internally moving from case 2 to case 3 before passing control to the program</text:span>.</text:p>
      <text:p text:style-name="P18">On occasion a program without the complexity of interrupt service routines may need to wait for specific events expected by the program. <text:s/>These events <text:span text:style-name="T173">can be</text:span>:</text:p>
      <text:list xml:id="list5223337811432027920" text:style-name="L12">
        <text:list-item>
          <text:p text:style-name="P200">expired timers,</text:p>
        </text:list-item>
        <text:list-item>
          <text:p text:style-name="P200">input/output operations, <text:span text:style-name="T173">and</text:span></text:p>
        </text:list-item>
        <text:list-item>
          <text:p text:style-name="P203">other event situations.</text:p>
        </text:list-item>
      </text:list>
      <text:p text:style-name="P18">If the program does not have any interrupt service routines, how can this be accomplished? <text:s/>At the level of the interruption an interrupt service routine is nothing more than a place to which control is passed to handle the interrupt. <text:s/>Because such events can occur asynchronously from the running program, interrupt service routines typically require saving upon entry and a restoration of the program's state <text:span text:style-name="T173">upon exit</text:span>. <text:s/>By causing the interruption to pass control to a place where the program's state is known, only the passing of control is required.</text:p>
      <text:p text:style-name="P18"><text:soft-page-break/>If a program expects to wait, the place at which its state is known is at the point in the program where it expects to perform the wait. <text:s/>In other words, inline, is the best place to perform the wait. <text:s/>The <text:span text:style-name="T1">CPUWAIT</text:span> macro performs an inline wait. <text:s/>It does this by:</text:p>
      <text:list xml:id="list6024513650806200725" text:style-name="L13">
        <text:list-item>
          <text:p text:style-name="P201">establishing a new PSW for the interrupt class upon which it is waiting that passes control following the instructions, and optionally saving the previous new PSW;</text:p>
        </text:list-item>
        <text:list-item>
          <text:p text:style-name="P201">loading an <text:span text:style-name="T128">enabled</text:span> wait PSW for the anticipated event <text:span text:style-name="T173">(this actually does the waiting</text:span>; and</text:p>
        </text:list-item>
        <text:list-item>
          <text:p text:style-name="P204">receiving program control following the event</text:p>
        </text:list-item>
        <text:list-item>
          <text:p text:style-name="P205">passing control as specified by the class' related parameter, optionally restoring the previous new PSW before doing so.</text:p>
        </text:list-item>
      </text:list>
      <text:p text:style-name="P16"><text:span text:style-name="T137">The need to save program state is eliminated because the program ceases instruction execution. <text:s/>The formal interrupt service routine is eliminated because the instructions following the </text:span><text:span text:style-name="T2">CPUWAIT</text:span><text:span text:style-name="T137"> macro process the event.</text:span></text:p>
      <text:p text:style-name="P16"><text:span text:style-name="T137">Two events are supported by the very low level </text:span><text:span text:style-name="T2">CPUWAIT</text:span><text:span text:style-name="T137"> macro:</text:span></text:p>
      <text:list xml:id="list2648736384746746705" text:style-name="L14">
        <text:list-item>
          <text:p text:style-name="P202">External interruptions and/or</text:p>
        </text:list-item>
        <text:list-item>
          <text:p text:style-name="P202">Input/Output interruptions.</text:p>
        </text:list-item>
      </text:list>
      <text:p text:style-name="P17"><text:span text:style-name="T138">Both are supported by the same </text:span><text:span text:style-name="T3">CPUWAIT</text:span><text:span text:style-name="T138"> macro depending upon its parameters. <text:s/>This allows for example, with the appropriate preparation by the program to wait for an input/output event or a timeout if the input/output event doesn't occur.</text:span></text:p>
      <text:p text:style-name="P17"><text:span text:style-name="T138">In either case the program continues execution following the </text:span><text:span text:style-name="T3">CPUWAIT</text:span><text:span text:style-name="T138"> macro. <text:s/>The </text:span><text:span text:style-name="T3">CPUWAIT</text:span><text:span text:style-name="T138"> macro passes control as specified by its parameters. <text:s/>It also allows the program to differentiate between the interruption classes by setting the condition code:</text:span></text:p>
      <text:list xml:id="list7266453824354394825" text:style-name="L15">
        <text:list-item>
          <text:p text:style-name="P206">1 – an external interruption occurred, or</text:p>
        </text:list-item>
        <text:list-item>
          <text:p text:style-name="P206">2 – an input/output interruption occurred.</text:p>
        </text:list-item>
      </text:list>
      <text:p text:style-name="P53">The program is required to examine any interruption information supplied in assigned storage locations related to the interruption class <text:span text:style-name="T173">and proceed accordingly</text:span>.</text:p>
      <text:p text:style-name="P53"/>
      <text:p text:style-name="P53"/>
      <text:h text:style-name="P286" text:outline-level="1"><text:bookmark-start text:name="__RefHeading___Toc26945_552003937"/>HOWTO Perform Input/Output Operations<text:bookmark-end text:name="__RefHeading___Toc26945_552003937"/></text:h>
      <text:p text:style-name="P23">Mainframe systems from their inception are designed to perform input/output operations in an interruption driven environment. <text:s/>Interruptions result from initiated input/output operations and other input/output related notifications occur through interruptions. <text:s/>While it is technically possible to perform input/output operations without utilizing interruptions, it is not possible to be informed of input/output related notifications without interruptions. <text:s/>The use of the input/output system without interruptions has never been encouraged. <text:s/>SATK therefore only supports the input/output system utilizing interruptions.</text:p>
      <text:p text:style-name="P23">Interruptions resulting from initiated input/output operations are referred to as “solicited” interruptions. <text:s/>Event notification interruptions outside of input/output operations are referred to as “unsolicited” interruptions.</text:p>
      <text:p text:style-name="P20">Mainframes have utilized t<text:span text:style-name="T146">w</text:span>o different architectures for <text:span text:style-name="T142">the </text:span>input/output <text:span text:style-name="T142">system</text:span>. <text:s/>Both are based upon the concepts of channel programs executed by the channel with the aid of the devices themselves. <text:s/><text:span text:style-name="T146">From the view of the CPU, </text:span>Initiating and termination of the channel programs differs between the two architectures. <text:s/><text:span text:style-name="T142">The form and structure of input/output notifications also differ. <text:s/></text:span>Providing a simple, consistent interface to the two different I/O architectures without losing flexibility is the primary goal of the supplied macros.</text:p>
      <text:p text:style-name="P54">The first architecture, used individual channels controlled by the program for input/output operations. <text:s/>By the third generation of mainframes, this system was replaced by a channel subsystem that managed all of the physical channels and performed input/output operations on behalf of the program. <text:s/>As the technology advanced, the information necessary for the channel subsystem to perform its tasks increased. <text:s/>New storage based structures were introduced for this purpose.</text:p>
      <text:p text:style-name="P19">The macros have no knowledge of the operations, channel commands or details of successful or failed activities. <text:s/>The program (and developer) must supply such knowledge. <text:s/><text:span text:style-name="T139">Under either architecture, t</text:span>he macros will <text:span text:style-name="T66">initiate</text:span> <text:span text:style-name="T139">an</text:span> <text:span text:style-name="T139">operation</text:span> and <text:span text:style-name="T66">detect</text:span> <text:span text:style-name="T139">its </text:span>success or failure <text:span text:style-name="T139">as defined by the program</text:span> under either architecture. <text:s/><text:span text:style-name="T139">In very simple settings, the input/output operations can be transferred between the two input/output architectures without program changes. <text:s/>See the </text:span><text:span text:style-name="T4">hello.asm</text:span><text:span text:style-name="T139"> sample program for an example of this usage. <text:s/>Because facilities differ between the two architectures, this transportability is not generally likely for complex operations.</text:span></text:p>
      <text:p text:style-name="P21">The input/output operations typically involve three aspects of the input/output architecture:</text:p>
      <text:list xml:id="list5307743466390319027" text:style-name="L16">
        <text:list-item>
          <text:p text:style-name="P207">preparing the CPU for input/output operations,</text:p>
        </text:list-item>
        <text:list-item>
          <text:p text:style-name="P207">making individual devices ready for use and then</text:p>
        </text:list-item>
        <text:list-item>
          <text:p text:style-name="P207">using the device for operations.</text:p>
        </text:list-item>
      </text:list>
      <text:p text:style-name="P55">Seven macros work together for these functions:</text:p>
      <text:list xml:id="list2890170433994320920" text:style-name="L17">
        <text:list-item>
          <text:p text:style-name="P208"><text:span text:style-name="T5">IOINIT</text:span><text:span text:style-name="T140"> – prepares the CPU for input/output operations, typically used once by the program;</text:span></text:p>
        </text:list-item>
        <text:list-item>
          <text:p text:style-name="P208"><text:soft-page-break/><text:span text:style-name="T5">IOCB</text:span><text:span text:style-name="T140"> – the assembled structure used to define an input/output device used by the program, used once for each device;</text:span></text:p>
        </text:list-item>
        <text:list-item>
          <text:p text:style-name="P208"><text:span text:style-name="T5">IOCBDS</text:span><text:span text:style-name="T140"> – creates a DSECT named </text:span><text:span text:style-name="T6">IOCB</text:span><text:span text:style-name="T141">, defining the </text:span><text:span text:style-name="T5">IOCB</text:span><text:span text:style-name="T140"> structure fields, used once by the program;</text:span></text:p>
        </text:list-item>
        <text:list-item>
          <text:p text:style-name="P208"><text:span text:style-name="T5">ENADEV</text:span><text:span text:style-name="T140"> – makes devices defined by an </text:span><text:span text:style-name="T5">IOCB</text:span><text:span text:style-name="T140"> macro ready for use by the CPU;</text:span></text:p>
        </text:list-item>
        <text:list-item>
          <text:p text:style-name="P208"><text:span text:style-name="T5">RAWIO</text:span><text:span text:style-name="T140"> – performs an inline input/output operation with an </text:span><text:span text:style-name="T5">IOCB</text:span><text:span text:style-name="T140"> defined device; and</text:span></text:p>
        </text:list-item>
        <text:list-item>
          <text:p text:style-name="P209"><text:span text:style-name="T10">IOTRFR</text:span><text:span text:style-name="T145"> – calculate the number of bytes actually transferred following a successful I/O operation.</text:span></text:p>
        </text:list-item>
        <text:list-item>
          <text:p text:style-name="P210"><text:span text:style-name="T7">RAWAIT</text:span><text:span text:style-name="T143"> – performs an inline wait for an unsolicited interruption from the IOCB defined device.</text:span></text:p>
        </text:list-item>
      </text:list>
      <text:p text:style-name="P15"><text:span text:style-name="T153">All, except </text:span><text:span text:style-name="T13">IOINIT</text:span><text:span text:style-name="T153"> utilize a common structure in performing these functions.</text:span></text:p>
      <text:p text:style-name="P14"><text:span text:style-name="T140">The generated </text:span><text:span text:style-name="T5">IOCB</text:span><text:span text:style-name="T140"> structure links the program, the input/output system and actions with the device. <text:s/>Because the </text:span><text:span text:style-name="T5">ENADEV</text:span><text:span text:style-name="T80">, </text:span><text:span text:style-name="T13">RAWAIT</text:span><text:span text:style-name="T81">, </text:span><text:span text:style-name="T140">and </text:span><text:span text:style-name="T5">RAWIO</text:span><text:span text:style-name="T140"> macros are strictly driven through the IOCB a single use of the these two macros can be used for all devices and all input/output operations by simply addressing a different IOCB before executing the inline instructions. <text:s/>This is intended to allow these three macro to be placed in a subroutine and reused by the program.</text:span></text:p>
      <text:p text:style-name="P22"/>
      <table:table table:name="Table21" table:style-name="Table21">
        <table:table-column table:style-name="Table21.A" table:number-columns-repeated="3"/>
        <table:table-column table:style-name="Table21.D"/>
        <table:table-header-rows>
          <table:table-row>
            <table:table-cell table:style-name="Table21.A1" office:value-type="string">
              <text:p text:style-name="P133">Definition</text:p>
            </table:table-cell>
            <table:table-cell table:style-name="Table21.A1" office:value-type="string">
              <text:p text:style-name="P133">Creation</text:p>
            </table:table-cell>
            <table:table-cell table:style-name="Table21.A1" office:value-type="string">
              <text:p text:style-name="P133">Init/Term</text:p>
            </table:table-cell>
            <table:table-cell table:style-name="Table21.D1" office:value-type="string">
              <text:p text:style-name="P132">Process</text:p>
            </table:table-cell>
          </table:table-row>
        </table:table-header-rows>
        <table:table-row>
          <table:table-cell table:style-name="Table21.A2" office:value-type="string">
            <text:p text:style-name="P76">IOCBDS</text:p>
          </table:table-cell>
          <table:table-cell table:style-name="Table21.A2" office:value-type="string">
            <text:p text:style-name="P76">IOCB</text:p>
          </table:table-cell>
          <table:table-cell table:style-name="Table21.C2" office:value-type="string">
            <text:p text:style-name="P74"><text:span text:style-name="T71">Init</text:span><text:span text:style-name="T69">: </text:span><text:span text:style-name="T141">IOINIT</text:span></text:p>
            <text:p text:style-name="P74"><text:span text:style-name="T72">Init: </text:span><text:span text:style-name="T141">ENADEV</text:span></text:p>
          </table:table-cell>
          <table:table-cell table:style-name="Table21.D2" office:value-type="string">
            <text:p text:style-name="P75"><text:span text:style-name="T73">M: </text:span><text:span text:style-name="T9">IOTR</text:span><text:span text:style-name="T11">FR</text:span></text:p>
            <text:p text:style-name="P74"><text:span text:style-name="T70">M: </text:span><text:span text:style-name="T141">RAWIO</text:span></text:p>
            <text:p text:style-name="P96"><text:span text:style-name="T144">M: </text:span><text:span text:style-name="T8">RAWAIT</text:span></text:p>
          </table:table-cell>
        </table:table-row>
      </table:table>
      <text:p text:style-name="P143"/>
      <text:p text:style-name="P24"><text:span text:style-name="T147">All of the macros, with the exception of </text:span><text:span text:style-name="T11">IOCBDS</text:span><text:span text:style-name="T147">, are dependent upon the current architecture level implied by the current </text:span><text:span text:style-name="T11">XMODE</text:span><text:span text:style-name="T231"> </text:span><text:span text:style-name="T11">PSW</text:span><text:span text:style-name="T147"> setting. <text:s/>The architecture level is used to determine which I/O architecture scheme is in use. <text:s/>Channel command words can utilize either of two formats. <text:s/>Only the </text:span><text:span text:style-name="T11">IOTRFR</text:span><text:span text:style-name="T147"> macro is sensitive to the CCW format specified by the </text:span><text:span text:style-name="T11">XMODE CCW</text:span><text:span text:style-name="T147"> setting.</text:span></text:p>
      <text:h text:style-name="Heading_20_2" text:outline-level="2"><text:bookmark-start text:name="__RefHeading__8775_2077941554"/>IOCB Structure<text:bookmark-end text:name="__RefHeading__8775_2077941554"/></text:h>
      <text:p text:style-name="P25"><text:span text:style-name="T148">The IOCB structure links all of the macros (with the exception of the </text:span><text:span text:style-name="T12">IOINIT</text:span><text:span text:style-name="T148"> macro) to the program and each other. <text:s/>The IOCB is the mechanism by which a SATK program and the input/output related macros communicate with each other and attached devices. <text:s/>The IOCB also normalizes the differences between the two input/output architectures. <text:s/>The </text:span><text:span text:style-name="T12">IOCBDS</text:span><text:span text:style-name="T148"> macro identifies certain fields within the structure as read-only. <text:s/>The program should not alter these fields. <text:s/>They are critical to the operation of the macros.</text:span></text:p>
      <text:p text:style-name="P25"><text:span text:style-name="T148">The two input/output architectures both depend upon assigned storage areas and the use of </text:span><text:soft-page-break/><text:span text:style-name="T148">channel-command words for communication with a device performing an input/output operations. <text:s/>Each uses a similar, although not identical, structure for communicating the results of an operation. <text:s/>Locating this information differs, but its location is made transparent to the SATK program through use of the IOCB structure.</text:span></text:p>
      <text:p text:style-name="P54">The channel subsystem specific structures are not inherently part of the IOCB structure, although the IOCB macro can as a convenience create the Operation-Request Block (ORB) and reserve space for the transient needs of the program for access Subchannel-Information Block (SCHIB) and Interrupt-Response Block (IRB) access. <text:s/>Even when the IOCB provides these structures, they are external to the IOCB structure. <text:s/>The addresses for each are used by the I/O macros as if the structures were created separate from the IOCB. <text:s/>Whether a field is read-only or not, the information within the IOCB structure is shared between the I/O macros and the program.</text:p>
      <text:p text:style-name="P26"><text:span text:style-name="T149">The IOCB structure is assembled by the </text:span><text:span text:style-name="T14">IOCB</text:span><text:span text:style-name="T149"> macro and defined by the </text:span><text:span text:style-name="T14">IOCBDS</text:span><text:span text:style-name="T149"> macro. <text:s/>All fields may be examined by the program, but only specific fields should be modified by the program. <text:s/>These fields are identified by an '</text:span><text:span text:style-name="T14">X</text:span><text:span text:style-name="T149">' in the IOCB dummy section created by </text:span><text:span text:style-name="T14">IOCBDS</text:span><text:span text:style-name="T149">. <text:s/>Intentionally the IOCB structure may be completely specified during assembly or completely created during program execution or some combination. <text:s/>Regardless of the creation, each device using the I/O macros described in this section requires an IOCB structure.</text:span></text:p>
      <text:p text:style-name="P56">The IOCB is utilized for multiple purposes related to the input/output system. <text:s/>Some fields are expected to be modified by the program as needed. These</text:p>
      <text:list xml:id="list3086073959916830599" text:style-name="L18">
        <text:list-item>
          <text:p text:style-name="P211"><text:span text:style-name="T150">Provide the logical identification of the corresponding device or subchannel as known by the program, field </text:span><text:span text:style-name="T17">IOCBDEV</text:span><text:span text:style-name="T76">;</text:span></text:p>
        </text:list-item>
        <text:list-item>
          <text:p text:style-name="P211"><text:span text:style-name="T149">Identify the input/output operations to be performed, fields </text:span><text:span text:style-name="T17">IOCBCAW</text:span><text:span text:style-name="T149"> or </text:span><text:span text:style-name="T17">IOCBORB</text:span><text:span text:style-name="T75">;</text:span></text:p>
        </text:list-item>
        <text:list-item>
          <text:p text:style-name="P211"><text:span text:style-name="T152">Specify conditions related to the device or subchannel operation representing errors, of special significance or completely ignored, fields </text:span><text:span text:style-name="T18">IOCBUM</text:span><text:span text:style-name="T151">, </text:span><text:span text:style-name="T18">IOCBCM</text:span><text:span text:style-name="T151">, and </text:span><text:span text:style-name="T18">IOCBWAIT</text:span><text:span text:style-name="T77">;</text:span><text:span text:style-name="T151"> and</text:span></text:p>
        </text:list-item>
        <text:list-item>
          <text:p text:style-name="P211"><text:span text:style-name="T150">Locate structures required by the channel subsystem used by the </text:span><text:span text:style-name="T19">ENADEV</text:span><text:span text:style-name="T152">, </text:span><text:span text:style-name="T15">RAWIO</text:span><text:span text:style-name="T150"> or </text:span><text:span text:style-name="T15">RAWAIT</text:span><text:span text:style-name="T150"> macros, fields </text:span><text:span text:style-name="T18">IOCBIRB</text:span><text:span text:style-name="T151"> and </text:span><text:span text:style-name="T18">IOCBSIB</text:span><text:span text:style-name="T74">.</text:span></text:p>
        </text:list-item>
      </text:list>
      <text:p text:style-name="P36">Other fields, are expected to only be examined by the program, but not modified. <text:s/>These fields:</text:p>
      <text:list xml:id="list164335780076499" text:continue-numbering="true" text:style-name="L18">
        <text:list-item>
          <text:p text:style-name="P212"><text:span text:style-name="T150">Provide the corresponding I/O system designation for the device or subchannel when interacting with it, initialized by </text:span><text:span text:style-name="T13">ENADEV</text:span><text:span text:style-name="T149">, field </text:span><text:span text:style-name="T14">IOCBID</text:span><text:span text:style-name="T78">;</text:span></text:p>
        </text:list-item>
        <text:list-item>
          <text:p text:style-name="P213"><text:span text:style-name="T150">Normalize I/O architecture specific interruption information into the IOCB structure for examination by the </text:span><text:span text:style-name="T13">IOTRFR</text:span><text:span text:style-name="T153">, </text:span><text:span text:style-name="T15">RAWIO</text:span><text:span text:style-name="T150"> or </text:span><text:span text:style-name="T15">RAWAIT</text:span><text:span text:style-name="T150"> macros, fields </text:span><text:span text:style-name="T16">IOCBSCCW</text:span><text:span text:style-name="T150">, </text:span><text:span text:style-name="T16">IOCBSCNT</text:span><text:span text:style-name="T151">, </text:span><text:span text:style-name="T16">IOCBUS</text:span><text:span text:style-name="T151">, and, </text:span><text:span text:style-name="T16">IOCBCS</text:span><text:span text:style-name="T79">;</text:span><text:span text:style-name="T151"> and</text:span></text:p>
        </text:list-item>
        <text:list-item>
          <text:p text:style-name="P214"><text:span text:style-name="T152">Internally used by </text:span><text:span text:style-name="T16">RAWIO</text:span><text:span text:style-name="T151"> or </text:span><text:span text:style-name="T16">RAWAIT</text:span><text:span text:style-name="T151">, fields </text:span><text:span text:style-name="T13">IOCBZERO</text:span><text:span text:style-name="T153">, </text:span><text:span text:style-name="T16">IOCBUT</text:span><text:span text:style-name="T151">, </text:span><text:span text:style-name="T16">IOCBCT</text:span><text:span text:style-name="T151">, </text:span><text:span text:style-name="T16">IOCBSC</text:span><text:span text:style-name="T151">.</text:span></text:p>
        </text:list-item>
      </text:list>
      <text:p text:style-name="P27"><text:span text:style-name="T154">The following table summarizes the relationships between the various macros, the IOCB fields and the program. <text:s/>The column heading 'CH' indicates the field is used by channel-</text:span><text:soft-page-break/><text:span text:style-name="T154">based input/output system. <text:s/>The column heading 'CS' indicates that the field is used by the channel subsystem.</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header-rows>
          <table:table-row>
            <table:table-cell table:style-name="Table20.A1" office:value-type="string">
              <text:p text:style-name="P135">IOCB Field</text:p>
            </table:table-cell>
            <table:table-cell table:style-name="Table20.A1" office:value-type="string">
              <text:p text:style-name="P136">Program</text:p>
            </table:table-cell>
            <table:table-cell table:style-name="Table20.A1" office:value-type="string">
              <text:p text:style-name="P137">CH</text:p>
            </table:table-cell>
            <table:table-cell table:style-name="Table20.A1" office:value-type="string">
              <text:p text:style-name="P137">CS</text:p>
            </table:table-cell>
            <table:table-cell table:style-name="Table20.A1" office:value-type="string">
              <text:p text:style-name="P134"><text:span text:style-name="T22">IOCB</text:span><text:span text:style-name="T154"> Parm.</text:span></text:p>
            </table:table-cell>
            <table:table-cell table:style-name="Table20.A1" office:value-type="string">
              <text:p text:style-name="P131">ENADEV</text:p>
            </table:table-cell>
            <table:table-cell table:style-name="Table20.A1" office:value-type="string">
              <text:p text:style-name="P131">RAWIO</text:p>
            </table:table-cell>
            <table:table-cell table:style-name="Table20.A1" office:value-type="string">
              <text:p text:style-name="P131">IOTRFR</text:p>
            </table:table-cell>
            <table:table-cell table:style-name="Table20.I1" office:value-type="string">
              <text:p text:style-name="P131">RAWAIT</text:p>
            </table:table-cell>
          </table:table-row>
        </table:table-header-rows>
        <table:table-row>
          <table:table-cell table:style-name="Table20.A2" office:value-type="string">
            <text:p text:style-name="P77">IOCBID</text:p>
          </table:table-cell>
          <table:table-cell table:style-name="Table20.A2" office:value-type="string">
            <text:p text:style-name="P98">RO</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Table_20_Contents"/>
          </table:table-cell>
          <table:table-cell table:style-name="Table20.A2" office:value-type="string">
            <text:p text:style-name="P121">initializes</text:p>
          </table:table-cell>
          <table:table-cell table:style-name="Table20.A2" office:value-type="string">
            <text:p text:style-name="P119">input</text:p>
          </table:table-cell>
          <table:table-cell table:style-name="Table20.A2" office:value-type="string">
            <text:p text:style-name="Table_20_Contents"/>
          </table:table-cell>
          <table:table-cell table:style-name="Table20.I2" office:value-type="string">
            <text:p text:style-name="P120">input</text:p>
          </table:table-cell>
        </table:table-row>
        <table:table-row>
          <table:table-cell table:style-name="Table20.A2" office:value-type="string">
            <text:p text:style-name="P77">IOCBDEV</text:p>
          </table:table-cell>
          <table:table-cell table:style-name="Table20.A2" office:value-type="string">
            <text:p text:style-name="P98">RW</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P77">DEV</text:p>
          </table:table-cell>
          <table:table-cell table:style-name="Table20.A2" office:value-type="string">
            <text:p text:style-name="P120">inpu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77">IOCBUM</text:p>
          </table:table-cell>
          <table:table-cell table:style-name="Table20.A2" office:value-type="string">
            <text:p text:style-name="P98">RW</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P77">UERR</text:p>
          </table:table-cell>
          <table:table-cell table:style-name="Table20.A2" office:value-type="string">
            <text:p text:style-name="Table_20_Contents"/>
          </table:table-cell>
          <table:table-cell table:style-name="Table20.A2" office:value-type="string">
            <text:p text:style-name="P119">input</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77">IOCBCM</text:p>
          </table:table-cell>
          <table:table-cell table:style-name="Table20.A2" office:value-type="string">
            <text:p text:style-name="P98">RW</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P77">CERR</text:p>
          </table:table-cell>
          <table:table-cell table:style-name="Table20.A2" office:value-type="string">
            <text:p text:style-name="Table_20_Contents"/>
          </table:table-cell>
          <table:table-cell table:style-name="Table20.A2" office:value-type="string">
            <text:p text:style-name="P119">input</text:p>
          </table:table-cell>
          <table:table-cell table:style-name="Table20.A2" office:value-type="string">
            <text:p text:style-name="Table_20_Contents"/>
          </table:table-cell>
          <table:table-cell table:style-name="Table20.I2" office:value-type="string">
            <text:p text:style-name="P122"/>
          </table:table-cell>
        </table:table-row>
        <table:table-row>
          <table:table-cell table:style-name="Table20.A2" office:value-type="string">
            <text:p text:style-name="P77">IOCBUS</text:p>
          </table:table-cell>
          <table:table-cell table:style-name="Table20.A2" office:value-type="string">
            <text:p text:style-name="P98">RO</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122">updates</text:p>
          </table:table-cell>
          <table:table-cell table:style-name="Table20.A2" office:value-type="string">
            <text:p text:style-name="Table_20_Contents"/>
          </table:table-cell>
          <table:table-cell table:style-name="Table20.I2" office:value-type="string">
            <text:p text:style-name="P123">updates</text:p>
          </table:table-cell>
        </table:table-row>
        <table:table-row>
          <table:table-cell table:style-name="Table20.A2" office:value-type="string">
            <text:p text:style-name="P77">IOCBCS</text:p>
          </table:table-cell>
          <table:table-cell table:style-name="Table20.A2" office:value-type="string">
            <text:p text:style-name="P98">RO</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122">updates</text:p>
          </table:table-cell>
          <table:table-cell table:style-name="Table20.A2" office:value-type="string">
            <text:p text:style-name="Table_20_Contents"/>
          </table:table-cell>
          <table:table-cell table:style-name="Table20.I2" office:value-type="string">
            <text:p text:style-name="P123">updates</text:p>
          </table:table-cell>
        </table:table-row>
        <table:table-row>
          <table:table-cell table:style-name="Table20.A2" office:value-type="string">
            <text:p text:style-name="P78">IOCBUT</text:p>
          </table:table-cell>
          <table:table-cell table:style-name="Table20.A2" office:value-type="string">
            <text:p text:style-name="P100">RO</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123">updates</text:p>
          </table:table-cell>
          <table:table-cell table:style-name="Table20.A2" office:value-type="string">
            <text:p text:style-name="Table_20_Contents"/>
          </table:table-cell>
          <table:table-cell table:style-name="Table20.I2" office:value-type="string">
            <text:p text:style-name="P123">updates</text:p>
          </table:table-cell>
        </table:table-row>
        <table:table-row>
          <table:table-cell table:style-name="Table20.A2" office:value-type="string">
            <text:p text:style-name="P77">IOCBCT</text:p>
          </table:table-cell>
          <table:table-cell table:style-name="Table20.A2" office:value-type="string">
            <text:p text:style-name="P98">RO</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122">updates</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77">IOCBSC</text:p>
          </table:table-cell>
          <table:table-cell table:style-name="Table20.A2" office:value-type="string">
            <text:p text:style-name="P98">RO</text:p>
          </table:table-cell>
          <table:table-cell table:style-name="Table20.A2" office:value-type="string">
            <text:p text:style-name="P97"/>
          </table:table-cell>
          <table:table-cell table:style-name="Table20.A2" office:value-type="string">
            <text:p text:style-name="P99">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122">updates</text:p>
          </table:table-cell>
        </table:table-row>
        <table:table-row>
          <table:table-cell table:style-name="Table20.A2" office:value-type="string">
            <text:p text:style-name="P77">IOCBWAIT</text:p>
          </table:table-cell>
          <table:table-cell table:style-name="Table20.A2" office:value-type="string">
            <text:p text:style-name="P98">RW</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P77">WAI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120">input</text:p>
          </table:table-cell>
        </table:table-row>
        <table:table-row>
          <table:table-cell table:style-name="Table20.A2" office:value-type="string">
            <text:p text:style-name="P79">IOCBSCCW</text:p>
          </table:table-cell>
          <table:table-cell table:style-name="Table20.A2" office:value-type="string">
            <text:p text:style-name="P98">RO</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P117"/>
          </table:table-cell>
          <table:table-cell table:style-name="Table20.A2" office:value-type="string">
            <text:p text:style-name="Table_20_Contents"/>
          </table:table-cell>
          <table:table-cell table:style-name="Table20.A2" office:value-type="string">
            <text:p text:style-name="P119">updates</text:p>
          </table:table-cell>
          <table:table-cell table:style-name="Table20.A2" office:value-type="string">
            <text:p text:style-name="P119">input</text:p>
          </table:table-cell>
          <table:table-cell table:style-name="Table20.I2" office:value-type="string">
            <text:p text:style-name="P94"/>
          </table:table-cell>
        </table:table-row>
        <table:table-row>
          <table:table-cell table:style-name="Table20.A2" office:value-type="string">
            <text:p text:style-name="P79">IOCBSCNT</text:p>
          </table:table-cell>
          <table:table-cell table:style-name="Table20.A2" office:value-type="string">
            <text:p text:style-name="P98">RO</text:p>
          </table:table-cell>
          <table:table-cell table:style-name="Table20.A2" office:value-type="string">
            <text:p text:style-name="P99">X</text:p>
          </table:table-cell>
          <table:table-cell table:style-name="Table20.A2" office:value-type="string">
            <text:p text:style-name="P99">X</text:p>
          </table:table-cell>
          <table:table-cell table:style-name="Table20.A2" office:value-type="string">
            <text:p text:style-name="P117"/>
          </table:table-cell>
          <table:table-cell table:style-name="Table20.A2" office:value-type="string">
            <text:p text:style-name="Table_20_Contents"/>
          </table:table-cell>
          <table:table-cell table:style-name="Table20.A2" office:value-type="string">
            <text:p text:style-name="P119">updates</text:p>
          </table:table-cell>
          <table:table-cell table:style-name="Table20.A2" office:value-type="string">
            <text:p text:style-name="P119">input</text:p>
          </table:table-cell>
          <table:table-cell table:style-name="Table20.I2" office:value-type="string">
            <text:p text:style-name="P94"/>
          </table:table-cell>
        </table:table-row>
        <table:table-row>
          <table:table-cell table:style-name="Table20.A2" office:value-type="string">
            <text:p text:style-name="P79">IOCBCAW</text:p>
          </table:table-cell>
          <table:table-cell table:style-name="Table20.A2" office:value-type="string">
            <text:p text:style-name="P98">RW</text:p>
          </table:table-cell>
          <table:table-cell table:style-name="Table20.A2" office:value-type="string">
            <text:p text:style-name="P99">X</text:p>
          </table:table-cell>
          <table:table-cell table:style-name="Table20.A2" office:value-type="string">
            <text:p text:style-name="P101">***</text:p>
          </table:table-cell>
          <table:table-cell table:style-name="Table20.A2" office:value-type="string">
            <text:p text:style-name="P118"><text:span text:style-name="T20">CCW</text:span><text:span text:style-name="T155">, </text:span><text:span text:style-name="T21">KEY</text:span><text:span text:style-name="T82"> </text:span><text:span text:style-name="T84">*</text:span></text:p>
          </table:table-cell>
          <table:table-cell table:style-name="Table20.A2" office:value-type="string">
            <text:p text:style-name="Table_20_Contents"/>
          </table:table-cell>
          <table:table-cell table:style-name="Table20.A2" office:value-type="string">
            <text:p text:style-name="P119">input</text:p>
          </table:table-cell>
          <table:table-cell table:style-name="Table20.A2" office:value-type="string">
            <text:p text:style-name="Table_20_Contents"/>
          </table:table-cell>
          <table:table-cell table:style-name="Table20.I2" office:value-type="string">
            <text:p text:style-name="P94"/>
          </table:table-cell>
        </table:table-row>
        <table:table-row>
          <table:table-cell table:style-name="Table20.A2" office:value-type="string">
            <text:p text:style-name="P79">IOCBORB</text:p>
          </table:table-cell>
          <table:table-cell table:style-name="Table20.A2" office:value-type="string">
            <text:p text:style-name="P98">RW</text:p>
          </table:table-cell>
          <table:table-cell table:style-name="Table20.A2" office:value-type="string">
            <text:p text:style-name="P101">***</text:p>
          </table:table-cell>
          <table:table-cell table:style-name="Table20.A2" office:value-type="string">
            <text:p text:style-name="P99">X</text:p>
          </table:table-cell>
          <table:table-cell table:style-name="Table20.A2" office:value-type="string">
            <text:p text:style-name="P80">ORB</text:p>
          </table:table-cell>
          <table:table-cell table:style-name="Table20.A2" office:value-type="string">
            <text:p text:style-name="P125"/>
          </table:table-cell>
          <table:table-cell table:style-name="Table20.A2" office:value-type="string">
            <text:p text:style-name="P119">input</text:p>
          </table:table-cell>
          <table:table-cell table:style-name="Table20.A2" office:value-type="string">
            <text:p text:style-name="Table_20_Contents"/>
          </table:table-cell>
          <table:table-cell table:style-name="Table20.I2" office:value-type="string">
            <text:p text:style-name="P94"/>
          </table:table-cell>
        </table:table-row>
        <table:table-row>
          <table:table-cell table:style-name="Table20.A2" office:value-type="string">
            <text:p text:style-name="P80">IOCBIRB</text:p>
          </table:table-cell>
          <table:table-cell table:style-name="Table20.A2" office:value-type="string">
            <text:p text:style-name="P98">RW</text:p>
          </table:table-cell>
          <table:table-cell table:style-name="Table20.A2" office:value-type="string">
            <text:p text:style-name="P97"/>
          </table:table-cell>
          <table:table-cell table:style-name="Table20.A2" office:value-type="string">
            <text:p text:style-name="P99">X</text:p>
          </table:table-cell>
          <table:table-cell table:style-name="Table20.A2" office:value-type="string">
            <text:p text:style-name="P80">IRB</text:p>
          </table:table-cell>
          <table:table-cell table:style-name="Table20.A2" office:value-type="string">
            <text:p text:style-name="P125"/>
          </table:table-cell>
          <table:table-cell table:style-name="Table20.A2" office:value-type="string">
            <text:p text:style-name="P124">input **</text:p>
          </table:table-cell>
          <table:table-cell table:style-name="Table20.A2" office:value-type="string">
            <text:p text:style-name="Table_20_Contents"/>
          </table:table-cell>
          <table:table-cell table:style-name="Table20.I2" office:value-type="string">
            <text:p text:style-name="P124">input **</text:p>
          </table:table-cell>
        </table:table-row>
        <table:table-row>
          <table:table-cell table:style-name="Table20.A2" office:value-type="string">
            <text:p text:style-name="P80">IOCBSIB</text:p>
          </table:table-cell>
          <table:table-cell table:style-name="Table20.A2" office:value-type="string">
            <text:p text:style-name="P98">RW</text:p>
          </table:table-cell>
          <table:table-cell table:style-name="Table20.A2" office:value-type="string">
            <text:p text:style-name="P97"/>
          </table:table-cell>
          <table:table-cell table:style-name="Table20.A2" office:value-type="string">
            <text:p text:style-name="P99">X</text:p>
          </table:table-cell>
          <table:table-cell table:style-name="Table20.A2" office:value-type="string">
            <text:p text:style-name="P80">SCHIB</text:p>
          </table:table-cell>
          <table:table-cell table:style-name="Table20.A2" office:value-type="string">
            <text:p text:style-name="P124">input **</text:p>
          </table:table-cell>
          <table:table-cell table:style-name="Table20.A2" office:value-type="string">
            <text:p text:style-name="P126"/>
          </table:table-cell>
          <table:table-cell table:style-name="Table20.A2" office:value-type="string">
            <text:p text:style-name="Table_20_Contents"/>
          </table:table-cell>
          <table:table-cell table:style-name="Table20.I2" office:value-type="string">
            <text:p text:style-name="P95"/>
          </table:table-cell>
        </table:table-row>
      </table:table>
      <text:p text:style-name="P37"/>
      <text:p text:style-name="P28"><text:span text:style-name="T83">* </text:span><text:span text:style-name="T21">IOCB</text:span><text:span text:style-name="T156"> macro parameters </text:span><text:span text:style-name="T21">CCW</text:span><text:span text:style-name="T156">, </text:span><text:span text:style-name="T21">KEY</text:span><text:span text:style-name="T156"> and </text:span><text:span text:style-name="T21">FLAG</text:span><text:span text:style-name="T156"> are used to initialize the embedded ORB when an explicit </text:span><text:span text:style-name="T21">ORB</text:span><text:span text:style-name="T156"> parameter is omitted.</text:span></text:p>
      <text:p text:style-name="P29"><text:span text:style-name="T157">** The field is not altered by the macro. <text:s/>However, the area to which it points </text:span><text:span text:style-name="T135">is</text:span><text:span text:style-name="T157"> updated by the macro.</text:span></text:p>
      <text:p text:style-name="P30"><text:span text:style-name="T158">*** The </text:span><text:span text:style-name="T23">IOCBCAW</text:span><text:span text:style-name="T158"> and </text:span><text:span text:style-name="T23">IOCBORB</text:span><text:span text:style-name="T158"> fields overlap or correspond. <text:s/>Both fields serve to identify to the I/O system the location of the channel program constituting the initiated input/output operation depending upon the system in use. <text:s/>The </text:span><text:span text:style-name="T26">IOCBCAW</text:span><text:span text:style-name="T159"> directly locates the channel program. <text:s/>The </text:span><text:span text:style-name="T26">IOCBORB</text:span><text:span text:style-name="T159"> field indirectly locates the channel program by providing the location of the ORB that contains the explicit location.</text:span></text:p>
      <text:h text:style-name="Heading_20_2" text:outline-level="2"><text:bookmark-start text:name="__RefHeading__9631_576182456"/>Using the Input/Output Macros<text:bookmark-end text:name="__RefHeading__9631_576182456"/></text:h>
      <text:p text:style-name="P41">This section describes the steps required in a program to use the basic input/output macros. <text:s/>The following two sections give details related to the use of the macros in a specific input/output architecture.</text:p>
      <text:p text:style-name="P38"><text:soft-page-break/><text:span text:style-name="T163">The </text:span><text:span text:style-name="T30">RAWIO</text:span><text:span text:style-name="T163"> and </text:span><text:span text:style-name="T30">RAWAIT</text:span><text:span text:style-name="T163"> macros depend upon detecting a solicited or unsolicited interruption, respectively, from the targeted device. <text:s/>Interruptions from any other device are ignored and lost. <text:s/>See the input/output architecture considerations concerning the </text:span><text:span text:style-name="T31">IOINIT</text:span><text:span text:style-name="T165"> macro for details on managing interruptions.</text:span></text:p>
      <text:h text:style-name="Heading_20_3" text:outline-level="3"><text:bookmark-start text:name="__RefHeading__9633_576182456"/>Step 1 – Define the Input/Output Structures to the Assembly<text:bookmark-end text:name="__RefHeading__9633_576182456"/></text:h>
      <text:p text:style-name="P41">Assemble the input/output related dummy sections:</text:p>
      <text:list xml:id="list5777291606780881997" text:style-name="L19">
        <text:list-item>
          <text:p text:style-name="P215"><text:span text:style-name="T25">DSECT</text:span><text:span text:style-name="T164"> macro omitting the </text:span><text:span text:style-name="T25">NAME</text:span><text:span text:style-name="T164"> parameter, selecting architecture sensitive dummy sections,</text:span></text:p>
        </text:list-item>
        <text:list-item>
          <text:p text:style-name="P215"><text:span text:style-name="T25">DSECT NAME=(CH,IOCB)</text:span><text:span text:style-name="T164">, for a channel I/O system,</text:span></text:p>
        </text:list-item>
        <text:list-item>
          <text:p text:style-name="P215"><text:span text:style-name="T25">DSECT NAME=(CS,IOCB)</text:span><text:span text:style-name="T164">, for a I/O channel subsystem, or</text:span></text:p>
        </text:list-item>
        <text:list-item>
          <text:p text:style-name="P216"><text:span text:style-name="T25">DSECT NAME=IOCB</text:span><text:span text:style-name="T90">, equivalent to using </text:span><text:span text:style-name="T160">the </text:span><text:span text:style-name="T27">IOCBDS</text:span><text:span text:style-name="T160"> macro itself.</text:span></text:p>
        </text:list-item>
      </text:list>
      <text:h text:style-name="Heading_20_3" text:outline-level="3"><text:bookmark-start text:name="__RefHeading__9635_576182456"/>Step 2 – Assemble Device Definitions<text:bookmark-end text:name="__RefHeading__9635_576182456"/></text:h>
      <text:p text:style-name="P31"><text:span text:style-name="T159">Use the </text:span><text:span text:style-name="T26">IOCB</text:span><text:span text:style-name="T159"> macro to define the devices the program plans to use. <text:s/>IOCB definitions are static. <text:s/>The macros described here do not perform device discovery involving the use of the </text:span><text:span text:style-name="T26">SENSE</text:span><text:span text:style-name="T229"> </text:span><text:span text:style-name="T26">ID</text:span><text:span text:style-name="T159"> channel command. <text:s/>There is nothing stopping the program from using a dynamically altered IOCB for that purpose.</text:span></text:p>
      <text:p text:style-name="P32"><text:span text:style-name="T160">Device definitions may be placed anywhere in the assembly. <text:s/>Each macro that uses the IOCB structure expects to address the contents via a </text:span><text:span text:style-name="T27">USING</text:span><text:span text:style-name="T160"> directive for the </text:span><text:span text:style-name="T27">IOCB</text:span><text:span text:style-name="T160"> dummy section.</text:span></text:p>
      <text:p text:style-name="P41">If the channel program consists of the same input/output operations it may be assembled with the device definition.</text:p>
      <text:h text:style-name="Heading_20_3" text:outline-level="3"><text:bookmark-start text:name="__RefHeading__9637_576182456"/>Step 3 – Prepare the CPU for Input/Output Operations<text:bookmark-end text:name="__RefHeading__9637_576182456"/></text:h>
      <text:p text:style-name="P32"><text:span text:style-name="T160">Use the </text:span><text:span text:style-name="T27">IOINIT</text:span><text:span text:style-name="T160"> macro to prepare the CPU to accept interruptions from various sources. <text:s/>The </text:span><text:span text:style-name="T27">IOINIT</text:span><text:span text:style-name="T160"> macros loads the appropriate control register for this purpose. <text:s/>By default, all input/output channels or subchannels are enabled for interruption recognition by the CPU.</text:span></text:p>
      <text:h text:style-name="Heading_20_3" text:outline-level="3"><text:bookmark-start text:name="__RefHeading__9639_576182456"/>Step 4 – Enable Each Device for Input/Output Operations<text:bookmark-end text:name="__RefHeading__9639_576182456"/></text:h>
      <text:p text:style-name="P32"><text:span text:style-name="T160">For each device, use the </text:span><text:span text:style-name="T27">ENADEV</text:span><text:span text:style-name="T160"> macro to prepare the device for use. <text:s/>By incorporating the </text:span><text:span text:style-name="T27">ENADEV</text:span><text:span text:style-name="T160"> macro in a subroutine, a single use of the macro may be used for each device by simply loading the register used to address the IOCB dummy section with each IOCB's address.</text:span></text:p>
      <text:h text:style-name="Heading_20_3" text:outline-level="3"><text:bookmark-start text:name="__RefHeading__9641_576182456"/>Step 5 – Perform an Input/Output Operation<text:bookmark-end text:name="__RefHeading__9641_576182456"/></text:h>
      <text:p text:style-name="P34"><text:span text:style-name="T161">The </text:span><text:span text:style-name="T28">RAWIO</text:span><text:span text:style-name="T161"> macro initiates the execution of a channel program by a device or subchannel </text:span><text:soft-page-break/><text:span text:style-name="T161">using the IOCB structure associated with the device. <text:s/>It performs the operations and accumulated solicited interruption information for analysis of its success or failure. <text:s/>Special handling of a physical end-of-file condition (</text:span><text:span text:style-name="T28">EOF</text:span><text:span text:style-name="T161"> parameter) or need to access device sense data (</text:span><text:span text:style-name="T29">SENSE</text:span><text:span text:style-name="T162"> parameter) are provided. <text:s/>If either are used the unit exception or unit check conditions, respectively, must not be set in the </text:span><text:span text:style-name="T88">IOCB </text:span><text:span text:style-name="T22">IOCBUM</text:span><text:span text:style-name="T85"> </text:span><text:span text:style-name="T88">field or </text:span><text:span text:style-name="T30">IOCB</text:span><text:span text:style-name="T89"> macro </text:span><text:span text:style-name="T29">UERR</text:span><text:span text:style-name="T88"> parameter.</text:span></text:p>
      <text:p text:style-name="P33"><text:span text:style-name="T161">Depending upon the needs of the program the IOCB fields may be updated for the specific operation. <text:s/>Different operations with a device or subchannel may require different handling of the status indicators. <text:s/>Some may be errors in some settings but not others. <text:s/>Program alteration of the </text:span><text:span text:style-name="T22">IOCBUM</text:span><text:span text:style-name="T85"> </text:span><text:span text:style-name="T86">or </text:span><text:span text:style-name="T22">IOCBCM</text:span><text:span text:style-name="T85"> </text:span><text:span text:style-name="T86">fields may be required. <text:s/>Correspondingly, a different sequence of input/output operations may require changes to the IOCB or channel subsystem structures to utilize a different channel program by alteration of the </text:span><text:span text:style-name="T24">IOCBCAW</text:span><text:span text:style-name="T87"> </text:span><text:span text:style-name="T86">or the address of the first channel command word in the channel subsystem Operation-Request Block.</text:span></text:p>
      <text:p text:style-name="P33"><text:span text:style-name="T86">For input/output operations where the number of bytes transferred is unpredictable, the </text:span><text:span text:style-name="T28">IOTRFR</text:span><text:span text:style-name="T86"> macro calculates the number of bytes actually transferred based upon the accumulated status information in the IOCB. <text:s/>The macro assumes a successful completion of the input/output operation. <text:s/>This usually requires suppression of incorrect length indication. <text:s/>Non-default </text:span><text:span text:style-name="T28">IOCBUM</text:span><text:span text:style-name="T86">, CCW and ORB flags may be required to properly utilize the indication.</text:span></text:p>
      <text:h text:style-name="Heading_20_3" text:outline-level="3"><text:bookmark-start text:name="__RefHeading__9747_576182456"/><text:span text:style-name="T86">Step 6 – Detect </text:span><text:span text:style-name="T89">Device Attention or Other Event</text:span><text:bookmark-end text:name="__RefHeading__9747_576182456"/></text:h>
      <text:p text:style-name="P35"><text:span text:style-name="T89">Some devices utilize the attention unit status to indicate that input is available. <text:s/>This is usually the case for devices used by an operator, for example a console or graphic display unit. <text:s/>Use the </text:span><text:span text:style-name="T30">RAWAIT</text:span><text:span text:style-name="T89"> macro to perform this function. <text:s/>The macro waits for an unsolicited interruption from the device with any of the status indications set by the </text:span><text:span text:style-name="T30">IOCB</text:span><text:span text:style-name="T89"> macro </text:span><text:span text:style-name="T30">WAIT</text:span><text:span text:style-name="T89"> parameter or contained in the </text:span><text:span text:style-name="T22">IOCBWAIT</text:span><text:span text:style-name="T85"> </text:span><text:span text:style-name="T89">IOCB field at the time the </text:span><text:span text:style-name="T30">RAWAIT</text:span><text:span text:style-name="T89"> macro is executed by the program.</text:span></text:p>
      <text:p text:style-name="P35"><text:span text:style-name="T89">By default, the </text:span><text:span text:style-name="T30">IOCB</text:span><text:span text:style-name="T89"> </text:span><text:span text:style-name="T30">WAIT</text:span><text:span text:style-name="T89"> parameter sets the attention status.</text:span></text:p>
      <text:h text:style-name="Heading_20_2" text:outline-level="2"><text:bookmark-start text:name="__RefHeading__9898_1000022484"/>Channel Input/Output Considerations<text:bookmark-end text:name="__RefHeading__9898_1000022484"/></text:h>
      <text:p text:style-name="P42"><text:span text:style-name="T93">No special considerations exist for use of the </text:span><text:span text:style-name="T35">IOCBDS</text:span><text:span text:style-name="T95">, </text:span><text:span text:style-name="T33">ENADEV</text:span><text:span text:style-name="T93">, </text:span><text:span text:style-name="T94">or</text:span><text:span text:style-name="T93"> </text:span><text:span text:style-name="T33">IOTRFR</text:span><text:span text:style-name="T93"> macros.</text:span></text:p>
      <text:h text:style-name="Heading_20_3" text:outline-level="3"><text:bookmark-start text:name="__RefHeading__10181_1000022484"/>IOCB<text:bookmark-end text:name="__RefHeading__10181_1000022484"/></text:h>
      <text:p text:style-name="P44"><text:span text:style-name="T95">The </text:span><text:span text:style-name="T36">IOCB</text:span><text:span text:style-name="T96"> positional macro parameter </text:span><text:span text:style-name="T36">DEV</text:span><text:span text:style-name="T96"> specifies a device's channel and unit address.</text:span></text:p>
      <text:p text:style-name="P5">The address assigned to channel attached device when using the Hercules emulator is the address provided in the device's configuration statement.</text:p>
      <text:h text:style-name="Heading_20_3" text:outline-level="3"><text:bookmark-start text:name="__RefHeading__9900_1000022484"/>IOINIT<text:bookmark-end text:name="__RefHeading__9900_1000022484"/></text:h>
      <text:p text:style-name="P39"><text:span text:style-name="T90">Control register 2 is loaded by the </text:span><text:span text:style-name="T25">IOINIT</text:span><text:span text:style-name="T90"> macro on System/370 or System/380 systems.</text:span></text:p>
      <text:p text:style-name="P39"><text:soft-page-break/><text:span text:style-name="T90">The CPU reset that is part of the IPL function will set all bits in control register 2 to ones. <text:s/></text:span><text:span text:style-name="T91">If all channels are to be enabled for interruptions, then </text:span><text:span text:style-name="T31">IOINIT</text:span><text:span text:style-name="T91"> is superfluous following an IPL.</text:span></text:p>
      <text:p text:style-name="P44"><text:span text:style-name="T90">System/360 systems do not support control registers and on these systems, </text:span><text:span text:style-name="T25">IOINIT</text:span><text:span text:style-name="T90"> generates no instructions.</text:span></text:p>
      <text:h text:style-name="Heading_20_4" text:outline-level="4"><text:bookmark-start text:name="__RefHeading__9902_1000022484"/>Managing I/O Interrupts <text:span text:style-name="T167">o</text:span>n System/370 <text:span text:style-name="T166">in EC mode</text:span> or System/380<text:bookmark-end text:name="__RefHeading__9902_1000022484"/></text:h>
      <text:p text:style-name="P4">To ensure interruptions are not lost though, a channel must not be enabled for interruptions if the program is not prepared to lose the interruption. <text:s/>At the level of an interruption, the CPU is unable to differentiate between solicited or unsolicited interruptions. <text:s/>If the CPU is enabled for input/output interruptions by the PSW, and an interruption occurs from a device that is on a channel that is enabled for interruptions, the CPU will accept it. <text:s/>If the channel is not enabled for interruptions, the interruption will remain pending until such time as it is enabled.</text:p>
      <text:p text:style-name="P40"><text:span text:style-name="T91">By separating a device or set of devices onto its own channel, the program can control which devices have the potential for lose. <text:s/>Devices used exclusively with </text:span><text:span text:style-name="T31">RAWIO</text:span><text:span text:style-name="T91">, can generally be safely used without concern. <text:s/>Unsolicited interruptions though can occur at any time in relationship to other operations. <text:s/>Hence devices which may require use of the </text:span><text:span text:style-name="T31">RAWAIT</text:span><text:span text:style-name="T91"> macro should be separated. <text:s/>In this setting </text:span><text:span text:style-name="T31">IOINIT</text:span><text:span text:style-name="T91"> can manage which channels can present an interrupt and which can not. <text:s/>Before issuing the </text:span><text:span text:style-name="T31">RAWAIT</text:span><text:span text:style-name="T91"> macro, </text:span><text:span text:style-name="T31">IOINIT</text:span><text:span text:style-name="T91"> can enable the channel on which the device resides and disable the others. <text:s/>Before issuing the </text:span><text:span text:style-name="T31">RAWIO</text:span><text:span text:style-name="T91"> macro, </text:span><text:span text:style-name="T31">IOINIT</text:span><text:span text:style-name="T91"> can be used to disable interruptions from these devices and enable them for the other devices used for normal operations. <text:s/>In the case of a solicited operation following the detection of an unsolicited event, no change in enabled channels is required.</text:span></text:p>
      <text:p text:style-name="P4">More advanced management of interruptions requires formal interrupt service routines.</text:p>
      <text:h text:style-name="Heading_20_4" text:outline-level="4"><text:bookmark-start text:name="__RefHeading__9904_1000022484"/>Managing I/O Interrupts on <text:span text:style-name="T166">System/370 in BC Mode</text:span><text:bookmark-end text:name="__RefHeading__9904_1000022484"/></text:h>
      <text:p text:style-name="P10">The same considerations apply to System/370 in BC mode. <text:s/>However, the use of channel masks in control register 2 only apply to channels 6 or above. <text:s/>For channels 0 through 5 inclusive the techniques described in the following section apply.</text:p>
      <text:h text:style-name="Heading_20_4" text:outline-level="4"><text:bookmark-start text:name="__RefHeading__9906_1000022484"/>Managing I/O Interrupts on System/360<text:bookmark-end text:name="__RefHeading__9906_1000022484"/></text:h>
      <text:p text:style-name="P40"><text:span text:style-name="T91">The same considerations apply to System/360 a</text:span><text:span text:style-name="T92">s</text:span><text:span text:style-name="T91"> on System/370. <text:s/>However, the “knob” that controls channel interrupts is within the PSW itself. <text:s/>The PSW enabling input/output interruptions is embedded within the </text:span><text:span text:style-name="T31">CPUWAIT</text:span><text:span text:style-name="T91"> macro used by the </text:span><text:span text:style-name="T31">RAWIO</text:span><text:span text:style-name="T91"> or </text:span><text:span text:style-name="T31">RAWAIT</text:span><text:span text:style-name="T91"> macro. <text:s/></text:span><text:span text:style-name="T92">Run-time modification of the mask within this waiting PSW is not readily available. <text:s/>In this case separate </text:span><text:span text:style-name="T32">RAWIO</text:span><text:span text:style-name="T92"> or </text:span><text:span text:style-name="T32">RAWAIT</text:span><text:span text:style-name="T92"> macros should be used with the appropriate enabling channel mask set by the </text:span><text:span text:style-name="T32">CHAN</text:span><text:span text:style-name="T92"> parameter available on the two macros.</text:span></text:p>
      <text:h text:style-name="Heading_20_3" text:outline-level="3"><text:bookmark-start text:name="__RefHeading__10183_1000022484"/>RAWIO<text:bookmark-end text:name="__RefHeading__10183_1000022484"/></text:h>
      <text:p text:style-name="P42"><text:span text:style-name="T93">Input/output operations are initiated at the device by means of a </text:span><text:span text:style-name="T33">START</text:span><text:span text:style-name="T93"> </text:span><text:span text:style-name="T33">IO</text:span><text:span text:style-name="T93"> instruction. <text:s/>The </text:span><text:soft-page-break/><text:span text:style-name="T93">CPU then waits for solicited interruptions until the accumulated status provided by the CSW indicates the channel end and device end status.</text:span></text:p>
      <text:p text:style-name="P43"><text:span text:style-name="T94">Any interruption that occurs for the target device is considered a solicited interruption by the </text:span><text:span text:style-name="T34">RAWIO</text:span><text:span text:style-name="T94"> macro. <text:s/>No mechanism exists to differentiate between solicited and unsolicited interruptions for channel attached devices. <text:s/>Only the state of the program knows which is expected.</text:span></text:p>
      <text:h text:style-name="Heading_20_3" text:outline-level="3"><text:bookmark-start text:name="__RefHeading__10185_1000022484"/>RAWAIT<text:bookmark-end text:name="__RefHeading__10185_1000022484"/></text:h>
      <text:p text:style-name="P43"><text:span text:style-name="T94">Any interruption that occurs for the target device is considered an unsolicited interruption by the </text:span><text:span text:style-name="T34">RAWAIT</text:span><text:span text:style-name="T94"> macro. No mechanism exists to differentiate between solicited and unsolicited interruptions for channel attached devices. <text:s/>Only the state of the program knows which is expected.</text:span></text:p>
      <text:p text:style-name="P6">Multiple status conditions are possible for unsolicited interruptions besides the attention unit status.</text:p>
      <text:h text:style-name="Heading_20_2" text:outline-level="2"><text:bookmark-start text:name="__RefHeading__10187_1000022484"/>Channel Subsystem Considerations<text:bookmark-end text:name="__RefHeading__10187_1000022484"/></text:h>
      <text:p text:style-name="P47"><text:span text:style-name="T93">No special considerations exist for use of the </text:span><text:span text:style-name="T35">IOCBDS</text:span><text:span text:style-name="T95"> </text:span><text:span text:style-name="T94">or</text:span><text:span text:style-name="T93"> </text:span><text:span text:style-name="T33">IOTRFR</text:span><text:span text:style-name="T93"> macros. <text:s/></text:span><text:span text:style-name="T101">While simple scenarios may not require an understanding of the roles of the channel subsystem specific structures, generally programmer familiarity will be required.</text:span></text:p>
      <text:h text:style-name="Heading_20_3" text:outline-level="3"><text:bookmark-start text:name="__RefHeading__10189_1000022484"/>IOCB<text:bookmark-end text:name="__RefHeading__10189_1000022484"/></text:h>
      <text:p text:style-name="P45"><text:span text:style-name="T95">The </text:span><text:span text:style-name="T36">IOCB</text:span><text:span text:style-name="T96"> positional parameter </text:span><text:span text:style-name="T36">DEV</text:span><text:span text:style-name="T96"> specifies a subchannel's device number. <text:s/>The device number is analogous to a channel attached device's channel and unit addresses.</text:span></text:p>
      <text:p text:style-name="P5">The subchannel device number when using the Hercules emulator is the address provided in the device's configuration statement.</text:p>
      <text:p text:style-name="P50"><text:span text:style-name="T101">The areas identified by the </text:span><text:span text:style-name="T41">SCHIB</text:span><text:span text:style-name="T101"> or </text:span><text:span text:style-name="T41">IRB</text:span><text:span text:style-name="T101"> parameters must be large enough to contain the structure that may be stored. <text:s/>For the SCHIB, this is 13 full words, 52 bytes, full word aligned. <text:s/>For the IRB this must be 24 full words, 96 bytes, full word aligned. <text:s/>It is possible for all IOCB's to share the same 96-byte area for their respective SCHIB or IRB because at any given point in time the area will be used either for only a single SCHIB (by the </text:span><text:span text:style-name="T41">ENADEV</text:span><text:span text:style-name="T101"> macro) or IRB (either the </text:span><text:span text:style-name="T41">RAWIO</text:span><text:span text:style-name="T101"> or </text:span><text:span text:style-name="T41">RAWAIT</text:span><text:span text:style-name="T101"> macro) related to one subchannel.</text:span></text:p>
      <text:h text:style-name="Heading_20_3" text:outline-level="3"><text:bookmark-start text:name="__RefHeading__10191_1000022484"/>IO<text:span text:style-name="T195">I</text:span>NIT<text:bookmark-end text:name="__RefHeading__10191_1000022484"/></text:h>
      <text:p text:style-name="P44"><text:span text:style-name="T90">Control register </text:span><text:span text:style-name="T95">6</text:span><text:span text:style-name="T90"> is loaded by the </text:span><text:span text:style-name="T25">IOINIT</text:span><text:span text:style-name="T90"> macro on </text:span><text:span text:style-name="T95">systems having a channel subsystem with a mask enabling all subchannel subclasses for interruptions. <text:s/>Control register 6 is set to all zeros by the CPU reset that occurs during the IPL function. <text:s/>Without a setting of mask bits in control register 6, no subchannel interruptions will be recognized by the CPU. <text:s/></text:span><text:span text:style-name="T35">IOINIT</text:span><text:span text:style-name="T95"> is required when a channel subsystem is in use.</text:span></text:p>
      <text:h text:style-name="Heading_20_4" text:outline-level="4"><text:bookmark-start text:name="__RefHeading__10193_1000022484"/><text:soft-page-break/>Managing Subchannel Interruptions<text:bookmark-end text:name="__RefHeading__10193_1000022484"/></text:h>
      <text:p text:style-name="P44"><text:span text:style-name="T95">The potential for interruption lose exists with channel subsystem interruptions in the same way with channel attached devices. <text:s/>Because the channel subsystem takes over responsibility for management of the channels, interruptions are managed through the concept of an interruption subclass. <text:s/>When the I/O reset associated with the IPL function occurs, all subchannels are placed in interruption subclass 0. <text:s/>Interruption subclasses are limited to eight, subclasses 0 through 7 inclusive. <text:s/>By adjusting the enabled interruption subclass in control register 6, the program can control which devices are enabled at any given time. <text:s/>By disabling an interruption subclass, all subchannel assigned to the subclass remain interruption pending until the CPU is enabled for input/output interruptions and the interruption subclass is enabled by its mask bit being set to one in control register 6. <text:s/>As with channel attached devices, the interruption mask can be manipulated by the </text:span><text:span text:style-name="T35">IOINIT</text:span><text:span text:style-name="T95"> macro.</text:span></text:p>
      <text:p text:style-name="P7">See the <text:span text:style-name="T1">ENADEV</text:span> considerations for setting a subchannel's interruption subclass.</text:p>
      <text:h text:style-name="Heading_20_3" text:outline-level="3"><text:bookmark-start text:name="__RefHeading__10195_1000022484"/>ENADEV<text:bookmark-end text:name="__RefHeading__10195_1000022484"/></text:h>
      <text:p text:style-name="P46"><text:span text:style-name="T95">The operation of </text:span><text:span text:style-name="T35">ENADEV</text:span><text:span text:style-name="T95"> on channel subsystem is more complex than for channel attached devices. <text:s/></text:span><text:span text:style-name="T97">Each subchannel in the channel subsystem is examined by using the </text:span><text:span text:style-name="T37">STORE SUBCHANNEL</text:span><text:span text:style-name="T97"> instruction until the device number, IOCB </text:span><text:span text:style-name="T37">IOCBDEV</text:span><text:span text:style-name="T97"> field, is found or until all subchannels have been examined. <text:s/>Once the subchannel with the device number is located, the </text:span><text:span text:style-name="T37">IOCBDID</text:span><text:span text:style-name="T97"> IOCB field is initialized with the subchannel's subsystem identification number. <text:s/>The subchannel itself is enabled with the channel subsystem using a </text:span><text:span text:style-name="T37">MODIFY</text:span><text:span text:style-name="T97"> </text:span><text:span text:style-name="T37">SUBCHANNEL</text:span><text:span text:style-name="T97"> instruction.</text:span></text:p>
      <text:p text:style-name="P46"><text:span text:style-name="T97">By default the subchannel will utilize an interruption subclass of zero. <text:s/>The interruption subclass can be modified when the subchannel is enabled by supplying a value in the register indetified by the </text:span><text:span text:style-name="T37">ENADEV</text:span><text:span text:style-name="T97"> </text:span><text:span text:style-name="T37">CLS</text:span><text:span text:style-name="T63">=</text:span><text:span text:style-name="T97"> parameter. <text:s/>If the </text:span><text:span text:style-name="T37">CLS</text:span><text:span text:style-name="T63">=</text:span><text:span text:style-name="T97"> parameter is omitted, the interruption subclass remains unchanged. <text:s/>See the section “Managing Subchannel Interruptions” why this may be useful.</text:span></text:p>
      <text:p text:style-name="P49"><text:span text:style-name="T100">By specifying the </text:span><text:span text:style-name="T40">CSNS=YES</text:span><text:span text:style-name="T100"> parameter, the subchannels enabled by the macro will be enabled for concurrent sense. <text:s/>Separate macros must be use to enable a mixture of some subchannels enabled for concurrent sense and some that are not.</text:span></text:p>
      <text:p text:style-name="P48"><text:span text:style-name="T99">The strategy used by the </text:span><text:span text:style-name="T39">ENADEV</text:span><text:span text:style-name="T99"> macro in locating the subchannel associated with a device number is not encouraged for many devices. <text:s/>Rather than searching the subchannels for each desired device number, it is more efficient to scan the subchannels once and repetitively scan a memory resident table containing the device numbers sought by the program until each is found or the subchannels are exhausted. <text:s/>For a small number of devices this strategy is simpler if less efficient.</text:span></text:p>
      <text:h text:style-name="Heading_20_3" text:outline-level="3"><text:bookmark-start text:name="__RefHeading__10197_1000022484"/>RAWIO<text:bookmark-end text:name="__RefHeading__10197_1000022484"/></text:h>
      <text:p text:style-name="P47"><text:span text:style-name="T93">Input/output operations are initiated at the </text:span><text:span text:style-name="T98">subchannel</text:span><text:span text:style-name="T93"> by means of a </text:span><text:span text:style-name="T33">START</text:span><text:span text:style-name="T93"> </text:span><text:span text:style-name="T38">SUBCHANNEL</text:span><text:span text:style-name="T93"> instruction. <text:s/>The CPU then waits for solicited interruptions </text:span><text:span text:style-name="T98">from the subchannel </text:span><text:span text:style-name="T93">until </text:span><text:span text:style-name="T98">primary </text:span><text:soft-page-break/><text:span text:style-name="T98">status is presented by the SCSW stored with the IRB by the </text:span><text:span text:style-name="T38">TEST</text:span><text:span text:style-name="T98"> </text:span><text:span text:style-name="T38">SUBCHANNEL</text:span><text:span text:style-name="T98"> instruction. <text:s/>Interruptions occurring subsequent to the </text:span><text:span text:style-name="T38">START</text:span><text:span text:style-name="T98"> </text:span><text:span text:style-name="T38">SUBCHANNEL</text:span><text:span text:style-name="T98"> instruction are assumed to be solicited by the </text:span><text:span text:style-name="T38">RAWIO</text:span><text:span text:style-name="T98"> macro.</text:span></text:p>
      <text:p text:style-name="P8">Depending upon the nature of the input/output operations, a program supplied Operation-Request Block, ORB, may be required. <text:s/>The ORB macro may be used to assemble the structure.</text:p>
      <text:p text:style-name="P47"><text:span text:style-name="T98">If the program elects to use different channel programs with the subchannel with which an IOCB is associated, the ORB must be updated by the program before the </text:span><text:span text:style-name="T38">RAWIO</text:span><text:span text:style-name="T98"> macro is used regardless of whether it is supplied by the program or supplied by the </text:span><text:span text:style-name="T38">RAWIO</text:span><text:span text:style-name="T98"> macro.</text:span></text:p>
      <text:p text:style-name="P50"><text:span text:style-name="T100">Use of concurrent sense is possible with the </text:span><text:span text:style-name="T40">RAWIO</text:span><text:span text:style-name="T100"> macro provided the subchannel has been enabled for it through use of the </text:span><text:span text:style-name="T40">ENADEV</text:span><text:span text:style-name="T100"> </text:span><text:span text:style-name="T40">CSNS=YES</text:span><text:span text:style-name="T100"> parameter. <text:s/>The location to which control is passed for unit check device status must be prepared to examine the </text:span><text:span text:style-name="T101">IRB, located by the IOCB </text:span><text:span text:style-name="T41">IOCBIRB</text:span><text:span text:style-name="T100"> </text:span><text:span text:style-name="T101">field,</text:span><text:span text:style-name="T100"> for concurrent sense. <text:s/>The assumption is that the sense information is available in the </text:span><text:span text:style-name="T101">stored </text:span><text:span text:style-name="T100">IRB. <text:s/></text:span><text:span text:style-name="T102">The SCSW bit 14 and the ERW bit 7 must both be one for concurrent sense information to be present in the IRB ECW. <text:s/></text:span><text:span text:style-name="T101">Detailed formats for areas other than the SCSW must be supplied by the programmer.</text:span></text:p>
      <text:h text:style-name="Heading_20_3" text:outline-level="3"><text:bookmark-start text:name="__RefHeading__10199_1000022484"/>RAWAIT<text:bookmark-end text:name="__RefHeading__10199_1000022484"/></text:h>
      <text:p text:style-name="P47"><text:span text:style-name="T98">The </text:span><text:span text:style-name="T38">RAWAIT</text:span><text:span text:style-name="T98"> macro waits for an interruption from the target subchannel. <text:s/>Any interruption from the target subchannel for which the </text:span><text:span text:style-name="T99">SCSW </text:span><text:span text:style-name="T98">device active status is present is treated as an error.</text:span></text:p>
      <text:p text:style-name="P6">Only the attention unit status condition is reflected to the program via an unsolicited interruption. <text:s/>Other status conditions present with channel attached devices are handled directly by the channel subsystem.</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1f1b010" officeooo:paragraph-rsid="01f1b010"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style:font-name="Courier New"/>
    </style:style>
    <style:style style:name="MT2"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Macro Category - <text:span text:style-name="MT1">sync</text:span></text:p>
      </style:header>
      <style:footer>
        <text:p text:style-name="MP2"><text:span text:style-name="MT2">Page </text:span><text:span text:style-name="MT2"><text:page-number text:select-page="current">31</text:page-number></text:span><text:span text:style-name="MT2"> of </text:span><text:span text:style-name="MT2"><text:page-count>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0:11:01</meta:creation-date>
    <dc:date>2017-03-25T16:43:34.326954130</dc:date>
    <meta:editing-duration>P2DT13H20M15S</meta:editing-duration>
    <meta:editing-cycles>488</meta:editing-cycles>
    <meta:generator>LibreOffice/5.0.6.3$Linux_X86_64 LibreOffice_project/00m0$Build-3</meta:generator>
    <meta:document-statistic meta:table-count="14" meta:image-count="0" meta:object-count="0" meta:page-count="31" meta:paragraph-count="718" meta:word-count="8234" meta:character-count="52810" meta:non-whitespace-character-count="44669"/>
  </office:meta>
</office:document-meta>
</file>